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ans_4.ttf" manifest:media-type="application/x-font-ttf"/>
  <manifest:file-entry manifest:full-path="Fonts/Font_Liberation_Sans_3.ttf" manifest:media-type="application/x-font-ttf"/>
  <manifest:file-entry manifest:full-path="Fonts/Font_DejaVu_Sans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2.ttf" manifest:media-type="application/x-font-ttf"/>
  <manifest:file-entry manifest:full-path="Fonts/Font_Liberation_Sans_1.ttf" manifest:media-type="application/x-font-ttf"/>
  <manifest:file-entry manifest:full-path="Fonts/Font_Liberation_San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style:style>
    <style:style style:name="P2"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3" style:family="paragraph" style:parent-style-name="ANA_20_METIN">
      <style:paragraph-properties fo:margin-left="0cm" fo:margin-right="0.3cm" fo:text-indent="1cm" style:auto-text-indent="false" style:writing-mode="lr-tb"/>
      <style:text-properties style:font-name="DejaVu Sans"/>
    </style:style>
    <style:style style:name="P4" style:family="paragraph" style:parent-style-name="ANA_20_METIN">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5" style:family="paragraph" style:parent-style-name="ANA_20_METIN">
      <style:paragraph-properties fo:margin-left="0cm" fo:margin-right="0.3cm" fo:line-height="0.564cm" fo:text-indent="1cm" style:auto-text-indent="false" style:writing-mode="lr-tb"/>
      <style:text-properties style:font-name="DejaVu Sans"/>
    </style:style>
    <style:style style:name="P6" style:family="paragraph" style:parent-style-name="ANA_20_METIN">
      <style:paragraph-properties fo:margin-left="0cm" fo:margin-right="0.3cm" fo:text-indent="1cm" style:auto-text-indent="false" fo:break-before="page" style:writing-mode="lr-tb"/>
      <style:text-properties style:font-name="DejaVu Sans"/>
    </style:style>
    <style:style style:name="P7" style:family="paragraph" style:parent-style-name="ANA_20_METIN">
      <style:paragraph-properties fo:margin-left="0cm" fo:margin-right="0.3cm" fo:line-height="0.564cm" fo:text-indent="0cm" style:auto-text-indent="false" style:writing-mode="lr-tb"/>
      <style:text-properties style:font-name="DejaVu Sans" fo:font-size="11pt" style:font-size-asian="11pt" style:font-name-complex="Times New Roman1" style:font-size-complex="11pt"/>
    </style:style>
    <style:style style:name="P8" style:family="paragraph" style:parent-style-name="ANA_20_METIN">
      <style:paragraph-properties fo:margin-left="0cm" fo:margin-right="0.3cm" fo:line-height="0.564cm" fo:text-indent="0cm" style:auto-text-indent="false" style:writing-mode="lr-tb"/>
      <style:text-properties style:font-name="DejaVu Sans"/>
    </style:style>
    <style:style style:name="P9" style:family="paragraph" style:parent-style-name="ANAMETÝN">
      <style:paragraph-properties fo:margin-left="0cm" fo:margin-right="0.3cm" fo:text-indent="1cm" style:auto-text-indent="false" style:writing-mode="lr-tb"/>
      <style:text-properties fo:font-variant="small-caps" style:font-name="DejaVu Sans" fo:font-size="11pt" fo:font-weight="bold" style:font-size-asian="11pt" style:font-weight-asian="bold" style:font-name-complex="Times New Roman1" style:font-size-complex="11pt" style:font-weight-complex="bold"/>
    </style:style>
    <style:style style:name="P10" style:family="paragraph" style:parent-style-name="ANAMETÝN">
      <style:paragraph-properties fo:margin-left="0cm" fo:margin-right="0.3cm" fo:line-height="0.564cm" fo:text-indent="1cm" style:auto-text-indent="false" style:writing-mode="lr-tb"/>
      <style:text-properties fo:font-variant="small-caps" style:font-name="DejaVu Sans" fo:font-size="11pt" fo:font-weight="bold" style:font-size-asian="11pt" style:font-weight-asian="bold" style:font-name-complex="Times New Roman1" style:font-size-complex="11pt" style:font-weight-complex="bold"/>
    </style:style>
    <style:style style:name="P11" style:family="paragraph" style:parent-style-name="ANAMETÝN">
      <style:paragraph-properties fo:margin-left="0cm" fo:margin-right="0.3cm" fo:text-indent="1cm" style:auto-text-indent="false" style:writing-mode="lr-tb"/>
      <style:text-properties fo:font-variant="small-caps" style:font-name="DejaVu Sans" fo:font-size="16pt" fo:font-weight="bold" style:font-size-asian="16pt" style:font-weight-asian="bold" style:font-name-complex="Times New Roman1" style:font-size-complex="16pt" style:font-weight-complex="bold"/>
    </style:style>
    <style:style style:name="P12" style:family="paragraph" style:parent-style-name="ANAMETÝN">
      <style:paragraph-properties fo:margin-left="0cm" fo:margin-right="0.3cm" fo:text-indent="1cm" style:auto-text-indent="false" style:writing-mode="lr-tb"/>
      <style:text-properties style:font-name="DejaVu Sans"/>
    </style:style>
    <style:style style:name="P13" style:family="paragraph" style:parent-style-name="ANAMETÝN">
      <style:paragraph-properties fo:margin-left="0cm" fo:margin-right="0.3cm" fo:text-indent="1cm" style:auto-text-indent="false" style:writing-mode="lr-tb"/>
      <style:text-properties style:font-name="DejaVu Sans" fo:font-size="11pt" style:font-size-asian="11pt" style:font-name-complex="Times New Roman1" style:font-size-complex="11pt"/>
    </style:style>
    <style:style style:name="P14" style:family="paragraph" style:parent-style-name="ANAMETÝN">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15" style:family="paragraph" style:parent-style-name="ANAMETÝN">
      <style:paragraph-properties fo:margin-left="0cm" fo:margin-right="0.3cm" fo:line-height="0.564cm" fo:text-indent="1cm" style:auto-text-indent="false" style:writing-mode="lr-tb"/>
      <style:text-properties style:font-name="DejaVu Sans" fo:font-size="11pt" fo:letter-spacing="-0.018cm" style:font-size-asian="11pt" style:font-name-complex="Times New Roman1" style:font-size-complex="11pt"/>
    </style:style>
    <style:style style:name="P16" style:family="paragraph" style:parent-style-name="ANAMETÝN">
      <style:paragraph-properties fo:margin-left="0cm" fo:margin-right="0.3cm" fo:line-height="0.564cm" fo:text-indent="1cm" style:auto-text-indent="false" style:writing-mode="lr-tb"/>
      <style:text-properties style:font-name="DejaVu Sans" fo:font-size="11pt" fo:letter-spacing="-0.009cm" style:font-size-asian="11pt" style:font-name-complex="Times New Roman1" style:font-size-complex="11pt"/>
    </style:style>
    <style:style style:name="P17" style:family="paragraph" style:parent-style-name="ANAMETÝN">
      <style:paragraph-properties fo:margin-left="0cm" fo:margin-right="0.3cm" fo:line-height="0.564cm" fo:text-indent="1cm" style:auto-text-indent="false" style:writing-mode="lr-tb"/>
      <style:text-properties style:font-name="DejaVu Sans"/>
    </style:style>
    <style:style style:name="P18" style:family="paragraph" style:parent-style-name="ANAMETÝN">
      <style:paragraph-properties fo:margin-left="0cm" fo:margin-right="0.3cm" fo:text-indent="1cm" style:auto-text-indent="false" style:writing-mode="lr-tb"/>
      <style:text-properties style:font-name="DejaVu Sans" style:font-name-complex="Times New Roman1"/>
    </style:style>
    <style:style style:name="P19" style:family="paragraph" style:parent-style-name="ANAMETÝN">
      <style:paragraph-properties fo:margin-left="0cm" fo:margin-right="0.3cm" fo:text-indent="1cm" style:auto-text-indent="false" fo:break-before="page" style:writing-mode="lr-tb"/>
      <style:text-properties style:font-name="DejaVu Sans"/>
    </style:style>
    <style:style style:name="P20" style:family="paragraph" style:parent-style-name="ANAMETÝN">
      <style:paragraph-properties fo:margin-left="0cm" fo:margin-right="0.3cm" fo:line-height="0.564cm" fo:text-indent="1cm" style:auto-text-indent="false" fo:break-before="page" style:writing-mode="lr-tb"/>
      <style:text-properties style:font-name="DejaVu Sans"/>
    </style:style>
    <style:style style:name="P21"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22"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style:font-name-complex="Times New Roman1"/>
    </style:style>
    <style:style style:name="P23" style:family="paragraph" style:parent-style-name="Ayet">
      <style:paragraph-properties fo:margin-left="0cm" fo:margin-right="0.3cm" fo:margin-top="0cm" fo:margin-bottom="0cm" loext:contextual-spacing="false" fo:text-align="center" style:justify-single-word="false" fo:text-indent="1cm" style:auto-text-indent="false" style:writing-mode="lr-tb"/>
      <style:text-properties style:font-name="DejaVu Sans"/>
    </style:style>
    <style:style style:name="P24" style:family="paragraph" style:parent-style-name="Ayet">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DejaVu Sans"/>
    </style:style>
    <style:style style:name="P25" style:family="paragraph" style:parent-style-name="BASLIK_20_3_20_ARA">
      <style:paragraph-properties fo:margin-left="0cm" fo:margin-right="0.3cm" fo:margin-top="0cm" fo:margin-bottom="0cm" loext:contextual-spacing="false" fo:line-height="0.564cm" fo:text-indent="1cm" style:auto-text-indent="false" style:writing-mode="lr-tb"/>
      <style:text-properties style:font-name="DejaVu Sans"/>
    </style:style>
    <style:style style:name="P26" style:family="paragraph" style:parent-style-name="BASLIK_20_3_20_ARA">
      <style:paragraph-properties fo:margin-left="0cm" fo:margin-right="0.3cm" fo:margin-top="0cm" fo:margin-bottom="0cm" loext:contextual-spacing="false" fo:line-height="0.564cm" fo:text-indent="1cm" style:auto-text-indent="false" style:writing-mode="lr-tb"/>
      <style:text-properties style:font-name="DejaVu Sans" style:font-name-complex="Times New Roman1"/>
    </style:style>
    <style:style style:name="P27" style:family="paragraph" style:parent-style-name="BASLIK_20_3_20_ARA">
      <style:paragraph-properties fo:margin-left="0cm" fo:margin-right="0.3cm" fo:margin-top="0cm" fo:margin-bottom="0cm" loext:contextual-spacing="false" fo:line-height="0.564cm" fo:text-indent="1cm" style:auto-text-indent="false" style:writing-mode="lr-tb"/>
      <style:text-properties style:font-name="DejaVu Sans" fo:font-size="14pt" style:font-size-asian="14pt" style:font-name-complex="Times New Roman1" style:font-size-complex="14pt"/>
    </style:style>
    <style:style style:name="P28" style:family="paragraph" style:parent-style-name="BASLIK_20_3_20_ARA">
      <style:paragraph-properties fo:margin-left="0cm" fo:margin-right="0.3cm" fo:margin-top="0cm" fo:margin-bottom="0cm" loext:contextual-spacing="false" fo:line-height="0.564cm" fo:text-indent="1cm" style:auto-text-indent="false" fo:break-before="page" style:writing-mode="lr-tb"/>
      <style:text-properties style:font-name="DejaVu Sans"/>
    </style:style>
    <style:style style:name="P29" style:family="paragraph" style:parent-style-name="BÜYÜK_20_BASLIK">
      <style:paragraph-properties fo:margin-left="0cm" fo:margin-right="0.3cm" fo:line-height="0.564cm" fo:text-align="justify" style:justify-single-word="false" fo:text-indent="1cm" style:auto-text-indent="false" style:writing-mode="lr-tb"/>
      <style:text-properties fo:font-variant="normal" fo:text-transform="none" style:font-name="DejaVu Sans" fo:font-size="11pt" fo:font-weight="normal" style:font-size-asian="11pt" style:font-weight-asian="normal" style:font-name-complex="Times New Roman1" style:font-size-complex="11pt" style:font-weight-complex="normal"/>
    </style:style>
    <style:style style:name="P30" style:family="paragraph" style:parent-style-name="BÜYÜK_20_BASLIK">
      <style:paragraph-properties fo:margin-left="0cm" fo:margin-right="0.3cm" fo:text-indent="1cm" style:auto-text-indent="false" style:writing-mode="lr-tb"/>
      <style:text-properties style:font-name="DejaVu Sans"/>
    </style:style>
    <style:style style:name="P31" style:family="paragraph" style:parent-style-name="BÜYÜK_20_BASLIK">
      <style:paragraph-properties fo:margin-left="0cm" fo:margin-right="0.3cm" fo:text-indent="1cm" style:auto-text-indent="false" style:writing-mode="lr-tb"/>
      <style:text-properties style:font-name="DejaVu Sans" fo:font-size="36pt" style:font-size-asian="36pt" style:font-name-complex="Times New Roman1" style:font-size-complex="36pt"/>
    </style:style>
    <style:style style:name="P32" style:family="paragraph" style:parent-style-name="BÜYÜK_20_BASLIK">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33" style:family="paragraph" style:parent-style-name="BÜYÜK_20_BASLIK">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34" style:family="paragraph" style:parent-style-name="BÜYÜK_20_BASLIK">
      <style:paragraph-properties fo:margin-left="0cm" fo:margin-right="0.3cm" fo:line-height="0.564cm" fo:text-align="justify" style:justify-single-word="false" fo:text-indent="1cm" style:auto-text-indent="false" style:writing-mode="lr-tb"/>
      <style:text-properties style:font-name="DejaVu Sans" fo:font-size="11pt" fo:letter-spacing="-0.044cm" style:font-size-asian="11pt" style:font-name-complex="Times New Roman1" style:font-size-complex="11pt"/>
    </style:style>
    <style:style style:name="P35" style:family="paragraph" style:parent-style-name="BÜYÜK_20_BASLIK">
      <style:paragraph-properties fo:margin-left="0cm" fo:margin-right="0.3cm" fo:line-height="0.564cm" fo:text-align="justify" style:justify-single-word="false" fo:text-indent="1cm" style:auto-text-indent="false" style:writing-mode="lr-tb"/>
      <style:text-properties style:font-name="DejaVu Sans"/>
    </style:style>
    <style:style style:name="P36" style:family="paragraph" style:parent-style-name="BÜYÜK_20_BASLIK">
      <style:paragraph-properties fo:margin-left="0cm" fo:margin-right="0.3cm" fo:line-height="0.564cm" fo:text-align="justify" style:justify-single-word="false" fo:text-indent="1cm" style:auto-text-indent="false" style:writing-mode="lr-tb">
        <style:tab-stops>
          <style:tab-stop style:position="10.5cm"/>
        </style:tab-stops>
      </style:paragraph-properties>
      <style:text-properties style:font-name="DejaVu Sans"/>
    </style:style>
    <style:style style:name="P37" style:family="paragraph" style:parent-style-name="BÜYÜK_20_BASLIK">
      <style:paragraph-properties fo:margin-left="0cm" fo:margin-right="0.3cm" fo:text-align="justify" style:justify-single-word="false" fo:text-indent="1cm" style:auto-text-indent="false" style:writing-mode="lr-tb"/>
      <style:text-properties style:font-name="DejaVu Sans"/>
    </style:style>
    <style:style style:name="P38" style:family="paragraph" style:parent-style-name="BÜYÜK_20_BASLIK">
      <style:paragraph-properties fo:margin-left="0cm" fo:margin-right="0.3cm" fo:text-indent="1cm" style:auto-text-indent="false" fo:break-before="page" style:writing-mode="lr-tb"/>
      <style:text-properties style:font-name="DejaVu Sans"/>
    </style:style>
    <style:style style:name="P39" style:family="paragraph" style:parent-style-name="BÜYÜK_20_BASLIK">
      <style:paragraph-properties fo:margin-left="0cm" fo:margin-right="0.3cm" fo:text-align="justify" style:justify-single-word="false" fo:text-indent="1cm" style:auto-text-indent="false" fo:break-before="page" style:writing-mode="lr-tb"/>
      <style:text-properties style:font-name="DejaVu Sans"/>
    </style:style>
    <style:style style:name="P40" style:family="paragraph" style:parent-style-name="BÜYÜK_20_BASLIK">
      <style:paragraph-properties fo:margin-left="1cm" fo:margin-right="0.3cm" fo:text-align="justify" style:justify-single-word="false" fo:text-indent="0cm" style:auto-text-indent="false" style:writing-mode="lr-tb"/>
      <style:text-properties style:font-name="DejaVu Sans"/>
    </style:style>
    <style:style style:name="P41" style:family="paragraph" style:parent-style-name="BÜYÜK_20_BASLIK">
      <style:paragraph-properties fo:margin-left="0cm" fo:margin-right="0.3cm" fo:text-align="justify" style:justify-single-word="false" fo:text-indent="0cm" style:auto-text-indent="false" style:writing-mode="lr-tb"/>
      <style:text-properties style:font-name="DejaVu Sans"/>
    </style:style>
    <style:style style:name="P42" style:family="paragraph" style:parent-style-name="BÜYÜK_20_BASLIK">
      <style:paragraph-properties fo:margin-left="0cm" fo:margin-right="0.3cm" fo:text-align="justify" style:justify-single-word="false" fo:text-indent="0cm" style:auto-text-indent="false" fo:break-before="page" style:writing-mode="lr-tb"/>
      <style:text-properties style:font-name="DejaVu Sans"/>
    </style:style>
    <style:style style:name="P43" style:family="paragraph" style:parent-style-name="Heading_20_1">
      <style:paragraph-properties fo:margin-left="0cm" fo:margin-right="0.3cm" fo:margin-top="0cm" fo:margin-bottom="0cm" loext:contextual-spacing="false" fo:text-indent="1cm" style:auto-text-indent="false" style:writing-mode="lr-tb">
        <style:tab-stops>
          <style:tab-stop style:position="12.383cm"/>
        </style:tab-stops>
      </style:paragraph-properties>
      <style:text-properties style:font-name="DejaVu Sans"/>
    </style:style>
    <style:style style:name="P44" style:family="paragraph" style:parent-style-name="Heading_20_1">
      <style:paragraph-properties fo:margin-left="0cm" fo:margin-right="0.3cm" fo:margin-top="0cm" fo:margin-bottom="0cm" loext:contextual-spacing="false" fo:text-indent="1cm" style:auto-text-indent="false" fo:break-before="page" style:writing-mode="lr-tb">
        <style:tab-stops>
          <style:tab-stop style:position="12.383cm"/>
        </style:tab-stops>
      </style:paragraph-properties>
      <style:text-properties style:font-name="DejaVu Sans"/>
    </style:style>
    <style:style style:name="P45" style:family="paragraph" style:parent-style-name="Standard">
      <style:paragraph-properties fo:margin-left="0cm" fo:margin-right="0.3cm" fo:line-height="0.564cm" fo:text-align="justify" style:justify-single-word="false" fo:text-indent="1cm" style:auto-text-indent="false" style:writing-mode="lr-tb"/>
      <style:text-properties fo:font-variant="small-caps" style:font-name="DejaVu Sans" fo:font-size="11pt" fo:font-weight="bold" style:font-size-asian="11pt" style:font-weight-asian="bold" style:font-name-complex="Times New Roman1" style:font-size-complex="11pt" style:font-weight-complex="bold"/>
    </style:style>
    <style:style style:name="P46"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47"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style:font-name="DejaVu Sans" fo:font-size="11pt" style:font-size-asian="11pt" style:font-name-complex="Times New Roman1" style:font-size-complex="11pt"/>
    </style:style>
    <style:style style:name="P48"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49"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50" style:family="paragraph" style:parent-style-name="Standard">
      <style:paragraph-properties fo:margin-left="0cm" fo:margin-right="0.3cm" fo:text-align="center" style:justify-single-word="false" fo:text-indent="1cm" style:auto-text-indent="false" style:writing-mode="lr-tb"/>
      <style:text-properties style:font-name="DejaVu Sans"/>
    </style:style>
    <style:style style:name="P51"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52"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53"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DejaVu Sans" fo:font-size="11pt" style:font-size-asian="11pt" style:font-name-complex="Times New Roman1" style:font-size-complex="11pt"/>
    </style:style>
    <style:style style:name="P54"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style:style>
    <style:style style:name="P55"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style:font-name="DejaVu Sans" fo:font-size="11pt" style:font-size-asian="11pt" style:font-name-complex="Times New Roman1" style:font-size-complex="11pt"/>
    </style:style>
    <style:style style:name="P56" style:family="paragraph" style:parent-style-name="Standard">
      <style:paragraph-properties fo:margin-left="0cm" fo:margin-right="0.3cm" fo:line-height="0.564cm" fo:text-align="justify" style:justify-single-word="false" fo:text-indent="0cm" style:auto-text-indent="false" style:writing-mode="lr-tb">
        <style:tab-stops>
          <style:tab-stop style:position="1.27cm"/>
        </style:tab-stops>
      </style:paragraph-properties>
      <style:text-properties style:font-name="DejaVu Sans"/>
    </style:style>
    <style:style style:name="P57" style:family="paragraph" style:parent-style-name="Title">
      <style:text-properties style:font-name="DejaVu Sans" fo:font-size="32pt" style:font-size-asian="32pt" style:font-size-complex="32pt"/>
    </style:style>
    <style:style style:name="P58" style:family="paragraph" style:parent-style-name="ara_20_baslýk">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59" style:family="paragraph" style:parent-style-name="ara_20_baslýk">
      <style:paragraph-properties fo:margin-left="0cm" fo:margin-right="0.3cm" fo:margin-top="0cm" fo:margin-bottom="0cm" loext:contextual-spacing="false" fo:line-height="0.564cm" fo:text-indent="1cm" style:auto-text-indent="false" style:writing-mode="lr-tb"/>
      <style:text-properties style:font-name="DejaVu Sans"/>
    </style:style>
    <style:style style:name="P60" style:family="paragraph" style:parent-style-name="kutuiciayet">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61" style:family="paragraph" style:parent-style-name="kutuiciayet">
      <style:paragraph-properties fo:margin-left="0cm" fo:margin-right="0.3cm" fo:line-height="0.564cm" fo:text-align="justify" style:justify-single-word="false" fo:text-indent="1cm" style:auto-text-indent="false" style:writing-mode="lr-tb"/>
      <style:text-properties style:font-name="DejaVu Sans"/>
    </style:style>
    <style:style style:name="P62" style:family="paragraph" style:parent-style-name="spot">
      <style:paragraph-properties fo:margin-left="0cm" fo:margin-right="0.3cm" fo:line-height="0.564cm" fo:text-align="center" style:justify-single-word="false" fo:text-indent="1cm" style:auto-text-indent="false" style:writing-mode="lr-tb"/>
      <style:text-properties style:font-name="DejaVu Sans"/>
    </style:style>
    <style:style style:name="T1" style:family="text">
      <style:text-properties style:font-name="Times New Roman" fo:font-size="36pt" style:font-size-asian="36pt" style:font-name-complex="Times New Roman1" style:font-size-complex="36pt"/>
    </style:style>
    <style:style style:name="T2" style:family="text">
      <style:text-properties style:font-name="Times New Roman" fo:font-size="26pt" fo:font-weight="bold" style:font-size-asian="26pt" style:font-weight-asian="bold" style:font-name-complex="Times New Roman1" style:font-size-complex="26pt" style:font-weight-complex="bold"/>
    </style:style>
    <style:style style:name="T3" style:family="text">
      <style:text-properties style:font-name="Times New Roman" fo:font-size="11pt" style:font-size-asian="11pt" style:font-name-complex="Times New Roman1" style:font-size-complex="11pt"/>
    </style:style>
    <style:style style:name="T4" style:family="text">
      <style:text-properties style:font-name="Times New Roman" fo:font-size="11pt" fo:font-weight="bold" style:font-size-asian="11pt" style:font-weight-asian="bold" style:font-name-complex="Times New Roman1" style:font-size-complex="11pt" style:font-weight-complex="bold"/>
    </style:style>
    <style:style style:name="T5" style:family="text">
      <style:text-properties style:font-name="Times New Roman" fo:font-size="11pt" style:text-underline-style="solid" style:text-underline-width="auto" style:text-underline-color="font-color" style:font-size-asian="11pt" style:font-name-complex="Times New Roman1" style:font-size-complex="11pt"/>
    </style:style>
    <style:style style:name="T6" style:family="text">
      <style:text-properties style:font-name="Times New Roman" fo:font-size="11pt" fo:font-style="italic" style:font-size-asian="11pt" style:font-style-asian="italic" style:font-name-complex="Times New Roman1" style:font-size-complex="11pt" style:font-style-complex="italic"/>
    </style:style>
    <style:style style:name="T7" style:family="text">
      <style:text-properties style:font-name="Times New Roman" fo:font-size="11pt" fo:letter-spacing="-0.009cm" style:font-size-asian="11pt" style:font-name-complex="Times New Roman1" style:font-size-complex="11pt"/>
    </style:style>
    <style:style style:name="T8" style:family="text">
      <style:text-properties style:font-name="Times New Roman" fo:font-size="11pt" fo:letter-spacing="-0.018cm" style:font-size-asian="11pt" style:font-name-complex="Times New Roman1" style:font-size-complex="11pt"/>
    </style:style>
    <style:style style:name="T9" style:family="text">
      <style:text-properties style:font-name="Times New Roman" fo:font-size="11pt" fo:font-style="normal" style:font-size-asian="11pt" style:font-style-asian="normal" style:font-name-complex="Times New Roman1" style:font-size-complex="11pt" style:font-style-complex="normal"/>
    </style:style>
    <style:style style:name="T10" style:family="text">
      <style:text-properties style:font-name="Times New Roman" fo:font-size="11pt" fo:language="tr" fo:country="TR" fo:font-weight="bold" style:font-size-asian="11pt" style:language-asian="tr" style:country-asian="TR" style:font-weight-asian="bold" style:font-name-complex="Times New Roman1" style:font-size-complex="11pt" style:font-weight-complex="bold"/>
    </style:style>
    <style:style style:name="T11" style:family="text">
      <style:text-properties style:font-name="Times New Roman" fo:font-size="18pt" fo:letter-spacing="0.097cm" fo:font-weight="bold" style:font-size-asian="18pt" style:font-weight-asian="bold" style:font-name-complex="Times New Roman1" style:font-size-complex="18pt" style:font-weight-complex="bold"/>
    </style:style>
    <style:style style:name="T12" style:family="text">
      <style:text-properties style:font-name="Times New Roman" fo:font-size="18pt" style:font-size-asian="18pt" style:font-name-complex="Times New Roman1" style:font-size-complex="18pt"/>
    </style:style>
    <style:style style:name="T13" style:family="text">
      <style:text-properties style:font-name="Times New Roman" fo:font-size="18pt" fo:letter-spacing="0.159cm" style:font-size-asian="18pt" style:font-name-complex="Times New Roman1" style:font-size-complex="18pt"/>
    </style:style>
    <style:style style:name="T14" style:family="text">
      <style:text-properties style:font-name="Times New Roman" fo:font-size="16pt" style:font-size-asian="16pt" style:font-name-complex="Times New Roman1" style:font-size-complex="16pt"/>
    </style:style>
    <style:style style:name="T15" style:family="text">
      <style:text-properties style:font-name="Times New Roman" fo:font-size="14pt" style:font-size-asian="14pt" style:font-name-complex="Times New Roman1" style:font-size-complex="14pt"/>
    </style:style>
    <style:style style:name="T16" style:family="text">
      <style:text-properties style:font-name="Times New Roman" fo:font-weight="normal" style:font-weight-asian="normal" style:font-name-complex="Times New Roman1" style:font-weight-complex="normal"/>
    </style:style>
    <style:style style:name="T17" style:family="text">
      <style:text-properties style:font-name="Times New Roman" style:font-name-complex="Times New Roman1"/>
    </style:style>
    <style:style style:name="T18" style:family="text">
      <style:text-properties fo:font-variant="normal" fo:text-transform="none" style:font-name="Times New Roman" fo:font-size="11pt" fo:font-weight="normal" style:font-size-asian="11pt" style:font-weight-asian="normal" style:font-name-complex="Times New Roman1" style:font-size-complex="11pt" style:font-weight-complex="normal"/>
    </style:style>
    <style:style style:name="T19" style:family="text">
      <style:text-properties fo:font-variant="normal" fo:text-transform="none" fo:font-size="11pt" fo:font-weight="normal" style:font-size-asian="11pt" style:font-weight-asian="normal" style:font-name-complex="Times New Roman1" style:font-size-complex="11pt" style:font-weight-complex="normal"/>
    </style:style>
    <style:style style:name="T20" style:family="text">
      <style:text-properties fo:text-transform="uppercase" style:font-name="Times New Roman" fo:font-size="18pt" fo:font-weight="bold" style:font-size-asian="18pt" style:font-weight-asian="bold" style:font-name-complex="Times New Roman1" style:font-size-complex="18pt" style:font-weight-complex="bold"/>
    </style:style>
    <style:style style:name="T21" style:family="text">
      <style:text-properties fo:text-transform="uppercase" fo:font-size="18pt" fo:font-weight="bold" style:font-size-asian="18pt" style:font-weight-asian="bold" style:font-name-complex="Times New Roman1" style:font-size-complex="18pt" style:font-weight-complex="bold"/>
    </style:style>
    <style:style style:name="T22" style:family="text">
      <style:text-properties style:text-position="27% 100%" style:font-name="Times New Roman" fo:font-size="11pt" style:font-size-asian="11pt" style:font-name-complex="Times New Roman1" style:font-size-complex="11pt"/>
    </style:style>
    <style:style style:name="T23" style:family="text">
      <style:text-properties style:text-position="27% 100%" fo:font-size="11pt" style:font-size-asian="11pt" style:font-name-complex="Times New Roman1" style:font-size-complex="11pt"/>
    </style:style>
    <style:style style:name="T24" style:family="text">
      <style:text-properties fo:font-variant="small-caps" style:font-name="Times New Roman" fo:font-size="18pt" style:font-size-asian="18pt" style:font-name-complex="Times New Roman1" style:font-size-complex="18pt"/>
    </style:style>
    <style:style style:name="T25" style:family="text">
      <style:text-properties fo:font-variant="small-caps" style:font-name="Times New Roman" fo:font-size="16pt" fo:font-weight="bold" style:font-size-asian="16pt" style:font-weight-asian="bold" style:font-name-complex="Times New Roman1" style:font-size-complex="16pt" style:font-weight-complex="bold"/>
    </style:style>
    <style:style style:name="T26" style:family="text">
      <style:text-properties fo:font-variant="small-caps" fo:font-size="18pt" style:font-size-asian="18pt" style:font-name-complex="Times New Roman1" style:font-size-complex="18pt"/>
    </style:style>
    <style:style style:name="T27" style:family="text">
      <style:text-properties fo:font-variant="small-caps" fo:font-size="16pt" fo:font-weight="bold" style:font-size-asian="16pt" style:font-weight-asian="bold" style:font-name-complex="Times New Roman1" style:font-size-complex="16pt" style:font-weight-complex="bold"/>
    </style:style>
    <style:style style:name="T28" style:family="text">
      <style:text-properties style:text-position="-18% 100%" style:font-name="Times New Roman" fo:font-size="11pt" style:font-size-asian="11pt" style:font-name-complex="Times New Roman1" style:font-size-complex="11pt"/>
    </style:style>
    <style:style style:name="T29" style:family="text">
      <style:text-properties style:text-position="-18% 100%" fo:font-size="11pt" style:font-size-asian="11pt" style:font-name-complex="Times New Roman1" style:font-size-complex="11pt"/>
    </style:style>
    <style:style style:name="T30" style:family="text">
      <style:text-properties style:text-position="18% 100%" style:font-name="Times New Roman" fo:font-size="11pt" style:font-size-asian="11pt" style:font-name-complex="Times New Roman1" style:font-size-complex="11pt"/>
    </style:style>
    <style:style style:name="T31" style:family="text">
      <style:text-properties style:text-position="18% 100%" fo:font-size="11pt" style:font-size-asian="11pt" style:font-name-complex="Times New Roman1" style:font-size-complex="11pt"/>
    </style:style>
    <style:style style:name="T32" style:family="text">
      <style:text-properties fo:font-size="26pt" fo:font-weight="bold" style:font-size-asian="26pt" style:font-weight-asian="bold" style:font-name-complex="Times New Roman1" style:font-size-complex="26pt" style:font-weight-complex="bold"/>
    </style:style>
    <style:style style:name="T33" style:family="text">
      <style:text-properties fo:font-size="11pt" style:font-size-asian="11pt" style:font-name-complex="Times New Roman1" style:font-size-complex="11pt"/>
    </style:style>
    <style:style style:name="T34" style:family="text">
      <style:text-properties fo:font-size="11pt" fo:font-weight="bold" style:font-size-asian="11pt" style:font-weight-asian="bold" style:font-name-complex="Times New Roman1" style:font-size-complex="11pt" style:font-weight-complex="bold"/>
    </style:style>
    <style:style style:name="T35" style:family="text">
      <style:text-properties fo:font-size="11pt" style:text-underline-style="solid" style:text-underline-width="auto" style:text-underline-color="font-color" style:font-size-asian="11pt" style:font-name-complex="Times New Roman1" style:font-size-complex="11pt"/>
    </style:style>
    <style:style style:name="T36" style:family="text">
      <style:text-properties fo:font-size="11pt" fo:font-style="italic" style:font-size-asian="11pt" style:font-style-asian="italic" style:font-name-complex="Times New Roman1" style:font-size-complex="11pt" style:font-style-complex="italic"/>
    </style:style>
    <style:style style:name="T37" style:family="text">
      <style:text-properties fo:font-size="11pt" fo:letter-spacing="-0.009cm" style:font-size-asian="11pt" style:font-name-complex="Times New Roman1" style:font-size-complex="11pt"/>
    </style:style>
    <style:style style:name="T38" style:family="text">
      <style:text-properties fo:font-size="11pt" fo:letter-spacing="-0.018cm" style:font-size-asian="11pt" style:font-name-complex="Times New Roman1" style:font-size-complex="11pt"/>
    </style:style>
    <style:style style:name="T39" style:family="text">
      <style:text-properties fo:font-size="11pt" fo:font-style="normal" style:font-size-asian="11pt" style:font-style-asian="normal" style:font-name-complex="Times New Roman1" style:font-size-complex="11pt" style:font-style-complex="normal"/>
    </style:style>
    <style:style style:name="T40" style:family="text">
      <style:text-properties fo:font-size="11pt" fo:language="tr" fo:country="TR" fo:font-weight="bold" style:font-size-asian="11pt" style:language-asian="tr" style:country-asian="TR" style:font-weight-asian="bold" style:font-name-complex="Times New Roman1" style:font-size-complex="11pt" style:font-weight-complex="bold"/>
    </style:style>
    <style:style style:name="T41" style:family="text">
      <style:text-properties fo:font-size="18pt" fo:letter-spacing="0.097cm" fo:font-weight="bold" style:font-size-asian="18pt" style:font-weight-asian="bold" style:font-name-complex="Times New Roman1" style:font-size-complex="18pt" style:font-weight-complex="bold"/>
    </style:style>
    <style:style style:name="T42" style:family="text">
      <style:text-properties fo:font-size="18pt" style:font-size-asian="18pt" style:font-name-complex="Times New Roman1" style:font-size-complex="18pt"/>
    </style:style>
    <style:style style:name="T43" style:family="text">
      <style:text-properties fo:font-size="18pt" fo:letter-spacing="0.159cm" style:font-size-asian="18pt" style:font-name-complex="Times New Roman1" style:font-size-complex="18pt"/>
    </style:style>
    <style:style style:name="T44" style:family="text">
      <style:text-properties fo:font-size="16pt" style:font-size-asian="16pt" style:font-name-complex="Times New Roman1" style:font-size-complex="16pt"/>
    </style:style>
    <style:style style:name="T45" style:family="text">
      <style:text-properties fo:font-size="14pt" style:font-size-asian="14pt" style:font-name-complex="Times New Roman1" style:font-size-complex="14pt"/>
    </style:style>
    <style:style style:name="T46" style:family="text">
      <style:text-properties fo:font-weight="normal" style:font-weight-asian="normal" style:font-name-complex="Times New Roman1" style:font-weight-complex="normal"/>
    </style:style>
    <style:style style:name="T47" style:family="text">
      <style:text-properties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46"/>
      <text:p text:style-name="P49"/>
      <text:p text:style-name="P46"/>
      <text:p text:style-name="P31"/>
      <text:p text:style-name="P31"/>
      <text:p text:style-name="P31"/>
      <text:p text:style-name="P57">CONSCIOUSNESS</text:p>
      <text:p text:style-name="P57">IN THE CELL</text:p>
      <text:p text:style-name="P32"/>
      <text:p text:style-name="P32"/>
      <text:p text:style-name="P32"/>
      <text:p text:style-name="P32"/>
      <text:p text:style-name="P32"/>
      <text:p text:style-name="P32"/>
      <text:p text:style-name="P32"/>
      <text:p text:style-name="P32"/>
      <text:p text:style-name="P50"><text:span text:style-name="T32">HARUN YAHYA</text:span></text:p>
      <text:p text:style-name="P51"/>
      <text:p text:style-name="P53"/>
      <text:p text:style-name="P48"/>
      <text:p text:style-name="P48"/>
      <text:p text:style-name="P48"/>
      <text:p text:style-name="P48"/>
      <text:p text:style-name="P48"/>
      <text:p text:style-name="P51"><text:span text:style-name="T33">Translated by Özlem Kaba</text:span></text:p>
      <text:p text:style-name="P51"><text:span text:style-name="T33">Edited by Tam Mossman</text:span></text:p>
      <text:p text:style-name="P48"/>
      <text:p text:style-name="P51"><text:span text:style-name="T34">February, 2006</text:span></text:p>
      <text:p text:style-name="P48"/>
      <text:p text:style-name="P51"><text:span text:style-name="T33">English Edition published in February, 2006</text:span></text:p>
      <text:p text:style-name="P48"/>
      <text:p text:style-name="P51"><text:span text:style-name="T35">Published by</text:span></text:p>
      <text:p text:style-name="P51"><text:span text:style-name="T34">GLOBALPUBLISHING</text:span></text:p>
      <text:p text:style-name="P62"><text:span text:style-name="T33">Talatpaşa Mah. Emirgazi Caddesi</text:span></text:p>
      <text:p text:style-name="P62"><text:span text:style-name="T33">Ibrahim Elmas Is Merkezi</text:span></text:p>
      <text:p text:style-name="P62"><text:span text:style-name="T33">A Blok Kat 4 Okmeydani - Istanbul</text:span></text:p>
      <text:p text:style-name="P62"><text:span text:style-name="T33">Tel: (+90 212) 222 00 88</text:span></text:p>
      <text:p text:style-name="P48"/>
      <text:p text:style-name="P51"><text:span text:style-name="T33">Printed and bound by Entegre Matbaacilik in Istanbul</text:span></text:p>
      <text:p text:style-name="P51"><text:span text:style-name="T33">Sanayi Cad. No: 17 Yenibosna-Istanbul</text:span></text:p>
      <text:p text:style-name="P51"><text:span text:style-name="T33">Phone: (+90 212) 451 70 70</text:span></text:p>
      <text:p text:style-name="P48"/>
      <text:p text:style-name="P51"><text:span text:style-name="T33">All translations from the Qur'an are from </text:span><text:span text:style-name="T36">The Noble Qur'an:</text:span></text:p>
      <text:p text:style-name="P51"><text:span text:style-name="T36">a New Rendering of its Meaning in English</text:span><text:span text:style-name="T33"> by Hajj Abdalhaqq and Aisha</text:span></text:p>
      <text:p text:style-name="P51"><text:span text:style-name="T33">Bewley, published by Bookwork, Norwich, UK. 1420 CE/1999 AH.</text:span></text:p>
      <text:p text:style-name="P48"/>
      <text:p text:style-name="P51"><text:span text:style-name="T33">Abbreviation used:</text:span></text:p>
      <text:p text:style-name="P51"><text:span text:style-name="T36">(pbuh)</text:span><text:span text:style-name="T33">: Peace be upon him (following a reference to</text:span></text:p>
      <text:p text:style-name="P51"><text:span text:style-name="T33">the prophets)</text:span></text:p>
      <text:p text:style-name="P48"/>
      <text:p text:style-name="P51"><text:span text:style-name="T34">www.harunyahya.com</text:span></text:p>
      <text:p text:style-name="P46"/>
      <text:p text:style-name="P3"/>
      <text:p text:style-name="P6"><text:span text:style-name="T41">CONTENTS</text:span></text:p>
      <text:p text:style-name="P4"/>
      <text:p text:style-name="P4"/>
      <text:p text:style-name="P36"><text:span text:style-name="T19">Introduction<text:tab/></text:span></text:p>
      <text:p text:style-name="P36"><text:span text:style-name="T19">Belief in Darwinism Requires Abandoning Logic and Wisdom<text:tab/></text:span></text:p>
      <text:p text:style-name="P36"><text:span text:style-name="T19">The Device in Your Body that Can Copy a Million Pages of Information in Twenty Minutes <text:tab/></text:span></text:p>
      <text:p text:style-name="P36"><text:span text:style-name="T19">The Perfection of DNA Contradicts the Theory of Evolution<text:tab/></text:span></text:p>
      <text:p text:style-name="P36"><text:span text:style-name="T19">The Shape of Cells Refutes The Theory of Evolution<text:tab/></text:span></text:p>
      <text:p text:style-name="P36"><text:span text:style-name="T19">How Can Cells Recognize One Another?<text:tab/></text:span></text:p>
      <text:p text:style-name="P36"><text:span text:style-name="T19">Expounding Evidence of God's Existence Can Free People from Irreligious Beliefs<text:tab/></text:span></text:p>
      <text:p text:style-name="P36"><text:span text:style-name="T19">The Oil Refinery in Our Bodies<text:tab/></text:span></text:p>
      <text:p text:style-name="P36"><text:span text:style-name="T19">The Energy of Life in Your Cells: The ATP Molecule<text:tab/></text:span></text:p>
      <text:p text:style-name="P36"><text:span text:style-name="T19">Who Manages Heavy Traffic in the Cell?<text:tab/></text:span></text:p>
      <text:p text:style-name="P36"><text:span text:style-name="T19">The Liver as a Giant Laboratory<text:tab/></text:span></text:p>
      <text:p text:style-name="P36"><text:span text:style-name="T19">Cells that Commit Suicide to Keep the Body from Harm <text:tab/></text:span></text:p>
      <text:p text:style-name="P36"><text:span text:style-name="T19">Bacteria-Destroying Machines in the Liver <text:tab/></text:span></text:p>
      <text:p text:style-name="P36"><text:span text:style-name="T19">You Are Never in Control of Your Breath, Because Some of Your Cells Control It for You <text:tab/></text:span></text:p>
      <text:p text:style-name="P36"><text:span text:style-name="T19">Your Cells Can Do What You Cannot <text:tab/></text:span></text:p>
      <text:p text:style-name="P36"><text:span text:style-name="T19">Your Life Continues Because of the Conscious Division of Labor of Your Cells <text:tab/></text:span></text:p>
      <text:p text:style-name="P36"><text:span text:style-name="T19">For Events to Take Place in Your Cells, Knowledge Is Required<text:tab/></text:span></text:p>
      <text:p text:style-name="P36"><text:span text:style-name="T19">When You Eat Sugar, a Giant Factory Goes to Work in Your Body<text:tab/></text:span></text:p>
      <text:p text:style-name="P36"><text:span text:style-name="T19">Clear Proof of Creation: Kidneys that Distinguish Between Glucose, Protein and Sodium<text:tab/></text:span></text:p>
      <text:p text:style-name="P36"><text:span text:style-name="T19"><text:s/>What Goes on in Your Body When Your Blood Pressure Drops?<text:tab/></text:span></text:p>
      <text:p text:style-name="P36"><text:span text:style-name="T19">The Consciousness of the Circulatory System<text:tab/></text:span></text:p>
      <text:p text:style-name="P36"><text:span text:style-name="T19">Nitric Oxide: The Miracle Molecule that Dılates Blood Vessels<text:tab/></text:span></text:p>
      <text:p text:style-name="P36"><text:span text:style-name="T19">To Prove Darwinism's Absurdity, Only One Example Is Sufficient<text:tab/></text:span></text:p>
      <text:p text:style-name="P36"><text:span text:style-name="T19">Every Single Protein in Your Body Possesses Faultless Design and Vital Duties<text:tab/></text:span></text:p>
      <text:p text:style-name="P36"><text:span text:style-name="T19">Enzymes that Identify Mistakes<text:tab/></text:span></text:p>
      <text:p text:style-name="P36"><text:span text:style-name="T19">Belief in Darwinism Is as Logical as Belief in a Fairy Tale <text:tab/></text:span></text:p>
      <text:p text:style-name="P36"><text:span text:style-name="T19">Enzymes Possessing Consciousness, Knowledge and Skill<text:tab/></text:span></text:p>
      <text:p text:style-name="P36"><text:span text:style-name="T19">Skillful Planning and Production Carried Out by Bone Cells<text:tab/></text:span></text:p>
      <text:p text:style-name="P36"><text:span text:style-name="T19">The Wonderful Harmony in Creation Refutes Darwinism<text:tab/></text:span></text:p>
      <text:p text:style-name="P36"><text:span text:style-name="T19">Hemoglobin—The Blood's Oxygen Hunter<text:tab/></text:span></text:p>
      <text:p text:style-name="P36"><text:span text:style-name="T19">Tiny Hairs of the Respiratory System Faultlessly Determine Direction<text:tab/></text:span></text:p>
      <text:p text:style-name="P36"><text:span text:style-name="T19">What You Are About to Read Is Going on in Your Body, This Very Moment<text:tab/></text:span></text:p>
      <text:p text:style-name="P36"><text:span text:style-name="T19">Lysosome Enzymes at the Service of the Body<text:tab/></text:span></text:p>
      <text:p text:style-name="P36"><text:soft-page-break/><text:span text:style-name="T19">How Great a Miracle It Is to Breathe!<text:tab/></text:span></text:p>
      <text:p text:style-name="P36"><text:span text:style-name="T19">The Communication Network between Cells<text:tab/></text:span></text:p>
      <text:p text:style-name="P36"><text:span text:style-name="T19">The Source of Labor Pains and Breast Milk: a Hormone Produced in the Brain<text:tab/></text:span></text:p>
      <text:p text:style-name="P36"><text:span text:style-name="T19">What if You Never Felt Thirst?<text:tab/></text:span></text:p>
      <text:p text:style-name="P36"><text:span text:style-name="T19">Hormones—Molecules that Can Distinguish between the Sexes<text:tab/></text:span></text:p>
      <text:p text:style-name="P36"><text:span text:style-name="T19">Can the Power behind a Cell's Conscious Actions Belong to a Hormone Unaware of Its Own Existence?</text:span></text:p>
      <text:p text:style-name="P36"><text:span text:style-name="T19">No Formula Can Come About by Itself, by Coincidence<text:tab/></text:span></text:p>
      <text:p text:style-name="P36"><text:span text:style-name="T19">Can Your Kidneys Possess Medical Knowledge?<text:tab/></text:span></text:p>
      <text:p text:style-name="P36"><text:span text:style-name="T19">The Hormones that Refute Darwinism<text:tab/></text:span></text:p>
      <text:p text:style-name="P36"><text:span text:style-name="T19">The Lungs Have Their Own Emergency Defense Unit<text:tab/></text:span></text:p>
      <text:p text:style-name="P36"><text:span text:style-name="T19">Were It not for Enzymes, It Would Take You 40,000 Years to Read This!<text:tab/></text:span></text:p>
      <text:p text:style-name="P36"><text:span text:style-name="T19">Antibodies Can Fight Microbes They Have Never Encountered Before<text:tab/></text:span></text:p>
      <text:p text:style-name="P36"><text:span text:style-name="T19">Cells of the Immune System Have Been Created with Large Memories<text:tab/></text:span></text:p>
      <text:p text:style-name="P36"><text:span text:style-name="T19">In What You See—but Don't Think About—Lie Hidden Infinite Knowledge and Miracles<text:tab/></text:span></text:p>
      <text:p text:style-name="P36"><text:span text:style-name="T19">The Details of Even the Tiniest Molecule Are Enough to Destroy the Theory of Evolution<text:tab/></text:span></text:p>
      <text:p text:style-name="P36"><text:span text:style-name="T19">Your Life Depends on Something as Flimsy as a Cotton Thread<text:tab/></text:span></text:p>
      <text:p text:style-name="P36"><text:span text:style-name="T19">The World's Most Complex Network Lies in Our Brain<text:tab/></text:span></text:p>
      <text:p text:style-name="P36"><text:span text:style-name="T19">Everything You Learn Is an Example of the Splendor of God's Creation<text:tab/></text:span></text:p>
      <text:p text:style-name="P36"><text:span text:style-name="T19">The Deception of Evolution<text:tab/></text:span></text:p>
      <text:p text:style-name="P50"/>
      <text:p text:style-name="P54"><text:span text:style-name="T21">To the Reader</text:span></text:p>
      <text:p text:style-name="P46"/>
      <text:p text:style-name="P46"/>
      <text:p text:style-name="P52"><text:span text:style-name="T33">- A special chapter is assigned to the collapse of the theory of evolution because this theory constitutes the basis of all anti-spiritual philosophies. Since Darwinism rejects the fact of creation – and therefore, God'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p>
      <text:p text:style-name="P46"/>
      <text:p text:style-name="P52"><text:span text:style-name="T33">- 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46"/>
      <text:p text:style-name="P52"><text:span text:style-name="T33">- This and all the other books by the author can be read individually, or discussed in a group. Readers eager to profit from the books will find discussion very useful, letting them relate their reflections and experiences to one another. </text:span></text:p>
      <text:p text:style-name="P46"/>
      <text:p text:style-name="P52"><text:span text:style-name="T33">- 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46"/>
      <text:p text:style-name="P52"><text:span text:style-name="T33">- We hope the reader will look through the reviews of his other books at the back of this book. His rich source material on faith-related issues is very useful, and a pleasure to read. </text:span></text:p>
      <text:p text:style-name="P46"/>
      <text:p text:style-name="P52"><text:span text:style-name="T33">- 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46"/>
      <text:p text:style-name="P46"/>
      <text:h text:style-name="P43" text:outline-level="1"><text:soft-page-break/></text:h>
      <text:h text:style-name="P44" text:outline-level="1"><text:span text:style-name="T42">About the Author</text:span></text:h>
      <text:p text:style-name="P46"/>
      <text:p text:style-name="P46"/>
      <text:p text:style-name="P52"><text:span text:style-name="T33">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52"><text:span text:style-name="T33">Harun Yahya's works, translated into 41 different languages, constitute a collection for a total of more than 45,000 pages with 30,000 illustrations.</text:span></text:p>
      <text:p text:style-name="P52"><text:span text:style-name="T33">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God bless him and grant him peace),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span></text:p>
      <text:p text:style-name="P52"><text:span text:style-name="T33">All of Harun Yahya's works share one single goal: to convey the Qur'an's message, encourage readers to consider basic faith-related issues such as God's existence and unity and the Hereafter; and to expose godless systems' feeble foundations and perverted ideologies. </text:span></text:p>
      <text:p text:style-name="P52"><text:span text:style-name="T33">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52"><text:span text:style-name="T33">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text:span><text:soft-page-break/><text:span text:style-name="T33">movements of denial are now ideologically defeated, thanks to the books written by Harun Yahya. </text:span></text:p>
      <text:p text:style-name="P52"><text:span text:style-name="T33">This is no doubt a result of the Qur'an's wisdom and lucidity. The author modestly intends to serve as a means in humanity's search for God's right path. No material gain is sought in the publication of these works.</text:span></text:p>
      <text:p text:style-name="P52"><text:span text:style-name="T33">Those who encourage others to read these books, to open their minds and hearts and guide them to become more devoted servants of God, render an invaluable service. </text:span></text:p>
      <text:p text:style-name="P52"><text:span text:style-name="T33">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52"><text:span text:style-name="T3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52"><text:span text:style-name="T33">In this effort, the books of Harun Yahya assume a leading role. By the will of God, these books will be a means through which people in the twenty-first century will attain the peace, justice, and happiness promised in the Qur'an.</text:span></text:p>
      <text:p text:style-name="P46"/>
      <text:p text:style-name="P46"/>
      <text:p text:style-name="P46"/>
      <text:p text:style-name="P46"/>
      <text:p text:style-name="P46"/>
      <text:p text:style-name="P33"/>
      <text:p text:style-name="P37"/>
      <text:p text:style-name="P39"><text:span text:style-name="T42">Introduction</text:span></text:p>
      <text:p text:style-name="P46"/>
      <text:p text:style-name="P46"/>
      <text:p text:style-name="P5"><text:span text:style-name="T33">The theory of evolution was put forward by the naturalist Charles Darwin in the middle of the 19th century, when the level of science and technology was rather primitive, compared with today's. Nineteenth-century scientists worked in relatively simple laboratories. With the very unsophisticated equipment available to them, scientists couldn't even see bacteria. Moreover, they were still under the influence of many false beliefs left over from the Middle Ages. </text:span></text:p>
      <text:p text:style-name="P5"><text:span text:style-name="T33">One of these misconceptions was that living organisms had a fundamentally simple structure—a belief that can be traced back to the ancient Greek philosopher Aristotle, who wrote that life could come about spontaneously and coincidentally, as a result of inorganic matter assembling itself in a moist environment.</text:span></text:p>
      <text:p text:style-name="P5"><text:span text:style-name="T33">In developing his theory, Darwin drew on the assumption that living things had only a simple structure. Other biologists who later adopted and defended Darwin's theory shared this same belief. For example, from the view of cells that 19th century microscopes provided, Ernst Haeckel, Darwin's greatest supporter in Germany, believed that a cell was a "simple little lump of albuminous combination of carbon," not much different from a piece of microscopic jello. (John Farley, </text:span><text:span text:style-name="T36">The Spontaneous Generation Controversy from Descartes to Oparin</text:span><text:span text:style-name="T33">, 2nd ed., Baltimore:The Johns Hopkins University Press, 1979, p. 73) </text:span></text:p>
      <text:p text:style-name="P5"><text:span text:style-name="T33">The theory of evolution was based upon this and other similar presumptions. Authors of the theory like Haeckel, Darwin, and Huxley believed that because life was made up of very simple structures, it could come about by itself, randomly. But they were wrong, of course.</text:span></text:p>
      <text:p text:style-name="P5"><text:span text:style-name="T33">During the past 150 years, from Victorian times until now, both science and technology have made enormous strides. Scientists have discovered the real structure of what Haeckel described as being a "simple little lump." They have been amazed to see that the cell is not remotely as simple as was once believed, but contains a number of unimaginably complex systems that could never have been conceived of, much less understood, in Darwin's day. </text:span></text:p>
      <text:p text:style-name="P5"><text:span text:style-name="T33">In explaining the structure of the cell, Professor Michael Denton, the famous molecular biologist, makes this analogy:</text:span></text:p>
      <text:p text:style-name="P1"><text:span text:style-name="T33">To grasp the reality of life as it has been revealed by molecular biology, we must magnify a cell a thousand million times until it is twenty kilometers in diameter and resembles a giant airship large enough to cover a great city like London or New York. What we would then see would be an object of unparalleled complexity and adaptive design. On the surface of the cell we would see millions of openings, like the port holes of a vast space ship, opening and closing to allow a continual stream of materials to flow in </text:span><text:soft-page-break/><text:span text:style-name="T33">and out. If we were to enter one of these openings we would find ourselves in a world of supreme technology and bewildering complexity... (Michael Denton, </text:span><text:span text:style-name="T36">Evolution: A Theory in Crisis</text:span><text:span text:style-name="T33">, London: Burnett Books, 1985, p. 328)</text:span></text:p>
      <text:p text:style-name="P5"><text:span text:style-name="T33">This book will introduce the miracles of creation in the living cell, a miniature masterpiece that possesses a much more complicated and wondrous system than a giant spaceship's. We will show how the organelles inside the cell, together with the enzymes, proteins and other substances that it produces, perform purposeful functions that could never be expected of them. We'll give examples of the literally trillions of cells to be found in the human body, each of which displays superhuman intelligence and wisdom. Once again, we remind ourselves how all of this cannot be merely an unconscious coincidence, but is a product of God. </text:span></text:p>
      <text:p text:style-name="P5"><text:span text:style-name="T33">Proofs of God's creation, and manifestations of His superior power, wisdom and artistry are everywhere. Wherever we turn, we come face to face with God's creations that move us to exalt Him with glorification. </text:span></text:p>
      <text:p text:style-name="P5"><text:span text:style-name="T33">One reason why this book concentrates on the cell in particular is once again to present the truth to those who deny God by claiming that life is only a result of coincidence. Living things are too complex, too infinitely detailed to have come about as the result of happenstance. It's clear that they were created by a superior Mind and Power. Also, this book aims to explain the superiority manifest in God's creation and to glorify Him thereby. </text:span></text:p>
      <text:p text:style-name="P4"/>
      <text:p text:style-name="P40"><text:line-break/><text:span text:style-name="T44">Intelligent Design, in other words Creation</text:span></text:p>
      <text:p text:style-name="P58"/>
      <text:p text:style-name="P59"><text:span text:style-name="T45">In order to create, God has no need to design </text:span></text:p>
      <text:p text:style-name="P5"><text:span text:style-name="T23">It's important that the word "design" be properly understood. That God has created a flawless design does not mean that He first made a plan and then followed it. God, the Lord of the Earth and the heavens, needs no "designs" in order to create. God is exalted above all such deficiencies. His planning and creation take place at the same instant. </text:span></text:p>
      <text:p text:style-name="P5"><text:span text:style-name="T33">Whenever God wills a thing to come about, it is enough for Him just to say, "Be!"</text:span></text:p>
      <text:p text:style-name="P21"><text:span text:style-name="T46">As verses of the Qur'an tell us:</text:span></text:p>
      <text:p text:style-name="P22"/>
      <text:p text:style-name="P21"><text:span text:style-name="T47">His command when He desires a thing is just to say to it, "Be!" and it is. (Qur'an, 36: 82)</text:span></text:p>
      <text:p text:style-name="P22"/>
      <text:p text:style-name="P21"><text:span text:style-name="T47">[God is] the Originator of the heavens and Earth. When He decides on something, He just says to it, "Be!" and it is. (Qur'an, 2: 117)</text:span></text:p>
      <text:p text:style-name="P23"/>
      <text:p text:style-name="P24"><text:span text:style-name="T26">Belief in Darwinism Requires Abandoning </text:span></text:p>
      <text:p text:style-name="P23"><text:span text:style-name="T26">Logic and Wisdom</text:span></text:p>
      <text:p text:style-name="P14"/>
      <text:p text:style-name="P14"/>
      <text:p text:style-name="P17"><text:span text:style-name="T33">All of the cells in your body multiply by division. During this process, the DNA in the cell's nucleus needs to be copied too. The process of DNA replication takes place without fault, in a regular, most organized and disciplined way that strikes awe in attentive observers.</text:span></text:p>
      <text:p text:style-name="P17"><text:span text:style-name="T33">The DNA molecule, containing a miniaturized data bank of three billion letters, is like a ladder that has twisted around itself to form a helix. At the beginning of replication, the enzyme DNA helicase first approaches the DNA molecule and starts to unwind the helix, just as in the opening of a zipper. The twin strands of DNA in the helix, formerly wound around each other, separate as a result. DNA helicase is always ready to perform its duty on time, without any fault, without becoming confused or making the slightest mistake, and without damaging the DNA in any way. </text:span></text:p>
      <text:p text:style-name="P17"><text:span text:style-name="T33">Then it's the turn of another enzyme, DNA polymerase. Its duty is to complete each unwound strand of the DNA with a second one. In order to do so, it must locate and bring the organizing information appropriate for each strand. But wait! An enzyme, made up only of atoms and molecules, cannot be expected to have any knowledge, consciousness, or mind of its own. Yet it can identify the type of information needed to complete the half-strand of DNA and then, locate the necessary components, wherever they may be in the cell, and bring them to where they're needed. During this entire process, it doesn't make the slightest mistake. It identifies, one by one, the three billion letters in order to complete the strand of DNA correctly. At the same time, another polymerase enzyme works on the DNA's other strand and completes it in the same way. And while all this is taking place, "helix stabilizing" enzymes hold apart the two strands of DNA to prevent them from winding back around each other. </text:span></text:p>
      <text:p text:style-name="P17"><text:span text:style-name="T33">During this process of DNA replication, many enzymes work with military discipline to carry out processes that require knowledge and cognition. If you were given a script containing three billion letters and were asked to type it over, you couldn't possibly copy it without making mistakes. You would certainly make at least one mistake somewhere, by skipping a line or at least, a letter or two. Yet these enzymes complete a comparable process repeatedly, without making any such errors.</text:span></text:p>
      <text:p text:style-name="P17"><text:span text:style-name="T33">Darwinists claim that all of these enzymes, the information contained in the DNA's billions of letters, the process of DNA replication, and this entire faultless organization came about as the result of a string of coincidences. Evolutionists' belief in this unbelievable—in fact, impossible—assumption is a significant mistake that needs serious consideration. The sole reason for evolutionists' blind faith in this highly illogical theory is their commitment to materialism, together with their resolve to deny the existence of God.</text:span></text:p>
      <text:p text:style-name="P12"><text:soft-page-break/></text:p>
      <text:p text:style-name="P19"><text:span text:style-name="T27">The Device in Your Body that Can Copy</text:span></text:p>
      <text:p text:style-name="P37"><text:span text:style-name="T44">a Million Pages of Information </text:span></text:p>
      <text:p text:style-name="P37"><text:span text:style-name="T44">in Twenty Minutes</text:span></text:p>
      <text:p text:style-name="P14"/>
      <text:p text:style-name="P17"><text:span text:style-name="T33">It's long been known that cells multiply by division. During this process, the DNA found in the nucleus of each cell needs to be copied for each new "daughter" cell. During this process of replication, an amazing event takes place that requires consideration. </text:span></text:p>
      <text:p text:style-name="P17"><text:span text:style-name="T33">DNA's data bank, made up of three billion letters, is able to store massive amounts of information concerning the living organism. To write down all the information contained in DNA would require an encyclopaedia of approximately 1,000 volumes, with a total of a million pages. Therefore, the replication of DNA and the copying of a million-page encyclopaedia are comparable. But do you know how long this process of DNA replication takes? </text:span></text:p>
      <text:p text:style-name="P17"><text:span text:style-name="T33">Between 20 and 80 minutes!</text:span></text:p>
      <text:p text:style-name="P17"><text:span text:style-name="T33">Now, that means that the equivalent of one million pages of writing can be copied, with no mistakes or deficiencies, in a period of less than two hours—and sometimes, under a half hour. No photocopier or any other technological device available today can complete this copying process faultlessly, in such a short period of time. And consider that no technological machines are carrying out this process, but cells that we cannot even see with the naked eye. Now ask yourself:</text:span></text:p>
      <text:p text:style-name="P17"><text:span text:style-name="T33">Who possesses the power and mind, will and knowledge to bring about this amazing organization? What realizes that the DNA must be copied when a cell divides? What brings about this replication in the fastest, most perfect way, and which allows for any mistakes to be fixed immediately?</text:span></text:p>
      <text:p text:style-name="P17"><text:span text:style-name="T33">Clearly, it's illogical and senseless to claim that this whole complex, faultless and perfect system came about as a result of coincidence. Bring together all of the atoms in the universe, under the proper conditions, and still you won't be able to create the system that carries out the replication of DNA in every living organism.</text:span></text:p>
      <text:p text:style-name="P17"><text:span text:style-name="T33">It is quite obvious that the One Who created this perfect system, Who has continued to create it for millions of years is God, the Possessor of infinite knowledge, consciousness, and power.</text:span></text:p>
      <text:p text:style-name="P14"/>
      <text:p text:style-name="P14"/>
      <text:p text:style-name="P12"><text:span text:style-name="T27">The Perfection of DNA Contradicts</text:span></text:p>
      <text:p text:style-name="P37"><text:span text:style-name="T44">the Theory of Evolution</text:span></text:p>
      <text:p text:style-name="P14"/>
      <text:p text:style-name="P17"><text:span text:style-name="T33">In one molecule of human DNA, there exists enough information to fill a million-page encyclopaedia. But the order in this information is also vitally important. Ask </text:span><text:soft-page-break/><text:span text:style-name="T33">yourself whether hundreds of letters tossed about at random could possibly come together to form a coherent news article. Could millions of these same letters arrange themselves together perfectly and appropriately as to form an entire newspaper? Can anyone claim this is all a product of blind coincidence? According to Darwinist understanding, it's possible for all these amazing events to come about coincidentally. </text:span></text:p>
      <text:p text:style-name="P17"><text:span text:style-name="T33">Darwinism thinks that it has deceived all the world's populace like little children. This ideology presents coincidence as having divine consciousness, and asserts that it somehow possesses an amazing genius and greater knowledge than all the people in the world. According to evolutionists, time is the only thing necessary for this "genius" called coincidence to shape the brains of all those humans who have lived over thousands of years. And not their brains only, but their minds, their capacity for thought, their reasoning, memory, and hundreds of other physical and spiritual attributes. If provided with matter and enough time, coincidence has the power to create people, ants, horses, giraffes, peacocks, butterflies, figs, olives, oranges, peaches, pomegranates, watermelons, tomatos, bananas, tulips, violets, strawberries, orchids, roses and hundreds of thousands of other living things you cannot even think of. Obviously this entire claim is nothing but nonsense. The Creator of all things is God.</text:span></text:p>
      <text:p text:style-name="P14"/>
      <text:p text:style-name="P14"/>
      <text:p text:style-name="P12"><text:span text:style-name="T27">The Shape of Cells Refutes </text:span></text:p>
      <text:p text:style-name="P12"><text:span text:style-name="T27">The Theory of Evolution</text:span></text:p>
      <text:p text:style-name="P33"/>
      <text:p text:style-name="P17"><text:span text:style-name="T33">There are approximately 200 different types of cells in your body, yet they differ from one another in only the slightest of ways. One of the most important differences is shape. Although nerve cells, muscle cells, and blood cells all have the same basic DNA, it is thanks to their perfect individual shapes that they function with the utmost efficiency in the region of the body where they carry out their duties. </text:span></text:p>
      <text:p text:style-name="P17"><text:span text:style-name="T33">Two examples of cells with different shapes are nerve cells and blood cells. Nerve cells have long extensions, called axons, from the spinal cord to the feet that can reach up to one meter in length in humans. This way, when stimuli pass from one cell to another, there is no time lost. The impulses pass directly to where they are going. </text:span></text:p>
      <text:p text:style-name="P17"><text:span text:style-name="T33">Red blood cells, called erythrocytes, however, contrary to nerve cells, are only about 7-8 micrometers in diameter. The very fact of their being so tiny means that they penetrate the smallest of capillaries with ease, and without getting deformed. In addition, their biconcave shape maximizes the surface area across which oxygen is exchanged for carbon dioxide. If you consider that there are millions of these cells in one cubic millimeter of blood, it won't be hard for you to estimate the massive surface area on which this exchange of gases is carried out.</text:span></text:p>
      <text:p text:style-name="P17"><text:span text:style-name="T33">Cells in the eye and ear are also specialized in regards to shape. The cochlea, inside the inner ear, contains sensory cells which have hairlike projections that produce nerve </text:span><text:soft-page-break/><text:span text:style-name="T33">impulses in response to sound vibrations in the middle ear. Somewhat similarly, light-sensitive cells of the retina in the eye have also been designed to perform their function in the best way possible. The cone cells in the retina contain many light-sensitive pigments, as well as a layer containing nerve connections. This organization gives the cone cells a very high sensitivity to light. </text:span></text:p>
      <text:p text:style-name="P17"><text:span text:style-name="T33">In the small intestine, too, there are nutrient-absorbing cells with the appropriate shape to perform their special functions. The lining of the small intestine is covered by millions of fingerlike projections called villi. On each villus are microvilli which are even tinier. The combination of these projections increases the surface area for digestion and absorption of nutrients. </text:span></text:p>
      <text:p text:style-name="P17"><text:span text:style-name="T33">Never forget that all of the billions of cells in the human body came about from the division of just one original cell, which originated from the union of sperm and egg. To think that each of these cells chose their individual shapes and then somehow assumed the shape of a body is totally illogical. This all shows clearly that cells are created in the most efficient ways to carry out their functions. That is, they are created by God, the Possessor of infinite wisdom and intelligence.</text:span></text:p>
      <text:p text:style-name="P14"/>
      <text:p text:style-name="P12"/>
      <text:p text:style-name="P19"><text:span text:style-name="T27">How Can Cells Recognize One Another?</text:span></text:p>
      <text:p text:style-name="P17"><text:span text:style-name="T33"><text:s/></text:span></text:p>
      <text:p text:style-name="P17"><text:span text:style-name="T33">In high school or at college, we've studied how human beings are formed. In its first stages, the embryo is a formless piece of tissue. But as it continues to develop, some cells form the arms, some </text:span><text:span text:style-name="T37">the inner organs, and a few are set aside for the eyes. Every cell "knows" where it must go, which organ it will form, to what degree it should multiply, and when to stop dividing. But the following extract provides another amazing fact about the embryo's development:</text:span></text:p>
      <text:p text:style-name="P1"><text:span text:style-name="T33">If we separate the cells of the embryo that belong to different organs—by decreasing the amount of calcium in the environment—and then later on, mix these cells together in a suitable environment, we find that on coming into contact once again, the cells that belong to the same organs </text:span><text:span text:style-name="T36">recognize</text:span><text:span text:style-name="T33"> each other and form distinct groups of cells that belong to the same organs. (Ahmet Noyan, </text:span><text:span text:style-name="T36">Yasamda ve Hekimlikte Fizyoloji</text:span><text:span text:style-name="T33"> (Physiology in Life and Medicine), 10th ed., Ankara:Meteksan Publications, 1998, p. 40) </text:span></text:p>
      <text:p text:style-name="P17"><text:span text:style-name="T33">That is, if cells are first separated from each other, then brought together again, the cells that make up the same organs recognize each other and reassemble themselves again.</text:span></text:p>
      <text:p text:style-name="P17"><text:span text:style-name="T33">But how can these cells, which have no brain or nervous system, no eyes or no ears, recognize each other? How do these substances, formed from some molecules with no brain or consciousness, recognize their own type of cell out of a group? How can they know that they will later unite to form an organ? What is the source of the obvious consciousness displayed by these unconscious molecules?</text:span></text:p>
      <text:p text:style-name="P17"><text:span text:style-name="T33">The source of their consciousness is God, the Lord of the worlds, Who created the whole universe out of nothing.</text:span></text:p>
      <text:p text:style-name="P14"/>
      <text:p text:style-name="P13"/>
      <text:p text:style-name="P12"><text:span text:style-name="T27">Expounding Evidence of God's Existence </text:span></text:p>
      <text:p text:style-name="P12"><text:span text:style-name="T27">Can Free People from Irreligious Beliefs</text:span></text:p>
      <text:p text:style-name="P33"/>
      <text:p text:style-name="P17"><text:span text:style-name="T33">According to the Darwinist claims, all living things result from spontaneous coincidences. But the thousands of complex systems in our bodies deny this nonsense of "coincidence." One example is the hairlike structures whose sole duty is to allow the cell to move and which, in turn, consist of thousands of minute details. </text:span></text:p>
      <text:p text:style-name="P17"><text:span text:style-name="T33">Some cells move by the use of short, microscopic structures, called cilia, that resemble eyelashes. For example, each of the stationary cells in the respiratory tract possesses hundreds of cilia. By moving together all at the same time, just like the oars on a racing scull, these structures enable the cell to move forward.</text:span></text:p>
      <text:p text:style-name="P17"><text:span text:style-name="T33">When a cross section of a cilium is cut, it can be seen to be very organized and made up of a ring of nine doublet microtubules around the periphery and two singlet microtubules in the middle. </text:span></text:p>
      <text:p text:style-name="P17"><text:soft-page-break/><text:span text:style-name="T33">Each of the doublet microtubules has a ring with 13 microfilaments and another one with 11 microfilaments. </text:span></text:p>
      <text:p text:style-name="P17"><text:span text:style-name="T33">The microtubules are made of a protein called "tubulin."</text:span></text:p>
      <text:p text:style-name="P17"><text:span text:style-name="T33">The microtubules also have two extensions, an outer arm and an inner arm, both made of a protein called "dynein." This protein's function is to act as a motor for the cilia and provide mechanical strength.</text:span></text:p>
      <text:p text:style-name="P17"><text:span text:style-name="T33">Molecules making up the tubulin protein virtually line up together like bricks to form cylindrical structures. However, the organization of the tubulin molecules is much more complex than the laying of bricks.</text:span></text:p>
      <text:p text:style-name="P17"><text:span text:style-name="T33">There are ten short extensions on the top and ten cavities on the bottom of each tubulin. These cavities and extensions have been created to fit snugly inside each other, thus creating a very sound structure. Even the slightest defect in the very special design of these cavities or extensions will result in damage to the cell.</text:span></text:p>
      <text:p text:style-name="P17"><text:span text:style-name="T33">All these components that we've summarized briefly and simply compose just one single cilium; and its sole aim is to move just that one cell, out of the trillions of cells in your body. Such an extensive system exists in every cell of the respiratory system of everyone who has ever lived and of every person alive today. Moreover, this complex system made up of many different parts is the substructure of a cilium on a cell we can't even see with our eyes. You can grasp how small this area is by the following comparison: Fitting all of the details explained above into one of the hairs on your head would be so complex that our brains couldn't comprehend it. But the cilia of the cell we're talking about have just such an incomparably small substructure. </text:span></text:p>
      <text:p text:style-name="P17"><text:span text:style-name="T33">In short, God has placed a most systematic and complex mechanism in a place too small for our eyes to see. It's totally impossible for "coincidence" to think about moving a cell and fitting such a system in so small an area. This is possible only with the superior and infinite mind, knowledge and power of God. </text:span></text:p>
      <text:p text:style-name="P14"/>
      <text:p text:style-name="P13"/>
      <text:p text:style-name="P12"><text:span text:style-name="T27">The Oıl Refinery in Our Bodies</text:span></text:p>
      <text:p text:style-name="P14"/>
      <text:p text:style-name="P17"><text:span text:style-name="T33">The energy you require to arise from where you are and start walking, to breathe, to open and close your eyes—in short, the energy you need to be alive is made in powerhouses inside your cells, called mitochondria. When we examine the processes carried out in the mitochondria, it becomes clear why comparing them to a powerhouse is no exaggeration. </text:span></text:p>
      <text:p text:style-name="P17"><text:span text:style-name="T33">In the production of energy in the cell, oxygen plays the main role. Oxygen has plenty of helpers. At practically all stages of the production of energy, different enzymes play their part. At any particular step of this process, enzymes that have completed their duty "change shifts" with other enzymes coming into action for the next step. This is done in a most conscious manner, and in this way, the energy stored in foods is </text:span><text:soft-page-break/><text:span text:style-name="T33">converted into a form useful to the cell, as the result of endless chemical reactions, many minor processes, and hundreds of different enzymes going into action. In all of this changing of enzymes, there is not the slightest confusion, nor any mixing up of the order. All the "workers" carry out their duty as if they were part of a well-disciplined team. </text:span></text:p>
      <text:p text:style-name="P17"><text:span text:style-name="T33">And so, it can be said that the energy powerhouse located in a cell, only one hundredth of a millimeter in size, is much more complex than any oil refinery or hydroelectric plant.</text:span></text:p>
      <text:p text:style-name="P17"><text:span text:style-name="T33">An oil refinery is built and run by engineers aware of what petroleum is, who have analyzed crude oil in the laboratory, and who act in the light of this technical information. It would be impossible for anyone ignorant of what petroleum is to build a refinery. </text:span></text:p>
      <text:p text:style-name="P17"><text:span text:style-name="T33">In the same way, knowledge is required to produce energy in a cell which is much more complex than an oil refinery. It's obviously ridiculous to suggest that a cell has the ability to learn. But then how do cells bring about this production?</text:span></text:p>
      <text:p text:style-name="P17"><text:span text:style-name="T33">The truth is, no cell has the opportunity to "learn" any biological process, in its literal sense. If the cell couldn't carry out this process when it first appeared, then it would have no chance of acquiring the necessary skills later on—simply because oxygen, which plays such a central role in energy production, has a destructive effect on the cell. The cell had to have appeared together with this defensive property. This is only one of many proofs that cells didn't appear as the result of any coincidence, but were created by God in one instant. </text:span></text:p>
      <text:p text:style-name="P17"><text:span text:style-name="T33">With this artistry, displayed in an area one-hundredth the size of a millimeter, God shows us the limitlessness to His power. </text:span></text:p>
      <text:p text:style-name="P14"/>
      <text:p text:style-name="P9"/>
      <text:p text:style-name="P12"><text:span text:style-name="T27">The Energy of Life in Your Cells:</text:span></text:p>
      <text:p text:style-name="P12"><text:span text:style-name="T27">The ATP Molecule</text:span></text:p>
      <text:p text:style-name="P33"/>
      <text:p text:style-name="P17"><text:span text:style-name="T33">Energy we obtain from food cannot be used directly by our cells in carrying out the processes required for their continued existence. First the energy is packaged into a special molecule called adenosine triphosphate, or ATP. Later on, it's used to carry out all the manufacture and transferals taking place in the cell.</text:span></text:p>
      <text:p text:style-name="P17"><text:span text:style-name="T33">The body uses 48 kilograms of ATP a day. But amazingly enough, at any one point during the day, the amount of ATP in the body never exceeds one gram. The reason for this is that ATP is not stored, but rather is prepared in special packets for immediate use. Never forget that the cell's life depends upon this energy. For this reason, the production of ATP must occur very quickly. And so, at every second, each of your approximately 100 trillion cells consumes and regenerates ten million molecules of ATP. </text:span></text:p>
      <text:p text:style-name="P17"><text:span text:style-name="T33">How is this speed maintained? </text:span></text:p>
      <text:p text:style-name="P17"><text:span text:style-name="T33">Whenever a cell needs energy, the end phosphate linkage of the ATP molecule's three phosphate groups is broken; that is, the packet of energy is opened. With the </text:span><text:soft-page-break/><text:span text:style-name="T33">breakage of one phosphate linkage, the subsequent release of energy lets the cell carry out its functions with ease. And this amazing process continues with amazing speed and without fail.</text:span></text:p>
      <text:p text:style-name="P17"><text:span text:style-name="T33">Without doubt, it's impossible for a molecule made up of atoms to determine a cell's energy requirements and then produce the appropriate energy. That this production is carried out in a most efficient way and with the most appropriate packaging system cannot be the product of coincidence. The Creator of the cell and of every action and process of the molecules within the cell is God; it is He Who put the ATP molecule at the service of living things in such a perfect manner.</text:span></text:p>
      <text:p text:style-name="P14"/>
      <text:p text:style-name="P13"/>
      <text:p text:style-name="P12"><text:span text:style-name="T27">Who Manages Heavy Traffic in the Cell?</text:span></text:p>
      <text:p text:style-name="P14"/>
      <text:p text:style-name="P17"><text:span text:style-name="T33">The Golgi body, found in all cells, plays an important role in packaging newly synthesized proteins and differentiating and selecting between different types of protein. </text:span></text:p>
      <text:p text:style-name="P17"><text:span text:style-name="T33">The various proteins found in various sections of the cell are synthesized in another part of the cell called the endoplasmic reticulum, or ER. Minutes after the proteins are synthesized, they move quickly out of the ER and towards the Golgi body. There are many important reasons why they undergo various changes in the Golgi body after being made. For example, to some of them are attached carbohydrate groups, to others sulphate or phosphate groups, and to still others, fatty acids. These modifications vary according to a protein's type and where it is to wind up. The Golgi body purifies these proteins and separates and packages them, according to their type and destination. It also produces the packages according to the type of cell where the proteins are destined to go. In order for the biochemical activity of the thousands of proteins synthesized in the ER not to become mixed up, however, these processes must be carried out with great sensitivity, and each protein must be directed towards its destination. </text:span></text:p>
      <text:p text:style-name="P17"><text:span text:style-name="T33">The tiny organelle known as the Golgi body organizes this traffic. It displays great awareness in every process it carries out. It recognizes the proteins that come to it, separates them, determines their needs, carries out its production according to their needs, identifies their function, packages them, and organizes this traffic flow without any confusion. The One Who inspired the cell and the organelles within it, with the ability to decide and apply the knowledge is the Lord of the worlds—that is, God. </text:span></text:p>
      <text:p text:style-name="P17"><text:span text:style-name="T33">Those who find themselves awestruck in the face of these cellular miracles and who witness God's superior knowledge can only be shocked at the evolutionists' claims that all this came to be as a result of coincidence.</text:span></text:p>
      <text:p text:style-name="P14"/>
      <text:p text:style-name="P14"/>
      <text:p text:style-name="P12"><text:span text:style-name="T27">The Liver as a Giant Laboratory</text:span></text:p>
      <text:p text:style-name="P14"/>
      <text:p text:style-name="P17"><text:soft-page-break/><text:span text:style-name="T33">No one could claim that a fully equipped laboratory, fitted out with the latest technology could come about by itself, by chance. But evolutionists claim that the liver's unparalleled laboratory complex arose by itself, advocating this claim with no proof at all. This is because Darwinism is a superstitious belief system, a spell that blinds one's mind. </text:span></text:p>
      <text:p text:style-name="P17"><text:span text:style-name="T33">Five hundred separate processes take place in just one cell of the liver. Most of these (which take place faultlessly in milliseconds, that is, thousandths of a second) still have not been reproduced under laboratory conditions. Liver cells convert the food we eat into stored energy, that is glycogen, which the liver stores and converts to glucose as needed by the body to satisfy its energy needs. </text:span></text:p>
      <text:p text:style-name="P17"><text:span text:style-name="T33">In short, even while we eat all manner of food we like, the liver uses, converts or stores this food's energy according to our body's needs. And from the first human until today, trillions of liver cells have acted with exactly the same consciousness and knowledge, with no confusion. </text:span></text:p>
      <text:p text:style-name="P14"/>
      <text:p text:style-name="P14"/>
      <text:p text:style-name="P12"><text:span text:style-name="T27">Cells that Commit Suicide to Keep </text:span></text:p>
      <text:p text:style-name="P12"><text:span text:style-name="T27">the Body from Harm</text:span></text:p>
      <text:p text:style-name="P14"/>
      <text:p text:style-name="P17"><text:span text:style-name="T33"><text:s/>Many cells produce a series of proteins in order to destroy themselves when they become superfluous, defective or diseased. However, so long as a cell is beneficial to the body, these proteins are obstructed from doing their deadly duty. If the cell becomes diseased, turns renegade or cancerous, or begins to threaten the health of the organism, the fatal proteins are released and activated to kill off the offending cell.</text:span></text:p>
      <text:p text:style-name="P17"><text:span text:style-name="T33">The cell's ability to make the right decision at the right time and place is very important. In the event that it can't, that is, when the killer proteins are activated in a healthy cell, then healthy tissue will die, and the result will be death of the whole organism. But if the harmful or diseased cells are allowed to survive, then the organism may die too.</text:span></text:p>
      <text:p text:style-name="P17"><text:span text:style-name="T33">A cell that has "decided" to commit suicide and activated its killer protein, first shrinks and pulls away from its neighbors. Soon blebs appear on its surface, and it appears to boil. Then its nucleus and finally, the cell itself break apart. Other surrounding cells immediately ingest its remaining fragments. </text:span></text:p>
      <text:p text:style-name="P17"><text:span text:style-name="T33">A more interesting event is that the other living cells do not clean up all the dead ones. Some are deliberately left alone, because they have not yet completed their duties. For example, tissues such as the lens of the eye, the surface of the skin, and the nails are all composed of dead cells. But because the body has need of them, they are not destroyed. The important fact that trillions of cells in the body all make decisions about which dead cells to destroy and which to leave alone is a point worth reflecting on.</text:span></text:p>
      <text:p text:style-name="P17"><text:soft-page-break/><text:span text:style-name="T33">What gives the cell consciousness to make and apply such vital decisions? Who taught the cell to recognize conditions that bring harm to the larger organism it finds itself in? And Who inspires this microscopic life form to ward off harm?</text:span></text:p>
      <text:p text:style-name="P17"><text:span text:style-name="T33">As has been explained here, all cells have been programmed in the best fashion to let organisms continue their existence. But in that case, Who is the Master of that program?</text:span></text:p>
      <text:p text:style-name="P17"><text:span text:style-name="T33">Evolutionists have become blind enough to believe that the master of this extraordinary program is unconscious coincidence. But God's unique creation and infinite knowledge are clearly manifested in every detail of a living organism.</text:span></text:p>
      <text:p text:style-name="P14"/>
      <text:p text:style-name="P13"/>
      <text:p text:style-name="P12"><text:span text:style-name="T27">Bacteria-Destroying Machines </text:span></text:p>
      <text:p text:style-name="P12"><text:span text:style-name="T27">In the Liver</text:span></text:p>
      <text:p text:style-name="P33"/>
      <text:p text:style-name="P17"><text:span text:style-name="T33">Bacteria that we cannot see enter our bodies through the food we eat, via the air we breathe, or by any number of other ways. Harmful bacteria must be neutralized before they upset the workings of the body. For this reason, certain cells in the body, whose sole duty is defense, have been endowed with perfect memory. However, as an example of the body's faultless design, many additional defense measures have been set up. One line of defense is provided by certain cells found in the liver—a strategic point in the circulatory system. </text:span></text:p>
      <text:p text:style-name="P17"><text:span text:style-name="T33">In less than 0.01 of a second, the so-called Kupffer cells digest and neutralize any harmful bacteria that pass through the bloodstream from the small intestine to the liver. Out of all of the countless bacteria that enter the body, how can these unthinking cells distinguish those that can cause harm from those that are beneficial? How can these cells destroy some bacteria, but leave others untouched—without knowing the bacteria's characteristics or what they will do, once inside the body?</text:span></text:p>
      <text:p text:style-name="P17"><text:span text:style-name="T33">At this point, another important fact requires consideration: that Kupffer cells are found in the liver. But why the liver, and not any other organ? Here is still another proof of our bodies' perfect creation. Had these cells been placed in any other organ in the body except the liver, the cleansing of the blood from bacteria wouldn't have been as effective. Because after being cleansed in the liver, the blood then enters the general circulatory system, to circulate throughout the entire body. And so, fewer than one in a hundred bacteria ever succeed in reaching the general circulation. What sort of blind coincidence could have ensured the placement of Kupffer cells in the liver, out of all the organs in the body? The cells themselves can't determine the most appropriate place for them to go, much less set about going there. The body is composed of approximately 100 trillion cells, and it's not possible for any one of them to possess consciousness enough to determine a spot for itself and travel to settle there. Such a faultless plan requires the existence of a superior mind, one that belongs to the One Who knows every </text:span><text:soft-page-break/><text:span text:style-name="T33">inch of our body and Who created us from nothing in the most appropriate of designs—that is, God. </text:span></text:p>
      <text:p text:style-name="P14"/>
      <text:p text:style-name="P14"/>
      <text:p text:style-name="P12"><text:span text:style-name="T27">You Are Never in Control of Your Breath, </text:span></text:p>
      <text:p text:style-name="P12"><text:span text:style-name="T27">Because Some of Your Cells Control It for You</text:span></text:p>
      <text:p text:style-name="P14"/>
      <text:p text:style-name="P17"><text:span text:style-name="T33">If regulation of our breathing were left up to us we would probably die of asphyxiation from forgetting to breathe, falling asleep or being preoccupied with other activities.</text:span></text:p>
      <text:p text:style-name="P17"><text:span text:style-name="T33">For every human being, this crucial process is regulated by the respiratory center, which is the size of a lentil bean and is located in the brain stem (an extension of the brain). It is made up of three different groups of neurons. </text:span></text:p>
      <text:p text:style-name="P17"><text:span text:style-name="T33">The first group determines the basic rhythm of breathing and gives the lungs and the chest the signal to inhale air. In this way, we breathe in the air we need. </text:span></text:p>
      <text:p text:style-name="P17"><text:span text:style-name="T33">The second group of cells determines the speed and pattern of our breathing. When this second group comes into play, however, the cells signal to the first group to halt their activity. This controls the air capacity of our lungs, and our breathing speeds up.</text:span></text:p>
      <text:p text:style-name="P17"><text:span text:style-name="T33">The third group, on the other hand, is not normally active. They come into play when a high rate of breathing is needed and they ensure that the abdominal muscles participate by sending them signals. </text:span></text:p>
      <text:p text:style-name="P17"><text:span text:style-name="T33">Is all of this enough to keep us alive? No.</text:span></text:p>
      <text:p text:style-name="P17"><text:span text:style-name="T33">Respiration is also controlled chemically. Breathing's aim is to maintain the correct balance of oxygen and carbon dioxide in our blood. Any change in this balance activates a group of cells in the respiratory center, bringing the levels back to normal with very sensitive adjustments. </text:span></text:p>
      <text:p text:style-name="P17"><text:span text:style-name="T33">But the amount of oxygen in the blood has no direct effect on the respiratory center. In that case, how does the respiratory center become aware of the change in oxygen level in the blood? </text:span></text:p>
      <text:p text:style-name="P17"><text:span text:style-name="T33">At this point, another group of cells comes into action, displaying a miraculous consciousness. In large veins outside of the brain, such as the jugular, highly sensitive receptors send signals to the respiratory center when the blood oxygen level falls below a certain level. In this way, respiration is regulated with very finely tuned adjustments. </text:span></text:p>
      <text:p text:style-name="P17"><text:span text:style-name="T33">How can a group of cells know how much oxygen is needed for the body to stay alive?</text:span></text:p>
      <text:p text:style-name="P17"><text:span text:style-name="T38">How can these cells have used such a mechanism, which has been in place from the first human until now, when only in the last 20 years has science discovered this mechanism?</text:span></text:p>
      <text:p text:style-name="P17"><text:span text:style-name="T38">Moreover, this mechanism is so sensitive that for the entire duration of our lives, no mistake is ever made when sitting, running or sleeping. It ensures that at every second, vital oxygen is </text:span><text:soft-page-break/><text:span text:style-name="T38">carried to the 100 trillion other cells in our body, and that harmful waste products like carbon dioxide and hydrogen ions are speedily removed.</text:span></text:p>
      <text:p text:style-name="P17"><text:span text:style-name="T38">Even though they know the truth, some scientists, fanatically committed to the theory of evolution because of their obsession with materialism, claim that this perfection came about as a result of blind coincidence. Whereas the Creator of this perfect order is clearly the Possessor of infinite intelligence—that is, God. </text:span></text:p>
      <text:p text:style-name="P15"/>
      <text:p text:style-name="P12"/>
      <text:p text:style-name="P19"><text:span text:style-name="T27">Your Cells Can Do What You Cannot</text:span></text:p>
      <text:p text:style-name="P14"/>
      <text:p text:style-name="P17"><text:span text:style-name="T38">Pretend that various samples of powdered metal are placed before you, and you are asked to determine what each metal is. Would your analysis be correct?</text:span></text:p>
      <text:p text:style-name="P17"><text:span text:style-name="T38">If you haven't been educated in the field of metallurgy, this would be impossible for you. But this analysis, which a conscious being like you cannot perform, is done quite easily by the approximately 100 trillion cells in your body—and without any thinking, or calculations, or difficulty. Moreover, not only the cells in your body have this ability, but so do the untold trillions of cells in the bodies of the billions who have ever lived on Earth. </text:span></text:p>
      <text:p text:style-name="P17"><text:span text:style-name="T38">Your cells can easily recognize iron, which your body needs, and can absorb it for use. With the same ease, cells can recognize phosphorus, nitrogen, oxygen, sodium, potassium and other substances and can gather them together to use, or else store the excess. They can even send out any extra material that isn't needed. </text:span></text:p>
      <text:p text:style-name="P17"><text:span text:style-name="T38">Consider that the cell is a structure made up of proteins, molecules, and atoms and is about a thousandth of a millimeter in size. It has no hands or arms, no eyes, ears or brain. Unlike you, it has no consciousness. If so, how can it recognize these substances?</text:span></text:p>
      <text:p text:style-name="P17"><text:span text:style-name="T38">This ability is brought about by God's inspiration to each cell. It is the Possessor of knowledge and power Who confers this ability requiring clear insight and consciousness, upon blind and unconscious atoms. </text:span></text:p>
      <text:p text:style-name="P15"/>
      <text:p text:style-name="P14"/>
      <text:p text:style-name="P12"><text:span text:style-name="T27">Your Life Continues Because of the</text:span></text:p>
      <text:p text:style-name="P12"><text:span text:style-name="T27"><text:s/>Conscious Division of Labor </text:span></text:p>
      <text:p text:style-name="P12"><text:span text:style-name="T27">of Your Cells</text:span></text:p>
      <text:p text:style-name="P33"/>
      <text:p text:style-name="P17"><text:span text:style-name="T33">Vitamin B</text:span><text:span text:style-name="T29">12</text:span><text:span text:style-name="T33"> is very important for the continuation of life because it is used in the production of blood. Vitamin B</text:span><text:span text:style-name="T29">12</text:span><text:span text:style-name="T33"> deficiency leads to anemia, which can lead to death. However, the body cannot use this vitamin on its own. This is why stomach mucous secretes a substance that allows vitamin B</text:span><text:span text:style-name="T29">12</text:span><text:span text:style-name="T33"> to be absorbed and play its vital role in blood production. In a special place in the small intestine, there are cells whose sole duty is to absorb vitamin B</text:span><text:span text:style-name="T29">12</text:span><text:span text:style-name="T33">. </text:span></text:p>
      <text:p text:style-name="P17"><text:span text:style-name="T33">Now, blood production, after a series of complicated processes, takes place mainly in the bone marrow. But most bone marrow is located far away from the stomach. How can the use of a vitamin needed by the bone marrow depend on a substance made by stomach cells? And how is it that a few cells, at a specific site in the small intestine, take upon themselves the duty of absorbing this vitamin? </text:span></text:p>
      <text:p text:style-name="P17"><text:span text:style-name="T33">For all of this to occur, cells in both the stomach and the small intestine must possess knowledge, being aware and in control of the details of blood production—a process that takes place a very far distance away. In addition, they must realize how important this production is for the body. In short, in the deepest and darkest of places in </text:span><text:soft-page-break/><text:span text:style-name="T33">your body, systems and amazingly conscious processes take place between cells, leaving scientists dumbfounded upon learning about them. </text:span></text:p>
      <text:p text:style-name="P17"><text:span text:style-name="T33">Without a doubt, these cells cannot will such clear consciousness and faultless processes to take place. It is God, the Lord of the heavens and the Earth, Who created the vitamin B</text:span><text:span text:style-name="T29">12</text:span><text:span text:style-name="T33"> and programmed cells with the knowledge to be able to use it.</text:span></text:p>
      <text:p text:style-name="P12"/>
      <text:p text:style-name="P19"><text:span text:style-name="T27">For Events to Take Place in Your Cells, </text:span></text:p>
      <text:p text:style-name="P12"><text:span text:style-name="T27">Knowledge Is Required</text:span></text:p>
      <text:p text:style-name="P14"/>
      <text:p text:style-name="P17"><text:span text:style-name="T33">Digested food that has come from the stomach to the small intestine contains very strong acids—posing a serious danger to the duodenum, because unlike the stomach, the duodenum has no special lining to protect it from acid. </text:span></text:p>
      <text:p text:style-name="P17"><text:span text:style-name="T33">So how is it that the duodenum escapes damage from the acids in digested food? Determining the answer requires us to examine the events that take place during digestion, and an awareness of the amazing processes that occur in our bodies.</text:span></text:p>
      <text:p text:style-name="P17"><text:span text:style-name="T33">When the level of acid reaching the duodenum from the stomach becomes dangerously high, the walls of the duodenum release a hormone called secretin, which protects the duodenum and is found in the walls of the small intestine in an inactive form, called prosecretin. On contact with acid, prosecretin is converted into secretin.</text:span></text:p>
      <text:p text:style-name="P17"><text:span text:style-name="T33">Released into the bloodstream, secretin travels to the pancreas where it stimulates the release of enzymes. The pancreas, on learning by the presence of secretin that it is in trouble, sends to the duodenum bicarbonate ions that neutralize the acid and thereby protect the duodenum. </text:span></text:p>
      <text:p text:style-name="P17"><text:span text:style-name="T33">How did these processes, so vital to human life, come about? Located in the pancreas is "knowledge" of the substance needed by the duodenum cells, and the formula to activate them. The way the pancreas "understands" the message sent by the duodenum, and its subsequent release of bicarbonate ions are all miraculous.</text:span></text:p>
      <text:p text:style-name="P17"><text:span text:style-name="T33">Here, in talking about the intestinal cells, we use terms like "knowledge" and "understanding" to emphasize the events that take place in the human body. However, as every conscious person can appreciate, it is impossible for a cell to think, to possess the will to make decisions, or to be aware of what's transpiring with other organs and produce enzymes and hormones in response.</text:span></text:p>
      <text:p text:style-name="P17"><text:span text:style-name="T33">The unique Possessor of knowledge, Who created these cells together with these capabilities, is God. With these features that He has created in our own bodies, He demonstrates to us His infinite power.</text:span></text:p>
      <text:p text:style-name="P14"/>
      <text:p text:style-name="P13"/>
      <text:p text:style-name="P12"><text:span text:style-name="T27">When You Eat Sugar, a Giant Factory </text:span></text:p>
      <text:p text:style-name="P12"><text:span text:style-name="T27">Goes to Work in Your Body</text:span></text:p>
      <text:p text:style-name="P33"/>
      <text:p text:style-name="P17"><text:span text:style-name="T33">If you happen to eat food that contains more sugar than you need, what prevents a rise of sugar in your blood? </text:span></text:p>
      <text:p text:style-name="P17"><text:span text:style-name="T33">1. First of all, cells in your pancreas locate and isolate the sugar molecules, out of hundreds of other molecules in the blood. In addition, it decides whether the number of these molecules is too great or too small—that is, they are effectively counted. Tiny cells that you can't even see with your naked eye, that have no eyes, brains or hands, can </text:span><text:soft-page-break/><text:span text:style-name="T33">calculate the number of sugar molecules in the blood plasma—this is certainly something worth thinking about!</text:span></text:p>
      <text:p text:style-name="P17"><text:span text:style-name="T33">2. If these pancreas cells determine that the blood contains too many sugar molecules, they decide to store this extra sugar. They cannot carry out this storage process themselves, however, stimulate other cells located very far away to do this for them.</text:span></text:p>
      <text:p text:style-name="P17"><text:span text:style-name="T33">3. But these distant cells will not store sugar unless they receive an order to do so. So the pancreatic cells release a hormone that tells these distant cells to start storing sugar. The formula for this hormone, which we call insulin, is encoded in the DNA of the pancreas cells since they were first formed.</text:span></text:p>
      <text:p text:style-name="P17"><text:span text:style-name="T33">4. Next, special enzymes, or worker proteins found in the pancreatic cells read this formula, then begin producing insulin according to its directions. To effect this synthesis, hundreds of different enzymes go at work on different tasks.</text:span></text:p>
      <text:p text:style-name="P17"><text:span text:style-name="T33">5. The synthesized insulin is then dispatched to the target cells, through the blood—which is the most reliable and speedy manner.</text:span></text:p>
      <text:p text:style-name="P17"><text:span text:style-name="T33">6. Other cells that read the insulin's order to store sugar obey this command without fail. Gateways open up, allowing the sugar molecules to pass through into the cells.</text:span></text:p>
      <text:p text:style-name="P17"><text:span text:style-name="T33">7. These gateways don't open up indiscriminately, however. Out of the hundreds of different molecules in the blood, storage cells isolate, capture, and take in only sugar molecules. </text:span></text:p>
      <text:p text:style-name="P17"><text:span text:style-name="T33">8. Under no circumstances do the cells disobey the orders that reach them. They don't misread the order, or try to capture other molecules, or try to store more sugar than they need to. They work with great discipline.</text:span></text:p>
      <text:p text:style-name="P17"><text:span text:style-name="T33">When you drink tea that has too much sugar in it, this extraordinary system goes into action and stores the excess. If this system were not working, your blood sugar level would rise to the point that you would slip into a coma and die. This is such a perfect system that if need arises, it works in exactly the opposite direction. If your blood sugar level falls below normal, the pancreas produces a completely different hormone called glucagon, which sends a "Release sugar into the blood" command to those same cells that had stored it previously, and these cells obey.</text:span></text:p>
      <text:p text:style-name="P17"><text:span text:style-name="T33">How is it that these cells, possessing no brain, nervous system, eyes, or ears, can carry out such fine calculations and perform them so perfectly? How can this unconscious tissue, the products of protein and fat, carry out amazing functions that even people cannot? What is the source of the obviously great consciousness displayed by these unconscious molecules? All these events are evident signs of the existence and power of God, Who is Ruler over the whole universe and all creatures.</text:span></text:p>
      <text:p text:style-name="P14"/>
      <text:p text:style-name="P14"/>
      <text:p text:style-name="P12"><text:span text:style-name="T27">Clear Proof of Creation:</text:span></text:p>
      <text:p text:style-name="P12"><text:soft-page-break/><text:span text:style-name="T27">Kidneys that Distinguish Between</text:span></text:p>
      <text:p text:style-name="P12"><text:span text:style-name="T27">Glucose, Protein and Sodium</text:span></text:p>
      <text:p text:style-name="P33"/>
      <text:p text:style-name="P17"><text:span text:style-name="T33">Throughout your life, your two kidneys cleanse the blood flowing throughout your body. </text:span></text:p>
      <text:p text:style-name="P17"><text:span text:style-name="T33">Some of the material that they filter out is sent back to the body, while the rest, of no further use, is discarded into the bladder. But how do the kidneys distinguish between protein, urea, sodium, glucose and many other substances?</text:span></text:p>
      <text:p text:style-name="P17"><text:span text:style-name="T33">The structure that filters waste products from the blood is a cluster of capillaries, called the glomerulus. Unlike capillaries in other parts of the body, these are surrounded by a membrane composed of three layers. And with great meticulousness, these three layers decide which substances will be filtered and excreted, and which will be retained and sent back to the body. Now, on what basis—and with which mechanism—does a cell membrane analyze, one by one, substances coming through the bloodstream and decide where they need to go? </text:span></text:p>
      <text:p text:style-name="P17"><text:span text:style-name="T33">In any liter of blood, there are dozens of dissolved compounds that reach the kidneys, including glucose, bicarbonate, sodium, chlorine, urea, and creatine. The kidneys excrete from the body some of these substances entirely, remove only parts of some others, and still others they return to the bloodstream in their entirety. But how does a piece of tissue decide which substances to discard, and how much? The answer lies in the fact that kidney tissue has been created with a perfect plan.</text:span></text:p>
      <text:p text:style-name="P17"><text:span text:style-name="T33">The glomeruli's selectivity is determined by the electric charge and size of the molecules it detects in the blood. This means that the glomeruli have the ability to determine the molecular weight of the sodium and glucose and the negative charge of the proteins all mixed up in the blood. In this way, proteins vital to the body are not discarded, but retained for further use.</text:span></text:p>
      <text:p text:style-name="P17"><text:span text:style-name="T33"><text:s/>But the glomerulus is made up of capillaries only. How do you suppose that a structure can possess such superior discrimination, even though it's never been educated in chemistry, physics or biology? The glomeruli can carry out such functions faultlessly because they act through the inspiration given to them by the One Who created them—that is, God. </text:span></text:p>
      <text:p text:style-name="P17"><text:span text:style-name="T33">Under no circumstances is their selection of substances left to chance. If it were, by the time these unconscious organs located the correct molecules, our bodies could no longer function. All of this is just one proof of the perfect creation of God.</text:span></text:p>
      <text:p text:style-name="P14"/>
      <text:p text:style-name="P14"/>
      <text:p text:style-name="P12"><text:span text:style-name="T27">What Goes on in Your Body When </text:span></text:p>
      <text:p text:style-name="P12"><text:span text:style-name="T27">Your Blood Pressure Drops?</text:span></text:p>
      <text:p text:style-name="P14"/>
      <text:p text:style-name="P17"><text:soft-page-break/><text:span text:style-name="T33">In our daily lives, frequently we hear people complain, "My blood pressure's too low" or, "I've got high blood pressure." Very few of them are even aware that regulating their blood pressure is the duty of the kidneys.</text:span></text:p>
      <text:p text:style-name="P17"><text:span text:style-name="T33">Aside from many other bodily functions, the kidneys have also taken up the task of adjusting blood pressure or tension. In determining blood pressure, the most important factor is the amount of fluid in the blood vessels. Along with any increase of fluid in the veins and arteries, blood pressure increases—thereby causing long-term harm to all organs in the body. Hypertension—that is, an increase in the amount of fluid in the blood vessels poses a dangerous situation for human beings. If measures are not taken, death will result.</text:span></text:p>
      <text:p text:style-name="P17"><text:span text:style-name="T33">The body's able to sense an increase in fluid in the blood vessels, thanks to receptors located in the front chambers of the heart. The heart stretches when a large amount of fluid enters it and, in response to this, receptors send a signal to the brain, which responds by causing the renal arteries to increase their filtering action. An increase in blood pressure causes the heart to stretch even more. With this stretching, the muscle fibers are extended, releasing messenger molecules trapped within them, which then enter the bloodstream. </text:span></text:p>
      <text:p text:style-name="P17"><text:span text:style-name="T33">This "message" thus reaches the kidneys through the circulation. In response, the amount of fluid excreted from the body increases. In this way, blood pressure returns to normal, and the heart can resume its normal beating. </text:span></text:p>
      <text:p text:style-name="P17"><text:span text:style-name="T33">The kidneys' duty in regulating blood pressure doesn't end there. In circumstances where the blood pressure is too low, an enzyme called renin is secreted by specialized cells of juxtaglomerular apparatus, or JGA located in the kidneys. Renin has no direct effect in raising blood pressure, however. It combines with angiotensinogen, another substance secreted far away in the liver, to form angiotensin I in the blood. </text:span></text:p>
      <text:p text:style-name="P17"><text:span text:style-name="T33">Once again, angiotensin I has no major effect on blood pressure. This hormone is in turn converted to angiotensin II, by the action of another substance present in the lungs called angiotensin-converting enzyme, or ACE. This enzyme's sole duty is to degrade angiotensin I. </text:span></text:p>
      <text:p text:style-name="P17"><text:span text:style-name="T33">And so, the end product of all of these steps is the only molecule that directly affects blood vessels and actually brings blood pressure back to normal. If this "ultimate' molecule is not synthesized, none of its precursors can have any effect on blood pressure. Again, only when the angiotensin II molecule binds to specific receptors on the cell surface, do the vessels constrict and blood pressure increases.</text:span></text:p>
      <text:p text:style-name="P17"><text:span text:style-name="T33">Here, the most important point to consider is that each of these substances' effects are interdependent. Since the absence of one molecule means the absence of all, how could even one of these steps have evolved through chance? For if even one step cannot come about by chance, then it's impossible for all the others to arise at the same time, in one single body. </text:span></text:p>
      <text:p text:style-name="P17"><text:soft-page-break/><text:span text:style-name="T33"><text:s/>No one could argue that coincidence can confer upon the kidneys the ability of understanding, or to take precautions or make decisions. That all these details exist at the same time is a clear indication that they were created by God.</text:span></text:p>
      <text:p text:style-name="P14"/>
      <text:p text:style-name="P14"/>
      <text:p text:style-name="P12"><text:span text:style-name="T27">The Consciousness of</text:span></text:p>
      <text:p text:style-name="P12"><text:span text:style-name="T27">the Circulatory System</text:span></text:p>
      <text:p text:style-name="P33"/>
      <text:p text:style-name="P17"><text:span text:style-name="T33">Oxygen is one of the most important substances needed for the life of body tissues. For this reason, oxygen must be delivered to the tissues constantly, and in sufficient quantities. One of the body's most important components is the perfect circulatory system, which faultlessly performs this oxygen-carrying duty. When the oxygen levels in the tissues fall, an immediate, automatic and substantial increase in blood flow ensues. It's a known fact that if the need arises, the blood flow can increase by a factor of seven. </text:span></text:p>
      <text:p text:style-name="P17"><text:span text:style-name="T33">The working components of this system include tissues, cells, blood vessels, and proteins—none of which has any consciousness, knowledge, or decision-making mechanism. Most people live out their lives ignorant that such a mechanism even exists! So Who is the possessor of the knowledge, mind, and decision-making ability to perceive the drop in oxygen level in the tissues, inform the circulatory system, order it to increase blood flow, and finally bring the flow back to normal after the danger has passed? Who determines what type of information should be sent to which cell? And how can the cells that receive the message read, understand and apply it? No cell can possibly have the ability to read or understand. Much more can be researched about this topic, but the conclusion will always be the same: No cell has the consciousness able to conduct these processes to maintain the balance in the level of oxygen. </text:span></text:p>
      <text:p text:style-name="P17"><text:span text:style-name="T33">As with all other creations in the universe, animate and inanimate, the structures and systems in our body all act according to God's commands. The consciousness in every atom, molecule, and protein in the cells, organs, and bodies of all creatures is a product of God's creativity.</text:span></text:p>
      <text:p text:style-name="P14"/>
      <text:p text:style-name="P14"/>
      <text:p text:style-name="P12"/>
      <text:p text:style-name="P19"><text:span text:style-name="T27">Nitric Oxide: The Miracle Molecule </text:span></text:p>
      <text:p text:style-name="P12"><text:span text:style-name="T27">that Dılates Blood Vessels</text:span></text:p>
      <text:p text:style-name="P33"/>
      <text:p text:style-name="P17"><text:span text:style-name="T33">Three scientists who won the 1998 Nobel Prize in Physiology or Medicine discovered that molecules of nitric oxide (NO), released by blood vessels, had the ability to relax them. The NO molecule regulates tension in the walls of blood vessels, but doesn't carry out this act by itself. Rather, it functions as a mediator in relaxing the blood vessel.</text:span></text:p>
      <text:p text:style-name="P17"><text:span text:style-name="T33">To understand how this cascade process works, examine the diagram on the next page. For the vessels to relax, first of all some hormones in the blood start the process by sending an alert, binding to receptors found in the blood vessel lining. We can compare this to a domino effect, when a single domino falls and brings down a whole row of others. Immediately after the hormone sets off an alert signal by binding to the receptor, the vessel lining "realizes" what it must do and begins producing nitric oxide. Some of the NO molecules, "knowing" what they have to do as soon as they are released, head quickly for the vascular smooth muscle cells. Entering the cells, they bind to an enzyme. </text:span></text:p>
      <text:p text:style-name="P17"><text:span text:style-name="T33">This is the second step. But in order for the vessel to relax, yet a third step must be reached. Once NO has combined with the enzyme in the smooth muscle cell, GTP (guanosine triphosphate) is converted to cyclic guanosine monophosphate, or cGMP. Obviously, this newly synthesized molecule has a role to play in this cascade and, to bring this about, it makes its way to myosin. Myosin is a necessary protein needed in the contraction and relaxation of muscle cells. Here, the final step has been reached. With the action of myosin the last domino falls, and the muscle cells relax. </text:span></text:p>
      <text:p text:style-name="P17"><text:span text:style-name="T33">Reviewing these steps again, we see that the hormones and cells taking part in this process act in a thoroughly knowledgeable manner. The alerting hormones found in the blood go to the appropriate place, influencing the vessel lining and initiating the process. Similar insight is displayed throughout the rest of the whole process. Every signal makes its way to the correct place in the body, never getting lost in that very dark place, and always meeting with success. </text:span></text:p>
      <text:p text:style-name="P17"><text:span text:style-name="T33">But how can these cells, hormones and molecules effect such conscious actions? Could this consciousness be one of their innate properties? Certainly not! But knowledge and consciousness is certainly necessary to direct all these processes, to let cells know when and what to produce and to inform hormones and other molecules of the correct "address" and show them the way. The inspiration of this infinite knowledge, informing the cells, hormones and other molecules of their necessary actions, emanates from God.</text:span></text:p>
      <text:p text:style-name="P13"/>
      <text:p text:style-name="P13"/>
      <text:p text:style-name="P12"><text:span text:style-name="T27">To Prove Darwinism's Absurdity,</text:span></text:p>
      <text:p text:style-name="P12"><text:span text:style-name="T27">Only One Example Is Suffıcıent</text:span></text:p>
      <text:p text:style-name="P14"/>
      <text:p text:style-name="P17"><text:soft-page-break/><text:span text:style-name="T33">It's highly illogical to claim that millions of events, all occurring by coincidence, gave life to inanimate matter and formed perfectly working processes and structures of faultless design. To realize this, you need only to consider the following example:</text:span></text:p>
      <text:p text:style-name="P17"><text:span text:style-name="T33">One of the transport proteins in the blood, called albumin, binds to lipids such as cholesterol and to hormones, toxic bile and medicines such as penicillin. Then it circulates through the bloodstream traveling throughout the body after which it arrives at the liver and deposits the toxins it has gathered there to be neutralized, and then continues on carrying the nutrients and hormones to wherever they need to go. </text:span></text:p>
      <text:p text:style-name="P17"><text:span text:style-name="T33">Now ask yourself these questions:</text:span></text:p>
      <text:p text:style-name="P17"><text:span text:style-name="T33">1. How can a molecule like albumin, made up of atoms and having no consciousness or knowledge, distinguish between lipids and toxins, medicines and nutrients?</text:span></text:p>
      <text:p text:style-name="P17"><text:span text:style-name="T33">2. Moreover, how can it recognize the liver, bile, and stomach and then deliver the correct substances to the correct places every time, never getting confused or losing its way? </text:span></text:p>
      <text:p text:style-name="P17"><text:span text:style-name="T33">If you examined the toxins, medicines and nutrients carried in the blood under a microscope you wouldn't be able to distinguish between them unless you had medical training. Certainly you couldn't determine how much and of which type of substance needed to go to which organ.</text:span></text:p>
      <text:p text:style-name="P17"><text:span text:style-name="T37">A few unconscious atoms, combined into the albumin protein, have been faultlessly carrying out this duty in the bodies of all human beings for millions of years—a process that the majority of human beings couldn't manage if they hadn't any training. Undoubtedly this display of purpose and intent by a group of atoms is possible only by the infinite power and knowledge of God.</text:span></text:p>
      <text:p text:style-name="P16"/>
      <text:p text:style-name="P16"/>
      <text:p text:style-name="P12"><text:span text:style-name="T27">Every Single Protein in Your Body </text:span></text:p>
      <text:p text:style-name="P12"><text:span text:style-name="T27">Possesses Faultless Design and Vital Duties</text:span></text:p>
      <text:p text:style-name="P14"/>
      <text:p text:style-name="P17"><text:span text:style-name="T33">The most effective way to show that coincidences have no powers to create is to expound on the proofs of God's existence. Take an example from your own body.</text:span></text:p>
      <text:p text:style-name="P17"><text:span text:style-name="T33">Whether standing up or raising your arms, all your movements are carried out as a result of the action of your muscles. For us to perform these actions, our muscle cells require a continuous supply of oxygen. The duty of transporting oxygen to the muscle cells has been taken up by one of our body's proteins called myoglobin. It very much resembles hemoglobin, another protein whose duty is to transport oxygen in the blood. But the difference between the two is that myoglobin has the capacity to carry only one single oxygen molecule. Due to this feature of myoglobin, flow of oxygen to muscle cells is carried out in a slow, regulated manner.</text:span></text:p>
      <text:p text:style-name="P17"><text:soft-page-break/><text:span text:style-name="T33">Consider that hemoglobin, the protein that transports oxygen in the blood, swaps places with the myoglobin that transports oxygen from the lungs to the muscle cells. In such a situation, myoglobin won't be able to carry sufficient oxygen to the body. On the other hand, hemoglobin will carry too much oxygen to muscle tissue and will deposit it suddenly, upsetting the balance of the entire body. But no such thing ever happens; and both proteins are always found in the right place at the right time. As a result, we breathe comfortably and we can move as freely as we please.</text:span></text:p>
      <text:p text:style-name="P17"><text:span text:style-name="T33">Of course, hemoglobin and myoglobin are only two of the proteins found in the human body. Similarly, other proteins in the body have characteristics that fulfill the body's needs and are produced where they are needed. As these examples show, it's not possible for the human body's perfect design to have come about by chance. The Possessor of this perfect design is God, the Lord of the worlds.</text:span></text:p>
      <text:p text:style-name="P12"/>
      <text:p text:style-name="P19"><text:span text:style-name="T27">Enzymes that Identify Mistakes</text:span></text:p>
      <text:p text:style-name="P14"/>
      <text:p text:style-name="P17"><text:span text:style-name="T33">Due to external factors, mistakes occasionally arise in the DNA, the body's information bank. But these mistakes are fixed immediately by a control mechanism or repair process, effected by enzymes that are synthesized according to information found in the DNA itself. </text:span></text:p>
      <text:p text:style-name="P17"><text:span text:style-name="T33">The repair process is made up of a number of steps:</text:span></text:p>
      <text:p text:style-name="P17"><text:span text:style-name="T33">1. An enzyme called DNA nuclease identifies the damaged portion of the DNA strand.</text:span></text:p>
      <text:p text:style-name="P17"><text:span text:style-name="T33">2. DNA nuclease removes the identified faulty portion, creating a gap in the strand.</text:span></text:p>
      <text:p text:style-name="P17"><text:span text:style-name="T33">3. Another enzyme called DNA polymerase identifies the correct information from the undamaged strand of DNA, then repairs the damaged strand according to this undamaged model.</text:span></text:p>
      <text:p text:style-name="P17"><text:span text:style-name="T33">4. The repair process does not end here, however. A gap has been left in the sugar phosphate "backbone" in the area where the repair has taken place, but an enzyme called DNA ligase fills in this gap.</text:span></text:p>
      <text:p text:style-name="P17"><text:span text:style-name="T33">As you can understand from the functions they carry out, the enzymes that repair the DNA possess many multiple functions. In order to repair DNA, they must be very familiar with it. Moreover they must know where to get the correct information, and how to fill the gap that results.</text:span></text:p>
      <text:p text:style-name="P17"><text:span text:style-name="T33">The most amazing part is that the synthesis of DNA and the enzymes controlling its synthesis are all produced according to information stored within that same DNA, and are under the control of proteins made by that DNA. It is impossible for this magnificent system, with processes occurring within processes, to have come about in stages, by coincidence. In order for the enzymes to exist, DNA must exist to begin with; and in order for DNA to exist, the enzymes need to exist! But in order for them both to exist, the cell and the membrane and all of the other complex organelles must be in existence as well. </text:span></text:p>
      <text:p text:style-name="P17"><text:span text:style-name="T33">The theory of evolution that claims that living things came about gradually, as a result of "beneficial coincidences," is denied conclusively by the DNA-enzyme paradox, because DNA and its enzymes need to be in existence at the same time. This shows the evidence of a conscious creation.</text:span></text:p>
      <text:p text:style-name="P14"/>
      <text:p text:style-name="P14"/>
      <text:p text:style-name="P12"><text:span text:style-name="T27">Belief in Darwinism Is as Logical as</text:span></text:p>
      <text:p text:style-name="P12"><text:span text:style-name="T27">Belief in a Fairy Tale</text:span></text:p>
      <text:p text:style-name="P33"/>
      <text:p text:style-name="P17"><text:span text:style-name="T37">The letters you see in the table on the opposite page are not in random order. Actually, they are part of the description containing information about hemoglobin, the protein that transports oxygen in the blood. This description is recorded in DNA, which contains all of the information relevant to the entire body. When hemoglobin needs to be synthesized, these </text:span><text:soft-page-break/><text:span text:style-name="T37">letters are selected out of the three billion letters found in the DNA. This selection process is carried out by RNA polymerase, an enzyme so meticulous and careful that it never makes a mistake in reading or selecting the correct letters out of billions. It identifies the correct ones every time.</text:span></text:p>
      <text:p text:style-name="P17"><text:span text:style-name="T37">After selecting the correct letters and obtaining the description of the protein, it goes to the ribosomes, the cell's production center for protein synthesis. </text:span></text:p>
      <text:p text:style-name="P17"><text:span text:style-name="T37">The ribosomes read this description with the same meticulousness and care and, understanding the message, they then begin to synthesize the protein flawlessly.</text:span></text:p>
      <text:p text:style-name="P17"><text:span text:style-name="T37">This event is very organized and planned, just as architects and engineers design a skyscraper with the latest technology, the plans for which they then place in the hands of specialist builders and technicians.</text:span></text:p>
      <text:p text:style-name="P17"><text:span text:style-name="T37">Darwinists, on the other hand, claim that this superior degree of organization in a tiny area that can't even be seen with the naked eye, came about by coincidence. They claim that molecules formed from blind, unconscious, lifeless atoms display continual insight and somehow direct and engineer such faultless plans and organization.</text:span></text:p>
      <text:p text:style-name="P17"><text:span text:style-name="T37">To believe in such a claim as this is as illogical as believing that fairy tales are real. But Darwinism has hypnotized many people and blocked their powers of understanding.</text:span></text:p>
      <text:p text:style-name="P16"/>
      <text:p text:style-name="P16"/>
      <text:p text:style-name="P12"><text:span text:style-name="T27">Enzymes Possessing Consciousness, </text:span></text:p>
      <text:p text:style-name="P12"><text:span text:style-name="T27">Knowledge and Skill</text:span></text:p>
      <text:p text:style-name="P10"/>
      <text:p text:style-name="P17"><text:span text:style-name="T37">When a protein needs to be synthesized in the cell, an enzyme called RNA polymerase goes to the cell's information bank, locates the information in the DNA relevant to the protein, then makes a copy of it for itself. But information about the protein is sometimes found dispersed throughout different regions of the DNA. Because RNA polymerase makes a copy of the entire DNA—from where the information begins to where it ends—it inevitably ends up copying regions that are of no use. The presence of irrelevant information would then result in a useless protein being synthesized. At this stage, enzymes called spliceosomes come to the rescue and, with great precision locate and remove the irrelevant information out of hundreds of thousands of bits of data, and finally join the leftover chains together.</text:span></text:p>
      <text:p text:style-name="P17"><text:span text:style-name="T37">Molecules, made up of only a few atoms, display great consciousness in this process of RNA splicing. They virtually work like editors, determining and fixing faults and mistakes in the chain. These atoms "know" the protein that RNA polymerase is trying to make, can distinguish between vital and useless information needed to make it, and can bring about the production of the particular protein at hand out of hundreds of thousands of other bits of information—all without any mistakes. Moreover, they know immediately when they are needed and immediately travel to the relevant area to begin duty.</text:span></text:p>
      <text:p text:style-name="P17"><text:soft-page-break/><text:span text:style-name="T37">All that's been explained here is only one small process out of millions that take place within a cell. It is definitely impossible for atoms to possess the consciousness, knowledge, insights, skill and cooperation that such processes require. </text:span></text:p>
      <text:p text:style-name="P17"><text:span text:style-name="T37">But evolutionists' claims—that nature's most perfect systems came about as a result of coincidence—defy all rational logic and scientific understanding. Evolutionists, believing in the unbelievable, claim that nature brings about miracles, that assemblages of protons, neutrons, and electrons can act with consciousness and knowledge.</text:span></text:p>
      <text:p text:style-name="P17"><text:span text:style-name="T37">But the evolutionists are mistaken. The organizer and director of this entire conscious and planned process is God.</text:span></text:p>
      <text:p text:style-name="P16"/>
      <text:p text:style-name="P16"/>
      <text:p text:style-name="P12"/>
      <text:p text:style-name="P19"><text:span text:style-name="T27">Skillful Planning and Production </text:span></text:p>
      <text:p text:style-name="P12"><text:span text:style-name="T27">Carried Out by Bone Cells </text:span></text:p>
      <text:p text:style-name="P14"/>
      <text:p text:style-name="P17"><text:span text:style-name="T33">When bones first start to develop, they start out as cartilage tissue. With time, the inner part of this cartilage begins to calsify and later, becomes enveloped in blood vessels by special bone cells called osteoblasts and osteoclasts. The osteoclast cells' function is to break down and resorb bone. This they do by secreting special enzymes. Not remaining idle while the osteoclasts are doing their job, the osteoblast cells form the bone.</text:span></text:p>
      <text:p text:style-name="P17"><text:span text:style-name="T33">As a result of cooperation between these two groups of cells, the bones develop and eventually form the entire skeleton. </text:span></text:p>
      <text:p text:style-name="P17"><text:span text:style-name="T33">During childhood, when growth is very rapid, the duty of the osteoblasts is much more intense. Bone formation needs to be greater than bone resorption by osteoclasts. Once the skeleton has reached a certain degree of maturity, however, the formation and resorption processes begin to balance out.</text:span></text:p>
      <text:p text:style-name="P17"><text:span text:style-name="T33">Cells to be found in the bones of every human being carry out the same duty. They all know how to build the bone. Aware of the differences, they know how to shape the bones of the skull and of the thigh, the degree of thickness each bone should have, and when to stop growing. Also, they act in awareness that they have more work to do during childhood.</text:span></text:p>
      <text:p text:style-name="P17"><text:span text:style-name="T33">In the order of any of these processes, there is no confusion. Each group of cells goes into action at exactly the required time. As a result of this planned formation, every bone attains the structure and shape it needs to perform its functions most efficiently.</text:span></text:p>
      <text:p text:style-name="P17"><text:span text:style-name="T33">How did bone cells gain this ability of planning and production? A cell formed from unconscious atoms cannot look ahead or make decisions. It can't be aware of the stress or balance in the body, sense its needs and take measures accordingly. But all of the trillions of cells in the human body act with the apparent awareness of a human being, and even display a superior intelligence. This is evidence that they are being directed and managed by a superior power. The Great Possessor of power that inspires them is God.</text:span></text:p>
      <text:p text:style-name="P14"/>
      <text:p text:style-name="P14"/>
      <text:p text:style-name="P12"><text:span text:style-name="T27">The Wonderful Harmony in </text:span></text:p>
      <text:p text:style-name="P12"><text:span text:style-name="T27">Creation Refutes Darwinism </text:span></text:p>
      <text:p text:style-name="P33"/>
      <text:p text:style-name="P17"><text:span text:style-name="T33">According to Darwinism, every living thing is a product of coincidence and chaos. But the perfect order, wonderful harmony, and sensitive balance existing throughout the universe crush Darwinist claims of coincidence. One detail in your body, which you can't see with your own eyes, will demonstrate: What gives blood its red color are the </text:span><text:soft-page-break/><text:span text:style-name="T33">erythrocytes, or red blood cells. Erythrocytes are shaped like biconcave discs and are highly elastic—features that have the utmost importance for human life.</text:span></text:p>
      <text:p text:style-name="P17"><text:span text:style-name="T33">If red blood cells did not have such a degree of elasticity, they would become stuck at many small capillaries throughout the body, because the cells' diameter is almost twice that of the smallest blood vessels through which they flow. But because of their elasticity, this is not a problem and they can move through freely. </text:span></text:p>
      <text:p text:style-name="P17"><text:span text:style-name="T33">What would happen if erythrocytes did not have this degree of elasticity?</text:span></text:p>
      <text:p text:style-name="P17"><text:span text:style-name="T33">The answer is dramatized in people with diabetes. Their blood cells lose their elasticity and as a result, block the smaller vessels in the eyes. A result of this blockage is blindness.</text:span></text:p>
      <text:p text:style-name="P17"><text:span text:style-name="T33">Every structure and system in living things is too sensitive, too finely attuned with each other, and too balanced to leave room for the possibility of coincidence. That is because each one has evidently been created by a Possessor of superior power and knowledge—that is, by God.</text:span></text:p>
      <text:p text:style-name="P14"/>
      <text:p text:style-name="P14"/>
      <text:p text:style-name="P12"><text:span text:style-name="T27">Hemoglobin—The Blood's </text:span></text:p>
      <text:p text:style-name="P12"><text:span text:style-name="T27">Oxygen Hunter </text:span></text:p>
      <text:p text:style-name="P14"/>
      <text:p text:style-name="P17"><text:span text:style-name="T33">Red blood cells carry oxygen to every cell in our body. While the oxygen molecules are flowing freely in blood, the red blood cells need to capture them, with the use of a protein called hemoglobin.</text:span></text:p>
      <text:p text:style-name="P17"><text:span text:style-name="T33">A red blood cell is designed especially for carrying hemoglobin, which takes up 90% of the cell. Organelles like the nucleus and mitochondria, found in other cells, are lacking in red blood cells, leaving room so that their hemoglobin can capture enough oxygen. </text:span></text:p>
      <text:p text:style-name="P17"><text:span text:style-name="T33">Under no circumstances does hemoglobin make contact with oxygen molecule; because if it did, it would oxidize and thus, not allow any oxygen to reach other cells. But under normal circumstances it does not have to come into contact with oxygen as it has been created in a very special manner so as not to face this danger. Instead, it holds the oxygen molecule as if with a pair of tongs.</text:span></text:p>
      <text:p text:style-name="P17"><text:span text:style-name="T33">How does hemoglobin capture oxygen? Hemoglobin protein is composed of four subunits, each containing an iron atom bound to a heme group. These heme groups are the special "tongs" that give hemoglobin the ability to capture oxygen without contact and carry it to the cells that need it. The molecule's torsional angles change in a specific manner during oxygen binding.</text:span></text:p>
      <text:p text:style-name="P17"><text:span text:style-name="T33">Even here, within the tiniest parts of the body invisible to the naked eye, there is a most perfect and faultless harmony. It is impossible for such harmony to have come about as a result of coincidence. The emptying of the red blood cell to make room for hemoglobin, having protein "tongs" to capture oxygen without suffering a chemical reaction, the programming of the hemoglobin molecule to hunt oxygen in the first place, </text:span><text:soft-page-break/><text:span text:style-name="T33">to recognize oxygen molecules and distinguish them from other molecules, the transport of the captured oxygen to where it's needed—none of these is a coincidence. To claim that it is is to cross over the limits of logic and reason. All of these are indications of the infinite knowledge and wisdom of God. </text:span></text:p>
      <text:p text:style-name="P14"/>
      <text:p text:style-name="P13"/>
      <text:p text:style-name="P12"><text:span text:style-name="T27">Tiny Hairs of the Respiratory System </text:span></text:p>
      <text:p text:style-name="P12"><text:span text:style-name="T27">Faultlessly Determine Direction</text:span></text:p>
      <text:p text:style-name="P33"/>
      <text:p text:style-name="P17"><text:span text:style-name="T33">Along with air, we actually breathe in a lot of dust. But this and many other substances harmful to the body are held at certain "security zones" where they are neutralized before they ever get a chance to reach the lungs. </text:span></text:p>
      <text:p text:style-name="P17"><text:span text:style-name="T33">From the nose to the bronchioles, the entire surface of the respiratory pathway is coated with a layer of mucus. This substance, which also acts as a moisturizer for the respiratory surface, also traps small breathed-in particles like dust, preventing them from reaching the lungs. After these foreign particles have been caught by the mucus, however, they must be ejected out of the body, lest they build up in the respiratory passages. To effect this, another security mechanism comes into play.</text:span></text:p>
      <text:p text:style-name="P17"><text:span text:style-name="T33">Lining the respiratory surfaces are sharp-pointed flagella known as cilia, approximately 200 present on each cell. By whipping back and forth in waves, from ten to twenty times a second, these cilia facilitate regular movement—always up towards the pharynx. This way, any mucus that has trapped foreign particles is directed towards the pharynx at a rate of one centimeter per minute. </text:span></text:p>
      <text:p text:style-name="P17"><text:span text:style-name="T33">In the nose, however, mucus needs to be directed downwards, and so the cilia move in the opposite direction. This way, any foreign matter in the nasal mucus is also moved towards the pharynx. Later on, any foreign matter is either swallowed along with the mucus and taken to the digestive system, or expelled from the body through coughing. </text:span></text:p>
      <text:p text:style-name="P17"><text:span text:style-name="T33">As these examples show, these tiny hairlike structures can determine the location of the pharynx which is, relatively speaking, quite a distance away, even though they have no eyes to see with, and no brain to think. In addition, they know that if this foreign matter travels down to the lungs, it may well harm the body. To prevent this from happening, they act in a most harmonious way, beating always in the same direction.</text:span></text:p>
      <text:p text:style-name="P17"><text:span text:style-name="T33">In various experiments and using many different methods, scientists have studied this mechanism for many years. However, they still don't completely understand this mechanism, which tiny hairs only two millionth of a meter in size have been carrying on faultlessly since the first human was alive. Acting with the inspiration given to them by God Who created them, cilia perform in an ingenious way that cannot have been "rehearsed" in a series of coincidences.</text:span></text:p>
      <text:p text:style-name="P14"/>
      <text:p text:style-name="P13"><text:soft-page-break/></text:p>
      <text:p text:style-name="P12"><text:span text:style-name="T27">What You Are About to Read Is Going </text:span></text:p>
      <text:p text:style-name="P12"><text:span text:style-name="T27">on in Your Body, This Very Moment</text:span></text:p>
      <text:p text:style-name="P17"><text:span text:style-name="T33"><text:s/></text:span></text:p>
      <text:p text:style-name="P17"><text:span text:style-name="T33">Hemoglobin is the special molecule that is responsible for carrying oxygen to other cells. Hemoglobin takes up oxygen in the lungs, leaves off carbon dioxide there, then moves onto the muscles. Meanwhile, the muscle cells have burned nutrients and produced carbon dioxide. When hemoglobin reaches the muscles, it does the opposite of what it first did in the lungs, depositing oxygen and picking up carbon dioxide. </text:span></text:p>
      <text:p text:style-name="P17"><text:span text:style-name="T33">Scientists think of hemoglobin as an extraordinary molecule because of these two different processes it carries out. In </text:span><text:span text:style-name="T36">The Great Evolution Mystery</text:span><text:span text:style-name="T33">, Gordon Rattray Taylor, an evolutionist himself, has written the following about hemoglobin:</text:span></text:p>
      <text:p text:style-name="P1"><text:span text:style-name="T33">… It is a remarkable molecule indeed which at one moment has an affinity for oxygen and a few seconds later loses that affinity; that it simultaneously changes its preferences with respect to carbon dioxide makes it even more remarkable. (Gordon R. Taylor, </text:span><text:span text:style-name="T36">The Great Evolution Mystery</text:span><text:span text:style-name="T33">, Harper and Row Publishers, New York, p. 108)</text:span></text:p>
      <text:p text:style-name="P17"><text:span text:style-name="T33">As this shows, the hemoglobin molecule is seemingly conscious, making the necessary move at exactly the required time and place, never confusing oxygen with carbon dioxide. </text:span></text:p>
      <text:p text:style-name="P17"><text:span text:style-name="T33">This is obviously thought-provoking. How can a tiny molecule, which can't even be seen under a microscope, make decisions and have preferences? </text:span></text:p>
      <text:p text:style-name="P17"><text:span text:style-name="T33">As a result of the extraordinary consciousness displayed by this molecule, all air-breathing creatures on Earth can continue their existence with ease. About 900 million red blood cells are produced in the human body every hour. And there are about 300 million molecules of hemoglobin in one red blood cell alone. When you think about the total number of hemoglobin molecules in the body and the abilities that every single one of them possesses, you begin to comprehend more clearly the significance of all of this. </text:span></text:p>
      <text:p text:style-name="P17"><text:span text:style-name="T33">Every person of intellect must admit that such selectivity could never have arisen as a result of coincidence, and that coincidence could not have bestowed these characteristics upon billions of hemoglobin molecules. The Creator of hemoglobin with all its features, and the molecule's placement into the bodies of living things, is God.</text:span></text:p>
      <text:p text:style-name="P14"/>
      <text:p text:style-name="P14"/>
      <text:p text:style-name="P12"><text:span text:style-name="T27">Lysosome Enzymes at the Service</text:span></text:p>
      <text:p text:style-name="P12"><text:span text:style-name="T27"><text:s/>of the Body </text:span></text:p>
      <text:p text:style-name="P33"/>
      <text:p text:style-name="P17"><text:span text:style-name="T33">Many processes we are unaware of take place within our bodies. These processes are carried out by some 100 trillion cells, all performing their duties without fault, and without fail. </text:span></text:p>
      <text:p text:style-name="P17"><text:soft-page-break/><text:span text:style-name="T33">The many structures inside these cells know their duties very well. Some of them produce energy, others produce protein, some act as transporters, and others are used as storage depots. </text:span></text:p>
      <text:p text:style-name="P17"><text:span text:style-name="T33">One of the apparently conscious structures found in cells is the lysosome, which may be considered as the cell's digester. Many degradative processes can be carried out as a result of the enzymes these organelles contain. Aside from breaking down and destroying cells that are dead, diseased, or no longer useful, and puncturing and digesting the membrane that surrounds a structure, lysosome enzymes also destroy certain cells that are continuing to grow in the body. These breakdown processes carried out by the lysosome enzymes are of the utmost importance for health and ultimately, for survival.</text:span></text:p>
      <text:p text:style-name="P17"><text:span text:style-name="T33">For example, the womb of a pregnant woman develops at a much greater rate than normal to accommodate the development of her fetus—a necessary step for the birth of a healthy baby. Once the baby is born, however, no longer is there any need for such a spacious womb. Now this organ, which has increased so much, must return to its original size. The lysosome enzymes carry out this process. When labor is over, certain cells send this news to the lysosomes, which already know very well what they have to do and begin secreting the necessary enzymes. In ten days and at a very fast rate, these enzymes </text:span><text:span text:style-name="T37">decrease the size of the womb by a factor of forty, returning it to its original size, for the health of the body. </text:span></text:p>
      <text:p text:style-name="P17"><text:span text:style-name="T37">Lysosomes are also found in the heads of sperm. A spermatozoal cell uses the lysosomes it carries to break through the membrane surrounding the egg it seeks to penetrate. Thus these enzymes' degradative properties facilitate the fertilization of the egg cell by breaking through its protective layer.</text:span></text:p>
      <text:p text:style-name="P17"><text:span text:style-name="T37">As these examples show, every mechanism in our bodies works in ways that complement every other. Just as one system allows the womb to grow during pregnancy, there is also a system to return it back to normal. In the same way, specially placed in the sperm is an enzyme with the ability to break through the egg's protective layer. </text:span></text:p>
      <text:p text:style-name="P17"><text:span text:style-name="T37">Darwinists have strayed so far from logic and reason as to claim that this perfect integrated system, which continues to proceed in a flawless fashion, is only the result of certain coincidences. The most perfect workings within these mechanisms, and their harmonious and systematic workings with the whole body, display the perfection of God's creation for everyone to </text:span><text:span text:style-name="T33">see.</text:span></text:p>
      <text:p text:style-name="P14"/>
      <text:p text:style-name="P14"/>
      <text:p text:style-name="P12"><text:span text:style-name="T27">How Great a Miracle It Is to Breathe!</text:span></text:p>
      <text:p text:style-name="P35"><text:span text:style-name="T33"><text:s/></text:span></text:p>
      <text:p text:style-name="P17"><text:span text:style-name="T33">From the moment you were born, you've been breathing with ease and, as a result, have been able to continue your existence. If you stop breathing for only a few minutes, this will lead to the cessation of all of your bodily functions and most possibly, to your </text:span><text:soft-page-break/><text:span text:style-name="T33">death. Your very life depends upon a substance known as a surfactant, found in your lungs. </text:span></text:p>
      <text:p text:style-name="P17"><text:span text:style-name="T33">This substance envelops the roughly 300 million tiny air sacs, or alveoli, that let the lungs take in oxygen. Surfactant helps in the opening and closing of these sacs every time you breathe—no easy task. </text:span></text:p>
      <text:p text:style-name="P17"><text:span text:style-name="T33">One very important feature of this substance is that it starts being produced only one month before a person is born. And here begins the miraculous nature of this event. </text:span></text:p>
      <text:p text:style-name="P17"><text:span text:style-name="T33">How is it that a baby, who hasn't used its lungs while in its mother's womb, can foresee the difficulty of breathing when it comes out into the world—and then feel the need to start producing this substance? How does it know that the surfactant is able to help its alveoli? What type of chemical knowledge can it use to estimate its help in the movement of these sacs?</text:span></text:p>
      <text:p text:style-name="P17"><text:span text:style-name="T33">The absence of this substance—as in babies born prematurely—can lead to an infant's death in a very short time. But this seldom happens. For millions of years, every full-term newborn has emerged from the womb with lungs coated in this substance, enabling it to breathe with ease.</text:span></text:p>
      <text:p text:style-name="P17"><text:span text:style-name="T33">Undoubtedly this miraculous event is not realized through the will of the baby, nor through the intent of the mother. The One Who created this perfect system and Who allows it to be initiated at just the right time is God.</text:span></text:p>
      <text:p text:style-name="P60"/>
      <text:p text:style-name="P61"><text:span text:style-name="T39">O man! What has deluded you in respect of your Noble Lord? He Who created you and formed you and proportioned you and assembled you in whatever way He willed. (Qur'an, 82: 6-8)</text:span></text:p>
      <text:p text:style-name="P60"/>
      <text:p text:style-name="P13"/>
      <text:p text:style-name="P12"><text:span text:style-name="T27">The Communication Network</text:span></text:p>
      <text:p text:style-name="P12"><text:span text:style-name="T27">between Cells</text:span></text:p>
      <text:p text:style-name="P33"/>
      <text:p text:style-name="P17"><text:span text:style-name="T33">The 100 trillion cells in our body work together in perfect harmony. To bring this about, the cells need to closely keep aware of one another's functions. For this purpose, they produce messenger molecules known as hormones. Thyroid hormone, for instance, controls the rate of metabolism in all cells. The insulin hormone regulates the amount of glucose in the blood and facilitates its entry into every cell in the body. Aldosterone stimulates the kidneys and so keeps the level of water and salt in the blood in balance. For the production of red blood cells, the message sent by the erythropoietin hormone is necessary. </text:span></text:p>
      <text:p text:style-name="P17"><text:span text:style-name="T33">Many hundreds of other hormones allow for the continuous communication among cells. Moreover, this takes place with the same perfection in every one of the billions of humans and animals on Earth. Without hormones, there would be no order in the body, only chaos and neglect. </text:span></text:p>
      <text:p text:style-name="P17"><text:soft-page-break/><text:span text:style-name="T33">But how can one cell know what another cell should be doing at a distance of centimeters away? How does it know what hormone will bring about the desired effect? And in addition, how does it know the structure of this hormone, or obtain the materials needed to make it in the first place? </text:span></text:p>
      <text:p text:style-name="P17"><text:span text:style-name="T33">The only logical answer is that everything in the body has been created with a certain plan of great knowledge and consciousness. The order found among the 100 trillion cells in every single person out of the billions on the face of the Earth is proof and wisdom of God's creation and His uniqueness. </text:span></text:p>
      <text:p text:style-name="P18"/>
      <text:p text:style-name="P18"/>
      <text:p text:style-name="P12"><text:span text:style-name="T27">The Source of Labor Pains and Breast Milk: </text:span></text:p>
      <text:p text:style-name="P12"><text:span text:style-name="T27">a Hormone Produced in the Brain</text:span></text:p>
      <text:p text:style-name="P35"><text:span text:style-name="T33"><text:s/></text:span></text:p>
      <text:p text:style-name="P17"><text:span text:style-name="T33">When the period of pregnancy is complete, the abrupt beginning of labor pains herald the start of a new life. A hormone called oxytocin initiates labor and sends the first indication of this impending event.</text:span></text:p>
      <text:p text:style-name="P17"><text:span text:style-name="T33">This hormone, released by the pituitary gland, has its effect in two main sites: on the muscles of the mother's uterus, and on the muscle cells that eject milk into the ducts of the breasts. </text:span></text:p>
      <text:p text:style-name="P17"><text:span text:style-name="T33">The increased contraction of the uterus is of utmost importance in ensuring that birth will take place safely for both mother and infant. This hormone facilitates the strong contractions of the muscles of the uterus—but does so only after nine months and ten days have passed since conception. Either earlier or later could put the baby's life in danger. When the right time comes, receptors in the uterus send signals to the brain. On receiving this signal the brain produces oxytocin, just the right molecule, and sends it to the target area—those receptors far away. </text:span></text:p>
      <text:p text:style-name="P17"><text:span text:style-name="T33">In addition to all this, oxytocin has another separate function, facilitating the nourishment of the baby just arrived to the world by secreting a supply of milk. </text:span></text:p>
      <text:p text:style-name="P17"><text:span text:style-name="T33">Consider: </text:span></text:p>
      <text:p text:style-name="P17"><text:span text:style-name="T33">How do cells in a tiny part of the mother's brain decide to produce a hormone that makes childbirth easy for the womb to perform?</text:span></text:p>
      <text:p text:style-name="P17"><text:span text:style-name="T33">How can this hormone find its way through the whole circulatory system, to the exact cells where it is needed?</text:span></text:p>
      <text:p text:style-name="P17"><text:span text:style-name="T33">Who possesses the knowledge that the baby needs to develop and mature for nine months and ten days in the mother's womb, and begins the mechanism of labor at just the right point?</text:span></text:p>
      <text:p text:style-name="P17"><text:span text:style-name="T33">Does the oxytocin hormone itself consider the baby's need to be fed and set up a system that ensures the secretion of milk from the mother?</text:span></text:p>
      <text:p text:style-name="P17"><text:span text:style-name="T33">Oxytocin is just one hormone out of thousands in our body. Just like it, every other hormone helps organize bodily functions; makes critical decisions; sets about </text:span><text:soft-page-break/><text:span text:style-name="T33">implementing them; communicates with other cells; stimulates the needed secretions; determines the necessary amounts, the timing and duration—carrying out this and many other complex processes without fault.</text:span></text:p>
      <text:p text:style-name="P17"><text:span text:style-name="T33">Very obviously, such a wondrously perfect planning does not come about by itself, or as a result of coincidence. The Planner, Creator and Controller of the entire conscious organization of these hormones, down to the tiniest detail, is God, the Possessor of infinite knowledge.</text:span></text:p>
      <text:p text:style-name="P14"/>
      <text:p text:style-name="P12"/>
      <text:p text:style-name="P19"><text:span text:style-name="T27">What if You Never Felt Thirst?</text:span></text:p>
      <text:p text:style-name="P33"/>
      <text:p text:style-name="P17"><text:span text:style-name="T33">Throughout the day, there are systems that detect the slightest changes to the amount of water in your body. The main one is an area, about the size of an almond, in the brain called the hypothalamus. Among other things, the hypothalamus is sensitive to the water content of the blood. When the water level drops, there is a noticeable, albeit small, decrease in blood pressure. At this point, baroreceptors come into play. Located at the aorta, where blood first exits the heart, they are involved with detecting changes in blood pressure. On being activated, these sensitive receptors immediately send a message to the hypothalamus, which in turn responds by ordering the pituitary, the pea-sized gland right beneath it, to begin producing and secreting a hormone called vasopressin, or ADH.</text:span></text:p>
      <text:p text:style-name="P17"><text:span text:style-name="T33">Via the bloodstream, this hormone embarks on a long journey and eventually arrives at the kidneys. Just as a key fits into its intended lock, the kidney has special receptors that are just right for this hormone. When it reaches the receptors, they communicate the message that the kidneys need to go into water-saving mode, and the kidney cells immediately begin retaining water, to bring the amount of water lost to a minimum. </text:span></text:p>
      <text:p text:style-name="P17"><text:span text:style-name="T33">This same hormone also causes the sensation of thirst in the brain. And as a result of this perfect built-in system, of which we are totally unaware, we can balance our body's water level with a glass from the faucet. </text:span></text:p>
      <text:p text:style-name="P17"><text:span text:style-name="T33">If there were no pituitary hormone, or if kidney cells weren't able to understand and obey its command to retain water, we would need to drink between 15 and 20 liters of water a day in order not to die of thirst. And because we'd need to void this water continually, we wouldn't be able to sleep or stay in one spot for any length of time. </text:span></text:p>
      <text:p text:style-name="P17"><text:span text:style-name="T33">As we've seen, all parts of the system that balances our body's water level cooperate with the brain. Cells in the aorta notify the brain of the lack of water. Immediately realizing the consequences of this message, the brain then releases a signal that goes to the kidneys, the relevant organs out of all the others in the body, and tells them what to do.</text:span></text:p>
      <text:p text:style-name="P17"><text:span text:style-name="T33">These processes take place in our bodies countless times during the day, without our even being aware of them. Moreover, they take place in the bodies of all the people around us, and in all the people who have ever lived and will live in future. They all possess the same sensitive receptors. All their cells know how to respond to changes in blood pressure. The cells of every human being have been given this ability to measure changes in blood pressure.</text:span></text:p>
      <text:p text:style-name="P17"><text:span text:style-name="T33">How did such a complex and faultless system come about, appearing with the identical qualities in every single person?</text:span></text:p>
      <text:p text:style-name="P17"><text:span text:style-name="T33">That such a mechanism couldn't arise as a result of blind coincidence is clear to every person of intelligence. Also, it's not possible for this system's parts to have </text:span><text:soft-page-break/><text:span text:style-name="T33">acquired these features on their own. Cells themselves cannot discover processes that even a human requires careful attention to read and understand. Moreover, vasopressin is only one of the hundreds of hormones found in the body. Each of the others has a similar relationship to its appropriate organ. And no hormone ever takes its message to the wrong place; every organ understands correctly and fully the message that the hormone carries. It's patently obvious that such a system was brought into existence by a superior Intelligence. The possessor of this intelligence is God, the Creator of everything.</text:span></text:p>
      <text:p text:style-name="P17"><text:span text:style-name="T33">Every human is responsible for reflecting upon these miracles of creation in their own bodies and for expressing gratitude to God, Who created them in such perfection.</text:span></text:p>
      <text:p text:style-name="P12"/>
      <text:p text:style-name="P19"><text:span text:style-name="T27">Hormones—Molecules that Can</text:span></text:p>
      <text:p text:style-name="P12"><text:span text:style-name="T27">Distinguish between the Sexes</text:span></text:p>
      <text:p text:style-name="P33"/>
      <text:p text:style-name="P17"><text:span text:style-name="T33">A great deal of harmonious cooperation exists between cells and hormones in the human body. The body recognizes hormones and immediately understands the message they carry. And the hormones know very well where they need to go and when, and the sort of effect they'll have. Even though the same hormones are present in both males and females, these hormones' effect on the two sexes is completely different. For example, the follicle-stimulating hormone known as FSH promotes the formation of the egg in the woman. Yet in males, the same hormone ensures the formation of the sperm. </text:span></text:p>
      <text:p text:style-name="P17"><text:span text:style-name="T33">On the other hand, luteinizing hormone (LH) stimulates ovulation and also causes the secretion of another hormone called progesterone, which prepares the uterus for pregnancy. The same hormone takes on a completely different role in males, stimulating cells to secrete testosterone, which facilitates the development of male secondary sexual characteristics and the formation of sperm. </text:span></text:p>
      <text:p text:style-name="P17"><text:span text:style-name="T33">How can two similar hormones with the same makeup lead to completely different effects in different genders? This question is definitely thought-provoking!</text:span></text:p>
      <text:p text:style-name="P17"><text:span text:style-name="T33">When the hormone is secreted in a male's body, it recognizes that the body cells here belong to a male and make changes accordingly. In a male body, for example, this hormone leads to greater muscular formation, to the deepening of the voice, and the formation of a beard.</text:span></text:p>
      <text:p text:style-name="P17"><text:span text:style-name="T33">In a woman, the exact same hormone is secreted, but its effect on her is practically the opposite. If the same hormone can give a feminine voice to a woman and a deeper one to a man, and can lead to the development of different bodily characteristics, then this hormone must be somehow "aware" of the differences in chemistry and anatomy between the man and woman. In turn, this means that the hormone must possess a mind and have received training in these subjects. </text:span></text:p>
      <text:p text:style-name="P17"><text:span text:style-name="T33">How can these hormones have acquired chemical knowledge? Or how is it that the cells producing these hormones understand not only the chemistry of the human body but also, like practicing chemists, can secrete from themselves substances in accord with this knowledge and direct other cells into production as well? How did tiny cells acquire the knowledge to do all this?</text:span></text:p>
      <text:p text:style-name="P17"><text:span text:style-name="T33">Clearly, this knowledge is not a property of the cells or the atoms that compose them. These regulations, made peculiar to men and women, are a sign of an existing conscious plan and design. What lies behind this conception is a Possessor of superior intelligence—that is, God.</text:span></text:p>
      <text:p text:style-name="P14"/>
      <text:p text:style-name="P14"/>
      <text:p text:style-name="P12"><text:span text:style-name="T27">Can the Power behind a Cell's Conscious </text:span></text:p>
      <text:p text:style-name="P12"><text:span text:style-name="T27">Actions Belong to a Hormone Unaware </text:span></text:p>
      <text:p text:style-name="P12"><text:soft-page-break/><text:span text:style-name="T27">of Its Own Existence?</text:span></text:p>
      <text:p text:style-name="P33"/>
      <text:p text:style-name="P17"><text:span text:style-name="T33">The human body's 100 trillion cells carry out their duties faultlessly thanks to the thyroid hormones. </text:span></text:p>
      <text:p text:style-name="P17"><text:span text:style-name="T33">The more thyroid hormone in the blood, the faster the cells will work. If the body does not secrete enough thyroid, metabolism slows down considerably and virtually comes to a stop. For this reason, there must be a certain level of thyroid hormone in the blood at all times.</text:span></text:p>
      <text:p text:style-name="P17"><text:span text:style-name="T33">It's impossible for the thyroid gland to take up the duty of affecting other cells and to make such decisions on its own. It is unaware of other cells' existence. It only obeys to the letter the commands present in the DNA of its own cells. </text:span></text:p>
      <text:p text:style-name="P17"><text:span text:style-name="T33">The power that gives these written commands to the thyroid gland and brings them about is God, the One Who created every tiny detail. The plan, design and consciousness at work here does not belong to an unconscious piece of flesh, a gland unaware of its own existence that goes by the name of "thyroid." It belongs to God.</text:span></text:p>
      <text:p text:style-name="P17"><text:span text:style-name="T33">Evolutionists, however, in denial of this, claim that:</text:span></text:p>
      <text:p text:style-name="P17"><text:span text:style-name="T33">- the thyroid gland "feels the need" to stimulate all of the body's cells, and therefore has designed hormones that would affect all cells;</text:span></text:p>
      <text:p text:style-name="P17"><text:span text:style-name="T33">- it has perfectly produced these hormones all by itself, and </text:span></text:p>
      <text:p text:style-name="P17"><text:span text:style-name="T33">- decides by itself the level of hormone that needs to be in the blood at all times. </text:span></text:p>
      <text:p text:style-name="P17"><text:span text:style-name="T33">This is nothing but conjecture, of course. It's in no way possible for an endocrine gland to have the knowledge to think of any of this, or to bring it all about. The Creator of everything in harmony with everything, and the One Who made things to be interdependent, is the One with knowledge of all things—that is, God.</text:span></text:p>
      <text:p text:style-name="P14"/>
      <text:p text:style-name="P13"/>
      <text:p text:style-name="P12"><text:span text:style-name="T27">No Formula Can Come About by Itself, </text:span></text:p>
      <text:p text:style-name="P12"><text:span text:style-name="T27">by Coincidence</text:span></text:p>
      <text:p text:style-name="P33"/>
      <text:p text:style-name="P17"><text:span text:style-name="T33">Insulin is yet another hormone that humans cannot live without. In cases where not enough of this hormone is secreted, blood sugar levels rise and cannot be balanced. This can lead to a person falling into a glucose (or diabetic) coma. Insulin, so crucial to the human body, is a protein made up of 51 amino acids. The diagram below shows the order of amino acids (shown in the circles) found in insulin. Should there be the slightest mistake in this order of amino acids, the insulin will not be able to perform its duty.</text:span></text:p>
      <text:p text:style-name="P17"><text:span text:style-name="T33">If a person reads a formula written on paper, he or she would know that it could not have appeared by itself, that someone must have written it down. The insulin hormone does have a certain formula. Moreover, in every human who ever lived, insulin has been produced according to this formula. This is enough to prove that insulin could not have come about over time, through coincidence. No unconscious coincidence could have </text:span><text:soft-page-break/><text:span text:style-name="T33">resulted in the same formula being produced in billions of people, not to mention animals. Such a claim goes against all reason, all intelligence, all science.</text:span></text:p>
      <text:p text:style-name="P17"><text:span text:style-name="T33">The Creator of insulin, the Determiner of the features it would possess, is the One Who created insulin when mankind first came into being—that is, God. </text:span></text:p>
      <text:p text:style-name="P17"/>
      <text:p text:style-name="P20"><text:span text:style-name="T27">Can Your Kidneys Possess</text:span></text:p>
      <text:p text:style-name="P12"><text:span text:style-name="T27">Medical Knowledge?</text:span></text:p>
      <text:p text:style-name="P34"/>
      <text:p text:style-name="P17"><text:span text:style-name="T38">By themselves, the kidneys measure the number of red blood cells being pumped to them. Information determined by sensitive receptors is immediately evaluated, and measures taken accordingly. </text:span></text:p>
      <text:p text:style-name="P17"><text:span text:style-name="T38">When the kidneys determine a decrease in the red blood cell count, special kidney cells secrete a hormone called erythropoietin, which helps increase blood production. The hormone has its effect outside the kidneys, in the main blood production cells in the bone marrow. When this hormone communicates that the level of erythrocytes is low, the bone marrow facilitates the rate of production and release of erythrocytes into the bloodstream. This way, the quantity of red blood cells is kept in proper balance.</text:span></text:p>
      <text:p text:style-name="P17"><text:span text:style-name="T38">In short, the kidneys can make a number of measurements, evaluate information, and take initiative to apply the necessary precautions. And the hormone that has the duty of transmitting the message can travel through the body without getting lost, reaching the bone marrow without any problem or delay. Bone marrow cells also know how to decode the message the hormone sends them from the kidneys, and act according to this message.</text:span></text:p>
      <text:p text:style-name="P17"><text:span text:style-name="T38">Moreover, all these processes take place in every one of billions of people. In all of them, this cooperation proceeds in exactly the same way.</text:span></text:p>
      <text:p text:style-name="P17"><text:span text:style-name="T38">Throughout all of these processes, the cells display an evident intelligence and act as the disciplined and obedient components of a faultless organization. This situation begs the question of what the source of this intelligence and cooperation can be. No one can claim that cells possess this intelligence of themselves, or by happenstance. The One Who has inspired these cells with this intelligence and knowledge about how to act is God, Who maintains control over all things.</text:span></text:p>
      <text:p text:style-name="P17"><text:span text:style-name="T38">There is no power or might except God.</text:span></text:p>
      <text:p text:style-name="P15"/>
      <text:p text:style-name="P15"/>
      <text:p text:style-name="P12"><text:span text:style-name="T27">The Hormones that Refute Darwinism</text:span></text:p>
      <text:p text:style-name="P35"><text:span text:style-name="T33"><text:s/></text:span></text:p>
      <text:p text:style-name="P17"><text:span text:style-name="T33">Without your even realizing it, thousands of commands are being passed through your body every second, to make your life as easy and as practical as possible. </text:span></text:p>
      <text:p text:style-name="P17"><text:span text:style-name="T33">When you get excited or frightened, for instance, your stimulated nervous system, with great speed and without getting lost, activates the glands above your kidneys. On receiving the message, these adrenal glands secrete a hormone called adrenalin which, entering the bloodstream, calls your whole body to attention. It inhibits the activity of the stomach and intestines and halts the process of digestion. In this way, a significant portion of blood, no longer involved in digestion is now freed to supply the muscles. At the same time, your heartbeat and blood pressure increase. The bronchioles in the lungs expand, speeding up the absorption of oxygen and the supply of oxygen to the blood. </text:span><text:soft-page-break/><text:span text:style-name="T33">The blood level of glucose increases too, leading to an increase in energy to the muscles. Finally, the pupils dilate and your eyes' sensitivity to light increases. </text:span></text:p>
      <text:p text:style-name="P17"><text:span text:style-name="T33">The result of all of these factors coming together is that you are equipped to perform in any situation, whether to run away, to defend yourself, or to attack. </text:span></text:p>
      <text:p text:style-name="P17"><text:span text:style-name="T33">Nerve cells are formed from lifeless, unconscious atoms. But these structures comprehend situations where the body is in need and immediately send messages to relevant regions of the body. The parts that receive the message are also made up of lifeless atoms, but despite this, they immediately "get the message" and act to produce the necessary hormone. Then this hormone, knowing full well the purpose for which it was made, travels throughout the body to activate the relevant organs. </text:span></text:p>
      <text:p text:style-name="P17"><text:span text:style-name="T33">To think that such a consciously planned, organized and purposeful system could have come about through coincidence is to turn a blind eye to all logic and common sense. Darwinists, by claiming that this whole system came about as a result of coincidence, have placed themselves in a very comical position where even children would mock at their assertions. </text:span></text:p>
      <text:p text:style-name="P17"><text:span text:style-name="T33">In fact, world-renowned British writer and philosopher Malcolm Muggeridge also stated this:</text:span></text:p>
      <text:p text:style-name="P1"><text:span text:style-name="T33">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 (Malcolm Muggeridge, </text:span><text:span text:style-name="T36">The End of Christendom</text:span><text:span text:style-name="T33">, Grand Rapids: Eerdmans, 1980, p. 43)</text:span></text:p>
      <text:p text:style-name="P17"><text:span text:style-name="T33">The clear and evident truth is that God, the Superior Creator, has created this flawless system. </text:span></text:p>
      <text:p text:style-name="P14"/>
      <text:p text:style-name="P13"/>
      <text:p text:style-name="P12"><text:span text:style-name="T27">The Lungs Have Their Own Emergency</text:span></text:p>
      <text:p text:style-name="P12"><text:span text:style-name="T27">Defense Unit</text:span></text:p>
      <text:p text:style-name="P33"/>
      <text:p text:style-name="P17"><text:span text:style-name="T33">Some cells in the lungs actually spray a natural biocide over bacteria and other microbes. This way, microbes and bacteria that enter through the respiratory tract and manage to reach the lungs alive are killed there. </text:span></text:p>
      <text:p text:style-name="P17"><text:span text:style-name="T33">Obviously, it's not possible for lung cells to recognize harmful substances, much less know to produce whatever's needed to neutralize them. Cells are devoid of abilities such as thinking, cognition, decision-making, or planning. These are all products of God, the One Who created it all in harmony and balance, and regulation with the heavens and the Earth. By making just one cell perform acts with such consciousness that dumbfounds human beings, God displays signs of His infinite knowledge and wisdom. </text:span></text:p>
      <text:p text:style-name="P14"/>
      <text:p text:style-name="P14"/>
      <text:p text:style-name="P12"><text:soft-page-break/><text:span text:style-name="T27">Were It not for Enzymes, It Would </text:span></text:p>
      <text:p text:style-name="P12"><text:span text:style-name="T27">Take You 40,000 Years to Read This!</text:span></text:p>
      <text:p text:style-name="P11"/>
      <text:p text:style-name="P17"><text:span text:style-name="T33">Enzymes are protein molecules that make life possible, promoting the necessary chemical reactions for life by boosting them up to just the right speed.</text:span></text:p>
      <text:p text:style-name="P17"><text:span text:style-name="T33">One enzyme can speed up a reaction by a factor of 1010—that is, ten billion times faster. If this speeding-up didn't occur, then the five-seconds it takes to read this sentence might take 1,500 years! During this time, so many other unwanted chemical reactions could also take place that life wouldn't just be slowed down; it would become impossible.</text:span></text:p>
      <text:p text:style-name="P17"><text:span text:style-name="T33">Another important feature of enzymes is their selectivity. While they speed up the desired reactions, they don't speed any undesired ones. But how do these enzymes know which reactions need to be hastened and which do not? To do this, they must be aware of all of the reactions and functions taking place in the body, and what is needed when. </text:span></text:p>
      <text:p text:style-name="P17"><text:span text:style-name="T33">Moreover, each enzyme can speed only chemical reactions in which certain molecules take place. An enzyme can bind only onto the specific site on a particular molecule. For this reason, the enzyme must fit into the special site on the molecule as a key fits a lock. Each enzyme has to recognize its particular molecule, and the specific site where it must attach itself.</text:span></text:p>
      <text:p text:style-name="P17"><text:span text:style-name="T33">Why have these enzymes, made from unconscious atoms of carbon, hydrogen and oxygen and which have no brain, eyes, mind or consciousness, taken up the responsibility of speeding reactions in the body? And how can they determine the right molecule to bind to and the particular sites on which to bind?</text:span></text:p>
      <text:p text:style-name="P17"><text:span text:style-name="T33">How have coincidences and unconscious atoms decided that enzymes were needed for life to continue?</text:span></text:p>
      <text:p text:style-name="P17"><text:span text:style-name="T33">Evolution theory, which accepts coincidence and unthinking atoms as deities, has no answer to these questions. The truth is that these enzymes have been designed and created for life by a superior Power and Creator—that is by God.</text:span></text:p>
      <text:p text:style-name="P14"/>
      <text:p text:style-name="P14"/>
      <text:p text:style-name="P12"><text:span text:style-name="T27">Antibodies Can Fight Microbes </text:span></text:p>
      <text:p text:style-name="P12"><text:span text:style-name="T27">They Have Never Encountered Before</text:span></text:p>
      <text:p text:style-name="P33"/>
      <text:p text:style-name="P17"><text:span text:style-name="T33">Every day, thousands of microbes infiltrate the body, and the human immune system immediately tries to neutralize them. However, some microbes and foreign agents that can't be avoided enter the bloodstream and pose a serious danger. These foreign agents are called antigens. But the immune system produces substances called antibodies, that act against these antigens, and try to destroy them and prevent them from multiplying. </text:span></text:p>
      <text:p text:style-name="P17"><text:soft-page-break/><text:span text:style-name="T33">Antibodies' most important feature is their ability to recognize—and then prepare themselves to destroy—the hundreds of thousands of different microbes found in nature. Most interestingly, some antibodies can even recognize synthetic antigens, prepared in the laboratory and then injected into a test subject. </text:span></text:p>
      <text:p text:style-name="P17"><text:span text:style-name="T33">How can one cell recognize hundreds of thousands of different foreign ones? Moreover, how does it attain the ability to recognize a substance that has been synthesized artificially? Even if we accept that antibodies can somehow recognize antigens in the body, it is still astounding that they can also recognize an antigen they have never come across before. In addition, since the antibodies can identify the foreign agent that has entered the body, they then produce the most effective weapons to use against it. Coincidence cannot explain how a mechanism inside the body can possess such astonishing information about the outside world. This fact leaves the evolutionists in a bind. Having failed to explain with their theories antibodies' ability to identify all types of foreign agents entering the body, evolutionists try to gloss over the topic with illogical, scientifically unacceptable explanations. </text:span></text:p>
      <text:p text:style-name="P17"><text:span text:style-name="T33">One example of the explanations of how an antibody can recognize synthetic antigens can be seen in the words of Turkish evolutionist Professor Ali Demirsoy:</text:span></text:p>
      <text:p text:style-name="P1"><text:span text:style-name="T33">... A cell that has developed the ability to synthesize an antibody against a chemical agent which was made synthetically in the 20th century must be a clairvoyant. (Professor Ali Demirsoy, </text:span><text:span text:style-name="T36">Kalitim ve Evrim </text:span><text:span text:style-name="T33">(Inheritance and Evolution), Meteksan Publications, Ankara 1995, p. 420)</text:span></text:p>
      <text:p text:style-name="P17"><text:span text:style-name="T33">As Professor Demirsoy suggests, evolutionists admit the perfection in living things, but try to explain it away with quite imaginative methods. They try to hypnotize people with magical statements like, "This is a miracle of evolution," or "This cell must be clairvoyant." However there is an extraordinary situation here. The word clairvoyant is used for people who claim to have precognitive abilities. The fact that a cell has knowledge about things that exist far distant from it is quite extraordinary. A cell composed of lifeless atoms cannot be expected to possess strong intuitive powers or knowledge about the future by coincidence, of its own accord. To make such a claim is to exceed the limits of reason and logic. This much is apparent: These antibodies were given their talents by God, the One Who has knowledge of everything down to its smallest detail. </text:span></text:p>
      <text:p text:style-name="P13"/>
      <text:p text:style-name="P13"/>
      <text:p text:style-name="P12"><text:span text:style-name="T27">Cells of the Immune System Have Been </text:span></text:p>
      <text:p text:style-name="P12"><text:span text:style-name="T27">Created with Large Memories</text:span></text:p>
      <text:p text:style-name="P14"/>
      <text:p text:style-name="P17"><text:span text:style-name="T33">When cells receive news of microbial attack, they immediately warn the immune system. </text:span></text:p>
      <text:p text:style-name="P17"><text:soft-page-break/><text:span text:style-name="T33">Whenever you get an infection—for example, when microbes invade an open wound—cells of the immune system are immediately activated. These defensive cells, known as macrophages, identify the area of infection in the least amount of time and initiate a response against microbe attack and then hasten to this area. Macrophages are sensitive to a number of changes. For example, they identify bacterial waste in a given area, along with the presence of destructive substances produced by infected tissue, as well as factors involved in blood clotting. If macrophages couldn't identify any changes in infected tissue, they wouldn't be able to respond to the innumerable number of dangers the body faces every day. </text:span></text:p>
      <text:p text:style-name="P17"><text:span text:style-name="T33">But here is something interesting: Most macrophages are coming face-to-face with such an attack for the first time. If so, how did these microscopic living cells learn what constitutes danger? Have they had training in this matter?</text:span></text:p>
      <text:p text:style-name="P17"><text:span text:style-name="T33">Obviously, it's impossible for these microscopic macrophages to have been educated in any way. All this information has been in their memory since the macrophages first came into being. A power has given them this memory and inspired them with the knowledge of how to protect the body from outside enemies. The One Who has acquainted them with the impact of attacks from outside is the Lord of the worlds, Who created them together with this knowledge—that is, God.</text:span></text:p>
      <text:p text:style-name="P14"/>
      <text:p text:style-name="P14"/>
      <text:p text:style-name="P12"><text:span text:style-name="T27">In What You See—but Don't Think About—Lie </text:span></text:p>
      <text:p text:style-name="P12"><text:span text:style-name="T27">Hidden Infinite Knowledge and Miracles</text:span></text:p>
      <text:p text:style-name="P33"/>
      <text:p text:style-name="P17"><text:span text:style-name="T33">If you cut your finger, in a short time the blood will clot and stop the bleeding. But how does this clotting take place in such a short time? And what takes place in your body?</text:span></text:p>
      <text:p text:style-name="P17"><text:span text:style-name="T33">The event of blood clotting is similar to what occurs when an ambulance and police cars come hurrying to the site of a highway accident.</text:span></text:p>
      <text:p text:style-name="P17"><text:span text:style-name="T33">Whenever bleeding begins in any part of the body, first aid arrives from blood platelets called thrombocytes, which are dispersed throughout the bloodstream. No matter where bleeding takes place, there are sure to be thrombocytes in the body patrolling nearby. </text:span></text:p>
      <text:p text:style-name="P17"><text:span text:style-name="T33">A protein called von Willebrand factor works like a traffic policeman calling for help, indicating the location of the accident and cutting in front of the thrombocytes so that they remain in the area. </text:span></text:p>
      <text:p text:style-name="P17"><text:span text:style-name="T33">As if communicating by wireless, the first thrombocyte that arrives on the scene calls for help by secreting a special substance that calls other thrombocytes to the site. </text:span></text:p>
      <text:p text:style-name="P17"><text:span text:style-name="T33">Meanwhile, twenty enzymes found in the body come together to form a protein called thrombin over the open wound. Thrombin is produced only at the site of the wound, like a first aid team manufacturing the medicine needed by the patient on the </text:span><text:soft-page-break/><text:span text:style-name="T33">spot. Moreover, this needs to be produced in just the right amounts; and the thrombin production must start at just the right time and stop at the right time. The orders for starting and ending production are encoded among the enzymes that make up this protein. </text:span></text:p>
      <text:p text:style-name="P17"><text:span text:style-name="T33">Once enough thrombin has been produced, tiny fibers of fibrinogen are formed. They have the very important role of forming a net over the blood, thereby trapping and accumulating the thrombocytes that begin to arrive. Once enough fibers have accumulated, blood stops oozing out from the wound. Once the wound has healed completely, the blood clot is then broken down by similar methods.</text:span></text:p>
      <text:p text:style-name="P17"><text:span text:style-name="T33">These enzymes and proteins are structures that come together by the different ordering of lifeless, unconscious, blind atoms. Each of these is in an organized state from the time the wound occurs, and takes up a particular duty to stop the bleeding as soon as possible. Together, they synthesize the necessary proteins and then "send for help." As if understanding the reality of the situation, the other proteins immediately arrive at the wound, each one performing its duty without fail.</text:span></text:p>
      <text:p text:style-name="P17"><text:span text:style-name="T33">Let it not be forgotten that the enzymes that carry out the "organization," "synthesis," "calling for help," and "understanding" have come about as a result of atoms coming together. This display of apparent consciousness by a molecule of unconscious atoms is certainly a great miracle.</text:span></text:p>
      <text:p text:style-name="P17"><text:span text:style-name="T33">It is certainly impossible for such a system to have arisen in living things as a result of coincidence. Each detail of this system is a product of planning and calculation, evidence of God's infinite knowledge, power, and wisdom. The claim that this system came about as a result of coincidence is an example of the faulty logic that Darwinists display.</text:span></text:p>
      <text:p text:style-name="P14"/>
      <text:p text:style-name="P14"/>
      <text:p text:style-name="P12"><text:span text:style-name="T27">The Details of Even the Tiniest Molecule </text:span></text:p>
      <text:p text:style-name="P12"><text:span text:style-name="T27">Are Enough to Destroy the</text:span></text:p>
      <text:p text:style-name="P12"><text:span text:style-name="T27">Theory of Evolution</text:span></text:p>
      <text:p text:style-name="P45"/>
      <text:p text:style-name="P17"><text:span text:style-name="T33">The protein thrombin allows the blood to clot by converting fibrinogen to fibrin. Even though this protein is always circulating through the blood, however, it doesn't always lead to the clotting of blood, thereby preventing blood flow. If there is bleeding in one blood vessel only, it "understands" that clotting is needed there and sets about clotting the blood. If thrombin always led to clotting, all of the blood in the vessels would clot as a result of the thrombin present, and the body could not survive with its circulation totally blocked. So how does thrombin attain the ability to cause clotting only in the place where it's needed?</text:span></text:p>
      <text:p text:style-name="P17"><text:soft-page-break/><text:span text:style-name="T33">Thrombin is usually present in blood plasma in an inactive form called prothrombin. Being inactive, it cannot perform the duty of clotting and in this way we are protected from the fatal consequences of uncontrolled clotting.</text:span></text:p>
      <text:p text:style-name="P17"><text:span text:style-name="T33">But what activates prothrombin and converts it to the clotting factor thrombin when bleeding occurs?</text:span></text:p>
      <text:p text:style-name="P17"><text:span text:style-name="T33">A protein in the blood called Stuart factor has the effect of converting prothrombin to thrombin. However Stuart factor is itself also present in an inactive form, and needs to be activated. </text:span></text:p>
      <text:p text:style-name="P17"><text:span text:style-name="T33">At this point we are faced with a chicken-and-egg scenario. Still another protein called accelerin is needed before Stuart factor can become active and turn prothrombin into thrombin—thereby stopping any bleeding in the organism. But what's truly remarkable is that accelerin, too, is present in an inactive form of its own, called proaccelerin. And what activates proaccelerin? </text:span></text:p>
      <text:p text:style-name="P17"><text:span text:style-name="T33">Thrombin!</text:span></text:p>
      <text:p text:style-name="P17"><text:span text:style-name="T33">But if you recall, thrombin comes after proaccelerin in this chain reaction. This sequence of events, in which thrombin plays a role in the production of accelerin, is like a grandchild being born before its own grandmother. But because the effect of Stuart factor on prothrombin is very slow, small amount of thrombin is always present in the blood. As a result, this small amount of thrombin first activates accelerin and then, each of the proteins needed for clotting go into action, like cascading dominoes.</text:span></text:p>
      <text:p text:style-name="P17"><text:span text:style-name="T33">We've explained here only the very superficial facts about the clotting process. To claim that this whole system—consisting of so many parts working together interdependently, with each part performing its duty without neglect—is all the result of coincidences is illogical and irrational. </text:span></text:p>
      <text:p text:style-name="P17"><text:span text:style-name="T33">Evolutionists do claim that living things, together with all their systems including blood clotting, evolved step by step. But in order for clotting to take place, all the proteins and enzymes involved depend on one another. Remove one component, and all the rest are rendered useless—and would actually lead to the death of the organism. As a result, any organism with an incomplete clotting system wouldn't have time for the other parts of the system to be completed and would die long before it could reproduce. Consequently, this one example invalidates the claim that organisms evolved from intermediary species. But we could multiply these examples exhaustively, because living bodies continue their existence on behalf of hundreds of such interdependent systems.</text:span></text:p>
      <text:p text:style-name="P17"><text:span text:style-name="T33">The Creator of all of these systems is God.</text:span></text:p>
      <text:p text:style-name="P14"/>
      <text:p text:style-name="P14"/>
      <text:p text:style-name="P12"><text:span text:style-name="T27">Your Life Depends on Something</text:span></text:p>
      <text:p text:style-name="P12"><text:span text:style-name="T27">as Flimsy as a Cotton Thread</text:span></text:p>
      <text:p text:style-name="P14"/>
      <text:p text:style-name="P17"><text:soft-page-break/><text:span text:style-name="T33">With the absence of just one enzyme, the human species could go extinct. Only one example should suffice to dramatize this.</text:span></text:p>
      <text:p text:style-name="P17"><text:span text:style-name="T33">Nerve cells, called neurons, envelop our bodies, forming an interconnected web. A constant flow of information takes place along this web of neurons. Electric signals traveling along the length of each neuron transfer innumerable commands and warnings between the brain and other organs. </text:span></text:p>
      <text:p text:style-name="P17"><text:span text:style-name="T33">But neurons do not form one long cable extending from one part of the body to another. They are placed end to end, but do not even contact each other directly. There are gaps between them. </text:span></text:p>
      <text:p text:style-name="P17"><text:span text:style-name="T33">So how does the electricity flow from one nerve cell to the next? </text:span></text:p>
      <text:p text:style-name="P17"><text:span text:style-name="T33">It does so thanks to a very complicated chemical system that comes into play. Between nerve cells is a special fluid containing very specialized chemical enzymes, with the extraordinary ability to transport electrons. When an electric signal reaches the end of the nerve, its electrons are deposited onto these enzymes. The enzymes, carrying their electrons, then move through the fluid and transfer the electrons to the next nerve, thus passing along the electric signal. This process takes place within the smallest fraction of a second, and under no circumstances is the flow of electricity ever cut. </text:span></text:p>
      <text:p text:style-name="P17"><text:span text:style-name="T33">Again, even if all of the parts of the human body were complete, the lack of this one enzyme would be enough to prevent the organism from carrying out any functions at all. The same would arise if any single one of the other thousands of enzymes were lacking. No organism has the luxury of waiting millions of years for blind coincidence to complete its ability to survive, as is claimed by the theory of evolution. </text:span></text:p>
      <text:p text:style-name="P17"><text:span text:style-name="T33">The one apparent truth here is that all living things, humans included, were created with their perfect and faultless structures all at once—that is, they were perfectly created by God.</text:span></text:p>
      <text:p text:style-name="P14"/>
      <text:p text:style-name="P14"/>
      <text:p text:style-name="P12"><text:span text:style-name="T27">The World's Most Complex Network</text:span></text:p>
      <text:p text:style-name="P12"><text:span text:style-name="T27">Lies in Our Brain</text:span></text:p>
      <text:p text:style-name="P11"/>
      <text:p text:style-name="P17"><text:span text:style-name="T33">With the aid of the perfect structures in the human brain, we have the ability to perform a number of tasks at the same time. For example, you can drive a car while at the same time working with the dials on the cassette player and being in control of the steering wheel. Even though you are doing a number of things at once, you do not crash into the car on the road in front. While controlling the accelerator with your feet, still you can understand exactly what is being reported on the news broadcast on the radio. You can continue a conversation with a passenger where you left off. In short, you can perform a good number of different things simultaneously thanks to your brain's extraordinary capacity. </text:span></text:p>
      <text:p text:style-name="P17"><text:soft-page-break/><text:span text:style-name="T33">Facilitating this cooperation is the interdependence of the brain's nerve cells, which number about 10 billion. Some 100 trillion connections facilitate communication among these cells. In </text:span><text:span text:style-name="T36">Evolution: A Theory in Crisis</text:span><text:span text:style-name="T33">, Michael Denton explains just how huge a number 100 trillion really is: </text:span></text:p>
      <text:p text:style-name="P1"><text:span text:style-name="T33">Numbers in the order of 1015 are of course completely beyond comprehension. Imagine an area about half the size of the USA (one million square miles) covered in a forest of trees containing ten thousand trees per square mile. If each tree contained one hundred thousand leaves the total number of leaves in the forest would be 1015, equivalent to the number of connections in the human brain.</text:span></text:p>
      <text:p text:style-name="P17"><text:span text:style-name="T33">The extraordinary character of our brain does not end with the sheer number of its neural connections, because every one of the 100 trillion is in the exact place where it's needed. If even one of these connections were in the wrong spot, there would be a fault in this network, with very grave consequences. But this does not happen. Apart from a few exceptional diseases, people continue their existence as a result of trillions of miraculous processes that come naturally to them. </text:span></text:p>
      <text:p text:style-name="P17"><text:span text:style-name="T33">Darwinists claim that these 100 trillion connections arose as a result of coincidences. According to them, some 10 billion of the 100 trillion cells in the human body somehow decided, on their own, to become nerve cells and consequently adopted the required shape and changed their features—all at once! Not content with this miraculous display, they connected to each other perfectly, using 100 trillion connections, without even one of them being incorrect. This Darwinist claim is akin to saying that New York City's electricity network came about coincidentally after a storm one night and allowed current to reach every single house, bar none. </text:span></text:p>
      <text:p text:style-name="P17"><text:span text:style-name="T33">It's clear and evident that a superior power formed and controls this perfect system. This Power is the Creator of us all—God.</text:span></text:p>
      <text:p text:style-name="P14"/>
      <text:p text:style-name="P14"/>
      <text:p text:style-name="P12"><text:span text:style-name="T27">Everything You Learn Is an Example of </text:span></text:p>
      <text:p text:style-name="P12"><text:span text:style-name="T27">the Splendor of God's Creation </text:span></text:p>
      <text:p text:style-name="P14"/>
      <text:p text:style-name="P17"><text:span text:style-name="T33">The nerve cells in your body are like a net, over which innumerable commands and warnings between the brain and the organs are communicated. This net is not continuous, however. As we just mentioned, there are gaps between these neurons, and when a message reaches these gaps, electron-carrying enzymes, or neurotransmitters, transfer the message to the next neuron.</text:span></text:p>
      <text:p text:style-name="P17"><text:span text:style-name="T33">Once these neurotransmitters have deposited their charge onto the end of the next nerve fiber, they are free. But if they were to accumulate there, they would block the path of the next lot of transmitters coming from behind. In such a situation, the electrical signal will not be passed onto the next neuron, and the flow will be interrupted. But such a problem never occurs, because a special enzyme called acetylcholinesterase destroys </text:span><text:soft-page-break/><text:span text:style-name="T33">chemicals that build up at the end of the nerve fiber. In other words, it sweeps the area clean. In this way, the path is constantly made clear for the transmitters arriving from behind, eliminating the slightest glitch or interruption in the transmission of impulses.</text:span></text:p>
      <text:p text:style-name="P17"><text:span text:style-name="T33">And so, out of the thousands of enzymes in our bodies, if even this one, acetylcholinesterase, were lacking, it would mean the breakdown of the electric signaling throughout the body; we would not be able to survive.</text:span></text:p>
      <text:p text:style-name="P17"><text:span text:style-name="T33">At this point, each of us should ask ourselves: Who has formed these faultless systems in the bodies of all living things, in which the smallest detail has not been overlooked? Who has programmed molecules that do not possess consciousness, knowledge or will, to display the most intelligent, appropriate behaviors?</text:span></text:p>
      <text:p text:style-name="P17"><text:span text:style-name="T33"><text:s/>None of this intelligence, knowledge and perfect artwork can be coincidental! Evolutionists are necessarily quiet on their answer to these questions. Because the One Who created each enzyme—and Who inspired each with its duty, and Who created this life perfectly from non-existence—is God.</text:span></text:p>
      <text:p text:style-name="P46"/>
      <text:p text:style-name="P46"/>
      <text:p text:style-name="P46"/>
      <text:p text:style-name="P46"/>
      <text:p text:style-name="P46"/>
      <text:p text:style-name="P30"/>
      <text:p text:style-name="P38"><text:span text:style-name="T43">Appendix</text:span></text:p>
      <text:p text:style-name="P30"><text:span text:style-name="T42">The Deception of Evolution</text:span></text:p>
      <text:p text:style-name="P29"/>
      <text:p text:style-name="P29"/>
      <text:p text:style-name="P5"><text:span text:style-name="T33">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5"><text:span text:style-name="T33">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5"><text:span text:style-name="T33">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4"/>
      <text:p text:style-name="P25"><text:span text:style-name="T45">The Scientific Collapse of Darwinism</text:span></text:p>
      <text:p text:style-name="P5"><text:span text:style-name="T33">Although this doctrine goes back as far as ancient Greece, the theory of evolution was advanced extensively in the nineteenth century. The most important development that made it the top topic of the world of science was Charles Darwin's </text:span><text:span text:style-name="T36">The Origin of Species</text:span><text:span text:style-name="T33">,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5"><text:span text:style-name="T33">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5"><text:span text:style-name="T33">1) The theory cannot explain how life originated on Earth. </text:span></text:p>
      <text:p text:style-name="P5"><text:soft-page-break/><text:span text:style-name="T33">2) No scientific finding shows that the "evolutionary mechanisms" proposed by the theory have any evolutionary power at all. </text:span></text:p>
      <text:p text:style-name="P5"><text:span text:style-name="T33">3) The fossil record proves the exact opposite of what the theory suggests.</text:span></text:p>
      <text:p text:style-name="P5"><text:span text:style-name="T33">In this section, we will examine these three basic points in general outlines:</text:span></text:p>
      <text:p text:style-name="P4"/>
      <text:p text:style-name="P25"/>
      <text:p text:style-name="P28"><text:span text:style-name="T45">The First Insurmountable Step: The Origin of Life</text:span></text:p>
      <text:p text:style-name="P5"><text:span text:style-name="T33">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5"><text:span text:style-name="T33">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4"/>
      <text:p text:style-name="P25"><text:span text:style-name="T45">"Life Comes From Life"</text:span></text:p>
      <text:p text:style-name="P5"><text:span text:style-name="T33">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5"><text:span text:style-name="T33">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5"><text:span text:style-name="T33">Even when Darwin wrote </text:span><text:span text:style-name="T36">The Origin of Species</text:span><text:span text:style-name="T33">, the belief that bacteria could come into existence from non-living matter was widely accepted in the world of science. </text:span></text:p>
      <text:p text:style-name="P5"><text:span text:style-name="T33">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31">1</text:span></text:p>
      <text:p text:style-name="P5"><text:span text:style-name="T33">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4"/>
      <text:p text:style-name="P25"><text:span text:style-name="T45">Inconclusive Efforts of the Twentieth Century</text:span></text:p>
      <text:p text:style-name="P5"><text:soft-page-break/><text:span text:style-name="T33">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33">Unfortunately, however, the problem of the origin of the cell is perhaps the most obscure point in the whole study of the evolution of organisms.</text:span><text:span text:style-name="T31">2</text:span></text:p>
      <text:p text:style-name="P5"><text:span text:style-name="T33">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5"><text:span text:style-name="T33">Barely a few years had passed before it was revealed that this experiment, which was then presented as an important step in the name of evolution, was invalid, for the atmosphere used in the experiment was very different from the real Earth conditions.</text:span><text:span text:style-name="T31">3</text:span></text:p>
      <text:p text:style-name="P5"><text:span text:style-name="T33">After a long silence, Miller confessed that the atmosphere medium he used was unrealistic.</text:span><text:span text:style-name="T31">4</text:span></text:p>
      <text:p text:style-name="P5"><text:span text:style-name="T33">All the evolutionists' efforts throughout the twentieth century to explain the origin of life ended in failure. The geochemist Jeffrey Bada, from the San Diego Scripps Institute accepts this fact in an article published in Earth magazine in 1998:</text:span></text:p>
      <text:p text:style-name="P1"><text:span text:style-name="T33">Today as we leave the twentieth century, we still face the biggest unsolved problem that we had when we entered the twentieth century: How did life originate on Earth?</text:span><text:span text:style-name="T31">5</text:span></text:p>
      <text:p text:style-name="P26"/>
      <text:p text:style-name="P25"><text:span text:style-name="T45">The Complex Structure of Life </text:span></text:p>
      <text:p text:style-name="P5"><text:span text:style-name="T33">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5"><text:span text:style-name="T33">The conditions required for the formation of a cell are too great in quantity to be explained away by coincidences. The probability of proteins, the building blocks of a cell, being synthesized coincidentally, is 1 in 10</text:span><text:span text:style-name="T23">950</text:span><text:span text:style-name="T33"> for an average protein made up of 500 amino acids. In mathematics, a probability smaller than 1 over 10</text:span><text:span text:style-name="T23">50</text:span><text:span text:style-name="T33"> is considered to be impossible in practical terms.</text:span></text:p>
      <text:p text:style-name="P5"><text:span text:style-name="T33">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5"><text:span text:style-name="T33">A very interesting dilemma emerges at this point: DNA can replicate itself only with the help of some specialized proteins (enzymes). However, the synthesis of these </text:span><text:soft-page-break/><text:span text:style-name="T33">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36">Scientific American </text:span><text:span text:style-name="T33">magazine:</text:span></text:p>
      <text:p text:style-name="P1"><text:span text:style-name="T33">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1">6</text:span></text:p>
      <text:p text:style-name="P5"><text:span text:style-name="T33">No doubt, if it is impossible for life to have originated from natural causes, then it has to be accepted that life was "created" in a supernatural way. This fact explicitly invalidates the theory of evolution, whose main purpose is to deny creation. </text:span></text:p>
      <text:p text:style-name="P27"/>
      <text:p text:style-name="P25"><text:span text:style-name="T45">Imaginary Mechanism of Evolution </text:span></text:p>
      <text:p text:style-name="P5"><text:span text:style-name="T33">The second important point that negates Darwin's theory is that both concepts put forward by the theory as "evolutionary mechanisms" were understood to have, in reality, no evolutionary power. </text:span></text:p>
      <text:p text:style-name="P5"><text:span text:style-name="T33">Darwin based his evolution allegation entirely on the mechanism of "natural selection." The importance he placed on this mechanism was evident in the name of his book: </text:span><text:span text:style-name="T36">The Origin of Species, By Means of Natural Selection…</text:span></text:p>
      <text:p text:style-name="P5"><text:span text:style-name="T3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5"><text:span text:style-name="T33">Therefore, the mechanism of natural selection has no evolutionary power. Darwin was also aware of this fact and had to state this in his book </text:span><text:span text:style-name="T36">The Origin of Species:</text:span></text:p>
      <text:p text:style-name="P1"><text:span text:style-name="T33">Natural selection can do nothing until favourable individual differences or variations occur.</text:span><text:span text:style-name="T31">7</text:span></text:p>
      <text:p text:style-name="P4"/>
      <text:p text:style-name="P25"><text:span text:style-name="T45">Lamarck's Impact</text:span></text:p>
      <text:p text:style-name="P5"><text:span text:style-name="T3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5"><text:soft-page-break/><text:span text:style-name="T33">Darwin also gave similar examples. In his book </text:span><text:span text:style-name="T36">The Origin of Species</text:span><text:span text:style-name="T33">, for instance, he said that some bears going into water to find food transformed themselves into whales over time.</text:span><text:span text:style-name="T31">8</text:span></text:p>
      <text:p text:style-name="P5"><text:span text:style-name="T33">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4"/>
      <text:p text:style-name="P25"><text:span text:style-name="T45">Neo-Darwinism and Mutations</text:span></text:p>
      <text:p text:style-name="P5"><text:span text:style-name="T3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5"><text:span text:style-name="T33">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5"><text:span text:style-name="T33">The reason for this is very simple: DNA has a very complex structure, and random effects can only harm it. The American geneticist B. G. Ranganathan explains this as follows:</text:span></text:p>
      <text:p text:style-name="P1"><text:span text:style-name="T33">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31">9</text:span></text:p>
      <text:p text:style-name="P5"><text:span text:style-name="T3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4"/>
      <text:p text:style-name="P25"><text:span text:style-name="T45">The Fossil Record:No Sign of Intermediate Forms</text:span></text:p>
      <text:p text:style-name="P5"><text:soft-page-break/><text:span text:style-name="T33">The clearest evidence that the scenario suggested by the theory of evolution did not take place is the fossil record. </text:span></text:p>
      <text:p text:style-name="P5"><text:span text:style-name="T33">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5"><text:span text:style-name="T33">Had this been the case, numerous intermediary species should have existed and lived within this long transformation period. </text:span></text:p>
      <text:p text:style-name="P5"><text:span text:style-name="T3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5"><text:span text:style-name="T33">If such animals ever really existed, there should be millions and even billions of them in number and variety. More importantly, the remains of these strange creatures should be present in the fossil record. In </text:span><text:span text:style-name="T36">The Origin of Species</text:span><text:span text:style-name="T33">, Darwin explained:</text:span></text:p>
      <text:p text:style-name="P1"><text:span text:style-name="T33">If my theory be true, numberless intermediate varieties, linking most closely all of the species of the same group together must assuredly have existed... Consequently, evidence of their former existence could be found only amongst fossil remains.</text:span><text:span text:style-name="T31">10</text:span></text:p>
      <text:p text:style-name="P2"/>
      <text:p text:style-name="P25"><text:span text:style-name="T45">Darwin's Hopes Shattered</text:span></text:p>
      <text:p text:style-name="P5"><text:span text:style-name="T33">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5"><text:span text:style-name="T33">One famous British paleontologist, Derek V. Ager, admits this fact, even though he is an evolutionist:</text:span></text:p>
      <text:p text:style-name="P1"><text:span text:style-name="T33">The point emerges that if we examine the fossil record in detail, whether at the level of orders or of species, we find – over and over again – not gradual evolution, but the sudden explosion of one group at the expense of another.</text:span><text:span text:style-name="T31">11</text:span></text:p>
      <text:p text:style-name="P5"><text:span text:style-name="T33">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33">Creation and evolution, between them, exhaust the possible explanations for the origin of living things. Organisms either appeared on the earth fully developed or they did not. If they did not, they must have developed from pre-existing species by some </text:span><text:soft-page-break/><text:span text:style-name="T33">process of modification. If they did appear in a fully developed state, they must indeed have been created by some omnipotent intelligence.</text:span><text:span text:style-name="T31">12</text:span></text:p>
      <text:p text:style-name="P5"><text:span text:style-name="T33">Fossils show that living beings emerged fully developed and in a perfect state on the Earth. That means that "the origin of species," contrary to Darwin's supposition, is not evolution, but creation.</text:span></text:p>
      <text:p text:style-name="P4"/>
      <text:p text:style-name="P25"><text:span text:style-name="T45">The Tale of Human Evolution</text:span></text:p>
      <text:p text:style-name="P5"><text:span text:style-name="T33">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5"><text:span text:style-name="T36">1. Australopithecus </text:span></text:p>
      <text:p text:style-name="P5"><text:span text:style-name="T36">2. Homo habilis</text:span></text:p>
      <text:p text:style-name="P5"><text:span text:style-name="T36">3. Homo erectus</text:span></text:p>
      <text:p text:style-name="P5"><text:span text:style-name="T36">4. Homo sapiens</text:span></text:p>
      <text:p text:style-name="P5"><text:span text:style-name="T33">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31">13</text:span></text:p>
      <text:p text:style-name="P5"><text:span text:style-name="T33">Evolutionists classify the next stage of human evolution as "homo," that is "man." According to their claim, the living beings in the Homo series are more developed than </text:span><text:span text:style-name="T36">Australopithecus</text:span><text:span text:style-name="T33">.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36">One Long Argument </text:span><text:span text:style-name="T33">that "particularly historical [puzzles] such as the origin of life or of Homo sapiens, are extremely difficult and may even resist a final, satisfying explanation."</text:span><text:span text:style-name="T31">14</text:span></text:p>
      <text:p text:style-name="P5"><text:span text:style-name="T33">By outlining the link chain as Australopithecus &gt; </text:span><text:span text:style-name="T36">Homo habilis &gt; Homo erectus &gt; Homo sapiens,</text:span><text:span text:style-name="T33"> evolutionists imply that each of these species is one another's ancestor. However, recent findings of paleoanthropologists have revealed that </text:span><text:span text:style-name="T36">Australopithecus, Homo habilis,</text:span><text:span text:style-name="T33"> and </text:span><text:span text:style-name="T36">Homo erectus </text:span><text:span text:style-name="T33">lived at different parts of the world at the same time.</text:span><text:span text:style-name="T31">15</text:span></text:p>
      <text:p text:style-name="P5"><text:span text:style-name="T33">Moreover, a certain segment of humans classified as </text:span><text:span text:style-name="T36">Homo erectus</text:span><text:span text:style-name="T33"> have lived up until very modern times. </text:span><text:span text:style-name="T36">Homo sapiens neandarthalensis</text:span><text:span text:style-name="T33"> and </text:span><text:span text:style-name="T36">Homo sapiens sapiens</text:span><text:span text:style-name="T33"> (modern man) co-existed in the same region.</text:span><text:span text:style-name="T31">16</text:span></text:p>
      <text:p text:style-name="P5"><text:soft-page-break/><text:span text:style-name="T33">This situation apparently indicates the invalidity of the claim that they are ancestors of one another. Stephen Jay Gould explained this deadlock of the theory of evolution, although he was himself one of the leading advocates of evolution in the twentieth century:</text:span></text:p>
      <text:p text:style-name="P1"><text:span text:style-name="T33">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31">17</text:span></text:p>
      <text:p text:style-name="P5"><text:span text:style-name="T33">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5"><text:span text:style-name="T33">Lord Solly Zuckerman, one of the most famous and respected scientists in the U.K., who carried out research on this subject for years and studied </text:span><text:span text:style-name="T36">Australopithecus</text:span><text:span text:style-name="T33"> fossils for 15 years, finally concluded, despite being an evolutionist himself, that there is, in fact, no such family tree branching out from ape-like creatures to man. </text:span></text:p>
      <text:p text:style-name="P5"><text:span text:style-name="T33">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span></text:p>
      <text:p text:style-name="P1"><text:span text:style-name="T33">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31">18</text:span></text:p>
      <text:p text:style-name="P5"><text:span text:style-name="T33">The tale of human evolution boils down to nothing but the prejudiced interpretations of some fossils unearthed by certain people, who blindly adhere to their theory.</text:span></text:p>
      <text:p text:style-name="P2"/>
      <text:p text:style-name="P25"><text:span text:style-name="T45">Darwinian Formula!</text:span></text:p>
      <text:p text:style-name="P5"><text:span text:style-name="T33">Besides all the technical evidence we have dealt with so far, let us now for once, examine what kind of a superstition the evolutionists have with an example so simple as to be understood even by children:</text:span></text:p>
      <text:p text:style-name="P5"><text:span text:style-name="T33">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text:span><text:soft-page-break/><text:span text:style-name="T33">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5"><text:span text:style-name="T33">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has a formation probability of 10</text:span><text:span text:style-name="T23">-950</text:span><text:span text:style-name="T33">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text:span text:style-name="T33">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span></text:p>
      <text:p text:style-name="P5"><text:span text:style-name="T37">The theory of evolution, which claims the opposite, is a total fallacy completely contrary to reason. Thinking even a little bit on the claims of evolutionists discloses this reality, just as in the above example.</text:span></text:p>
      <text:p text:style-name="P4"/>
      <text:p text:style-name="P25"><text:span text:style-name="T45">Technology in the Eye and the Ear</text:span></text:p>
      <text:p text:style-name="P5"><text:span text:style-name="T33">Another subject that remains unanswered by evolutionary theory is the excellent quality of perception in the eye and the ear. </text:span></text:p>
      <text:p text:style-name="P5"><text:span text:style-name="T3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5"><text:soft-page-break/><text:span text:style-name="T33">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5"><text:span text:style-name="T33">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5"><text:span text:style-name="T33">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5"><text:span text:style-name="T33">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5"><text:span text:style-name="T33">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5"><text:span text:style-name="T33">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text:span><text:soft-page-break/><text:span text:style-name="T33">symphonies, and hear all of the noises in a crowded place. However, were the sound level in your brain measured by a precise device at that moment, complete silence would be found to be prevailing there. </text:span></text:p>
      <text:p text:style-name="P5"><text:span text:style-name="T33">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5"><text:span text:style-name="T33">So far, no man-made visual or recording apparatus has been as sensitive and successful in perceiving sensory data as are the eye and the ear. However, as far as seeing and hearing are concerned, a far greater truth lies beyond all this. </text:span></text:p>
      <text:p text:style-name="P4"/>
      <text:p text:style-name="P25"><text:span text:style-name="T45">To Whom Does the Consciousness that Sees and</text:span></text:p>
      <text:p text:style-name="P25"><text:span text:style-name="T45">Hears within the Brain Belong? </text:span></text:p>
      <text:p text:style-name="P5"><text:span text:style-name="T33">Who watches an alluring world in the brain, listens to symphonies and the twittering of birds, and smells the rose?</text:span></text:p>
      <text:p text:style-name="P5"><text:span text:style-name="T33">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5"><text:span text:style-name="T33">For this consciousness is the spirit created by God, which needs neither the eye to watch the images nor the ear to hear the sounds. Furthermore, it does not need the brain to think. </text:span></text:p>
      <text:p text:style-name="P5"><text:span text:style-name="T33">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26"><text:soft-page-break/></text:p>
      <text:p text:style-name="P25"><text:span text:style-name="T45">A Materialist Faith</text:span></text:p>
      <text:p text:style-name="P5"><text:span text:style-name="T33">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5"><text:span text:style-name="T33">However, the theory of evolution is kept on the agenda of science. Some people even try to represent criticisms directed against it as an "attack on science." Why?</text:span></text:p>
      <text:p text:style-name="P5"><text:span text:style-name="T33">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5"><text:span text:style-name="T33">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33">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31">19</text:span></text:p>
      <text:p text:style-name="P5"><text:span text:style-name="T33">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5"><text:span text:style-name="T33">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26"/>
      <text:p text:style-name="P25"/>
      <text:p text:style-name="P28"><text:span text:style-name="T45">The Theory of Evolution: </text:span></text:p>
      <text:p text:style-name="P25"><text:span text:style-name="T45">The Most Potent Spell in the World </text:span></text:p>
      <text:p text:style-name="P5"><text:span text:style-name="T33">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5"><text:span text:style-name="T33">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Abraham (pbuh) worshipping idols they had made with their own hands, or the people of Moses (pbuh) worshipping the Golden Calf.</text:span></text:p>
      <text:p text:style-name="P5"><text:span text:style-name="T33">In fact, God has pointed to this lack of reason in the Qur'an. In many verses, He reveals that some peoples' minds will be closed and that they will be powerless to see the truth. Some of these verses are as follows:</text:span></text:p>
      <text:p text:style-name="P22"/>
      <text:p text:style-name="P21"><text:span text:style-name="T47">As for those who do not believe, it makes no difference to them whether you warn them or do not warn them, they will not believe. God has sealed up their hearts and hearing and over their eyes is a blindfold. They will have a terrible punishment. (Qur'an, 2: 6-7)</text:span></text:p>
      <text:p text:style-name="P22"/>
      <text:p text:style-name="P21"><text:span text:style-name="T47">… They have hearts with which they do not understand. They have eyes with which they do not see. They have ears with which they do not hear. Such people are like cattle. No, they are even further astray! They are the unaware. (Qur'an, 7: 179)</text:span></text:p>
      <text:p text:style-name="P22"/>
      <text:p text:style-name="P21"><text:span text:style-name="T47">Even if We opened up to them a door into heaven, and they spent the day ascending through it, they would only say: "Our eyesight is befuddled! Or rather we have been put under a spell!" (Qur'an, 15: 14-15) </text:span></text:p>
      <text:p text:style-name="P4"/>
      <text:p text:style-name="P5"><text:span text:style-name="T33">Words cannot express just how astonishing it is that this spell should hold such a wide community in thrall, keep people from the truth, and not be broken for 150 years. It is understandable that one or a few people might believe in impossible scenarios and </text:span><text:soft-page-break/><text:span text:style-name="T33">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5"><text:span text:style-name="T37">In fact, the Qur'an relates the incident of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span></text:p>
      <text:p text:style-name="P21"><text:span text:style-name="T47">He said: "You throw." And when they threw, they cast a spell on the people's eyes and caused them to feel great fear of them. They produced an extremely powerful magic. (Qur'an, 7: 116)</text:span></text:p>
      <text:p text:style-name="P4"/>
      <text:p text:style-name="P5"><text:span text:style-name="T33">As we have seen, Pharaoh's magicians were able to deceive everyone, apart from Moses (pbuh) and those who believed in him. However, his evidence broke the spell, or "swallowed up what they had forged," as the verse puts it:</text:span></text:p>
      <text:p text:style-name="P22"/>
      <text:p text:style-name="P21"><text:span text:style-name="T47">We revealed to Moses: "Throw down your staff." And it immediately swallowed up what they had forged. So the Truth took place and what they did was shown to be false. (Qur'an, 7: 117-118)</text:span></text:p>
      <text:p text:style-name="P4"/>
      <text:p text:style-name="P5"><text:span text:style-name="T33">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span></text:p>
      <text:p text:style-name="P1"><text:span text:style-name="T33">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31">20</text:span></text:p>
      <text:p text:style-name="P52"><text:span text:style-name="T33">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46"><text:soft-page-break/></text:p>
      <text:p text:style-name="P46"/>
      <text:p text:style-name="P46"/>
      <text:p text:style-name="P51"><text:span text:style-name="T34">They said 'Glory be to You! We have no</text:span></text:p>
      <text:p text:style-name="P51"><text:span text:style-name="T34">knowledge except what You have thought us.</text:span></text:p>
      <text:p text:style-name="P51"><text:span text:style-name="T34">You are the All-Knowing, the All-Wise.'</text:span></text:p>
      <text:p text:style-name="P51"><text:span text:style-name="T34">(Qur'an, 2: 32)</text:span></text:p>
      <text:p text:style-name="P46"/>
      <text:p text:style-name="P46"/>
      <text:p text:style-name="P46"/>
      <text:p text:style-name="P41"/>
      <text:p text:style-name="P42"><text:span text:style-name="T42">NOTES </text:span></text:p>
      <text:p text:style-name="P7"/>
      <text:p text:style-name="P7"/>
      <text:p text:style-name="P8"><text:span text:style-name="T33">1. Sidney Fox, Klaus Dose, </text:span><text:span text:style-name="T36">Molecular Evolution and The Origin of Life</text:span><text:span text:style-name="T33">, W.H. Freeman and Company, San Francisco, 1972, p. 4.</text:span></text:p>
      <text:p text:style-name="P56"><text:span text:style-name="T33">2. Alexander I. Oparin, </text:span><text:span text:style-name="T36">Origin of Life</text:span><text:span text:style-name="T33">, Dover Publications, NewYork, 1936, 1953 (reprint), p. 196.</text:span></text:p>
      <text:p text:style-name="P56"><text:span text:style-name="T33">3. "New Evidence on Evolution of Early Atmosphere and Life", Bulletin of the American Meteorological Society, vol 63, November 1982, 1328-1330. </text:span></text:p>
      <text:p text:style-name="P56"><text:span text:style-name="T33">4. Stanley Miller, Molecular Evolution of Life: Current Status of the Prebiotic Synthesis of Small Molecules, 1986, p. 7.</text:span></text:p>
      <text:p text:style-name="P56"><text:span text:style-name="T33">5. Jeffrey Bada,</text:span><text:span text:style-name="T36"> Earth</text:span><text:span text:style-name="T33">, February 1998, p. 40.</text:span></text:p>
      <text:p text:style-name="P56"><text:span text:style-name="T33">6. Leslie E. Orgel, "The Origin of Life on Earth", </text:span><text:span text:style-name="T36">Scientific American</text:span><text:span text:style-name="T33">, vol. 271, October 1994, p. 78.</text:span></text:p>
      <text:p text:style-name="P56"><text:span text:style-name="T33">7. Charles Darwin, </text:span><text:span text:style-name="T36">The Origin of Species by Means of Natural Selection</text:span><text:span text:style-name="T33">, The Modern Library, New York, p. 127.</text:span></text:p>
      <text:p text:style-name="P56"><text:span text:style-name="T33">8. Charles Darwin, </text:span><text:span text:style-name="T36">The Origin of Species: A Facsimile of the First Edition</text:span><text:span text:style-name="T33">, Harvard University Press, 1964, p. 184.</text:span></text:p>
      <text:p text:style-name="P56"><text:span text:style-name="T33">9. B. G. Ranganathan, </text:span><text:span text:style-name="T36">Origins?</text:span><text:span text:style-name="T33">, Pennsylvania: The Banner Of Truth Trust, 1988, p. 7.</text:span></text:p>
      <text:p text:style-name="P56"><text:span text:style-name="T33">10. Darwin, </text:span><text:span text:style-name="T36">The Origin of Species: A Facsimile of the First Edition</text:span><text:span text:style-name="T33">, p. 179.</text:span></text:p>
      <text:p text:style-name="P56"><text:span text:style-name="T33">11. Derek A. Ager, "The Nature of the Fossil Record," </text:span><text:span text:style-name="T36">Proceedings of the British Geological Association</text:span><text:span text:style-name="T33">, vol 87, 1976, p. 133.</text:span></text:p>
      <text:p text:style-name="P56"><text:span text:style-name="T33">12. Douglas J. Futuyma, </text:span><text:span text:style-name="T36">Science on Trial</text:span><text:span text:style-name="T33">, Pantheon Books, New York, 1983, p. 197.</text:span></text:p>
      <text:p text:style-name="P56"><text:span text:style-name="T33">13. Solly Zuckerman, </text:span><text:span text:style-name="T36">Beyond The Ivory Tower</text:span><text:span text:style-name="T33">, Toplinger Publications, New York, 1970, pp. 75-14; Charles E. Oxnard, "The Place of Australopithecines in Human Evolution: Grounds for Doubt," </text:span><text:span text:style-name="T36">Nature</text:span><text:span text:style-name="T33">, vol 258, p. 389.</text:span></text:p>
      <text:p text:style-name="P56"><text:span text:style-name="T33">14. "Could science be brought to an end by scientists' belief that they have final answers or by society's reluctance to pay the bills?" </text:span><text:span text:style-name="T36">Scientific American</text:span><text:span text:style-name="T33">, December 1992, p. 20.</text:span></text:p>
      <text:p text:style-name="P56"><text:span text:style-name="T33">15. Alan Walker, </text:span><text:span text:style-name="T36">Science</text:span><text:span text:style-name="T33">, vol. 207, 7 March 1980, p. 1103; A. J. Kelso, </text:span><text:span text:style-name="T36">Physical Antropology</text:span><text:span text:style-name="T33">, 1st ed., J. B. Lipincott Co., New York, 1970, p. 221; M. D. Leakey, </text:span><text:span text:style-name="T36">Olduvai Gorge</text:span><text:span text:style-name="T33">, vol. 3, Cambridge University Press, Cambridge, 1971, p. 272.</text:span></text:p>
      <text:p text:style-name="P56"><text:span text:style-name="T33">16. Jeffrey Kluger, "Not So Extinct After All: The Primitive Homo Erectus May Have Survived Long Enough To Coexist With Modern Humans", </text:span><text:span text:style-name="T36">Time</text:span><text:span text:style-name="T33">, 23 December 1996.</text:span></text:p>
      <text:p text:style-name="P56"><text:span text:style-name="T33">17. S. J. Gould, </text:span><text:span text:style-name="T36">Natural History</text:span><text:span text:style-name="T33">, vol. 85, 1976, p. 30.</text:span></text:p>
      <text:p text:style-name="P56"><text:span text:style-name="T33">18. Zuckerman, </text:span><text:span text:style-name="T36">Beyond The Ivory Tower</text:span><text:span text:style-name="T33">, p. 19.</text:span></text:p>
      <text:p text:style-name="P56"><text:span text:style-name="T33">19. Richard Lewontin, "The Demon-Haunted World," </text:span><text:span text:style-name="T36">The New York Review of Books</text:span><text:span text:style-name="T33">, January 9, 1997, p. 28.</text:span></text:p>
      <text:p text:style-name="P56"><text:span text:style-name="T33">20. Malcolm Muggeridge, </text:span><text:span text:style-name="T36">The End of Christendom</text:span><text:span text:style-name="T33">, Grand Rapids:Eerdmans, 1980, p. 43.</text:span></text:p>
      <text:p text:style-name="P47"/>
      <text:p text:style-name="P51"><text:soft-page-break/></text:p>
      <text:p text:style-name="P53"/>
      <text:p text:style-name="P48"/>
      <text:p text:style-name="P48"/>
      <text:p text:style-name="P51"><text:span text:style-name="T34">In the 19th century, when the theory of evolution was put forward, the level of science and technology was rather primitive. This led the theory’s supporters to maintain that living organisms had a fundamentally simple structure. For example, Ernst Haeckel, Darwin’s greatest supporter, believed that a cell was a "simple little lump of albuminous combination of carbon," not much different from a piece of microscopic jello. Authors of the theory believed that because life was made up of very simple structures, it could come about by itself, randomly. But they were wrong, of course...</text:span></text:p>
      <text:p text:style-name="P51"><text:span text:style-name="T34">During the past 150 years, both science and technology have made enormous strides. Scientists have discovered the real structure of what Haeckel described as being a “simple little lump.” They have been amazed to see that the cell is not remotely as simple as was once believed, but contains a number of unimaginably complex systems that could never have been conceived of, much less understood, in Darwin’s day.</text:span></text:p>
      <text:p text:style-name="P51"><text:span text:style-name="T34">This book introduces the miracles of creation in the living cell—a miniature masterpiece. You will see how the organelles inside the cell, together with the enzymes, proteins and other substances that it produces, perform purposeful functions that could never be expected of them. You will read examples of the literally trillions of cells to be found in the human body, each of which displays superhuman intelligence and wisdom. Once again, you will witness how all of this cannot be an </text:span><text:span text:style-name="T40">unconscious</text:span><text:span text:style-name="T34"> coincidence, but is a product of God’s superior power, wisdom and artistry.</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176cm" fo:margin-bottom="0.176cm" loext:contextual-spacing="false" fo:text-align="center" style:justify-single-word="false" fo:keep-with-next="always">
        <style:tab-stops>
          <style:tab-stop style:position="12.383cm"/>
        </style:tab-stops>
      </style:paragraph-properties>
      <style:text-properties fo:text-transform="uppercase" fo:font-size="20pt" fo:font-weight="bold" style:font-size-asian="20pt" style:font-weight-asian="bold" style:font-size-complex="20pt"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BÜYÜK_20_BASLIK" style:display-name="BÜYÜK BASLIK" style:family="paragraph" style:parent-style-name="Standard" style:default-outline-level="">
      <style:paragraph-properties fo:line-height="0.988cm" fo:text-align="center" style:justify-single-word="false"/>
      <style:text-properties fo:font-variant="small-caps" fo:font-size="22pt" fo:font-weight="bold" style:font-size-asian="22pt" style:font-weight-asian="bold" style:font-size-complex="22pt" style:font-weight-complex="bold"/>
    </style:style>
    <style:style style:name="spot" style:family="paragraph" style:parent-style-name="Standard" style:default-outline-level="">
      <style:paragraph-properties fo:line-height="0.564cm"/>
      <style:text-properties fo:font-size="14pt" style:font-size-asian="14pt" style:font-size-complex="14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font-size-complex="10pt"/>
    </style:style>
    <style:style style:name="ALINTI" style:family="paragraph" style:parent-style-name="Standard" style:default-outline-level="">
      <style:paragraph-properties fo:margin-left="0.801cm" fo:margin-right="0cm" fo:margin-top="0.071cm" fo:margin-bottom="0.071cm" loext:contextual-spacing="false" fo:line-height="0.529cm" fo:text-align="justify" style:justify-single-word="false" fo:text-indent="0cm" style:auto-text-indent="false"/>
      <style:text-properties fo:font-size="10pt" style:font-size-asian="10pt" style:font-size-complex="10pt"/>
    </style:style>
    <style:style style:name="ara_20_baslýk" style:display-name="ara baslýk" style:family="paragraph" style:parent-style-name="Standard" style:default-outline-level="">
      <style:paragraph-properties fo:margin-left="0.801cm" fo:margin-right="0cm" fo:margin-top="0.499cm" fo:margin-bottom="0.101cm" loext:contextual-spacing="false" fo:line-height="0.564cm" fo:text-align="justify" style:justify-single-word="false" fo:text-indent="0cm" style:auto-text-indent="false"/>
      <style:text-properties fo:letter-spacing="0.009cm" fo:font-weight="bold" style:font-weight-asian="bold" style:font-weight-complex="bold"/>
    </style:style>
    <style:style style:name="Ayet" style:family="paragraph" style:parent-style-name="Standard" style:default-outline-level="">
      <style:paragraph-properties fo:margin-left="0.801cm" fo:margin-right="0cm" fo:margin-top="0.06cm" fo:margin-bottom="0.06cm" loext:contextual-spacing="false" fo:line-height="0.529cm" fo:text-align="justify" style:justify-single-word="false" fo:text-indent="0cm" style:auto-text-indent="false"/>
      <style:text-properties fo:font-size="11pt" fo:font-weight="bold" style:font-size-asian="11pt" style:font-weight-asian="bold" style:font-size-complex="11pt" style:font-weight-complex="bold"/>
    </style:style>
    <style:style style:name="ANAMETÝN" style:family="paragraph" style:parent-style-name="Standard" style:default-outline-level="">
      <style:paragraph-properties fo:margin-left="0cm" fo:margin-right="0cm" fo:line-height="0.564cm" fo:text-align="justify" style:justify-single-word="false" fo:text-indent="0.499cm" style:auto-text-indent="false"/>
      <style:text-properties fo:font-size="10pt" style:font-size-asian="10pt" style:font-size-complex="10pt"/>
    </style:style>
    <style:style style:name="kutuiciayet" style:family="paragraph" style:parent-style-name="Standard" style:default-outline-level="">
      <style:text-properties fo:font-style="italic" fo:font-weight="bold" style:font-style-asian="italic" style:font-weight-asian="bold" style:font-style-complex="italic" style:font-weight-complex="bold"/>
    </style:style>
    <style:style style:name="resimaltý" style:family="paragraph" style:parent-style-name="Standard" style:default-outline-level="">
      <style:paragraph-properties fo:line-height="0.388cm"/>
      <style:text-properties fo:font-size="8pt" fo:font-weight="bold" style:font-size-asian="8pt" style:font-weight-asian="bold" style:font-size-complex="8pt" style:font-weight-complex="bold"/>
    </style:style>
    <style:style style:name="resimüstü" style:family="paragraph" style:parent-style-name="Standard" style:default-outline-level="">
      <style:paragraph-properties fo:line-height="0.282cm"/>
      <style:text-properties fo:font-size="7pt" fo:font-weight="bold" style:font-size-asian="7pt" style:font-weight-asian="bold" style:font-size-complex="7pt" style:font-weight-complex="bold"/>
    </style:style>
    <style:style style:name="BASLIK_20_3_20_ARA" style:display-name="BASLIK 3 ARA" style:family="paragraph" style:parent-style-name="Standard" style:default-outline-level="">
      <style:paragraph-properties fo:margin-left="0cm" fo:margin-right="0cm" fo:margin-top="0cm" fo:margin-bottom="0.101cm" loext:contextual-spacing="false" fo:line-height="0.529cm" fo:text-align="justify" style:justify-single-word="false" fo:text-indent="0.801cm" style:auto-text-indent="false"/>
      <style:text-properties fo:font-size="11pt" fo:font-weight="bold" style:font-size-asian="11pt" style:font-weight-asian="bold" style:font-size-complex="11pt" style:font-weight-complex="bold"/>
    </style:style>
    <style:style style:name="RESÝMALTI" style:family="paragraph" style:parent-style-name="Standard" style:default-outline-level="">
      <style:paragraph-properties fo:text-align="justify" style:justify-single-word="false"/>
      <style:text-properties fo:font-size="7pt" fo:font-weight="bold" style:font-size-asian="7pt" style:font-weight-asian="bold" style:font-size-complex="7pt" style:font-weight-complex="bold"/>
    </style:style>
    <style:style style:name="RESIM_20_ALTI" style:display-name="RESIM ALTI" style:family="paragraph" style:parent-style-name="Standard" style:default-outline-level="">
      <style:text-properties fo:font-size="7pt" fo:font-weight="bold" style:font-size-asian="7pt" style:font-weight-asian="bold" style:font-size-complex="7pt" style:font-weight-complex="bold"/>
    </style:style>
    <style:style style:name="RESIM_20_ALTI_2a_" style:display-name="RESIM ALTI*" style:family="paragraph" style:parent-style-name="Standard" style:default-outline-level="">
      <style:text-properties fo:font-size="8pt" fo:font-weight="bold" style:font-size-asian="8pt" style:font-weight-asian="bold" style:font-size-complex="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CONSCIOUSNESS IN THE CELL</dc:title>
    <meta:initial-creator>HARUN YAHYA</meta:initial-creator>
    <meta:creation-date>2006-04-11T13:44:00</meta:creation-date>
    <dc:date>2020-06-20T16:43:05.904644852</dc:date>
    <meta:editing-cycles>14</meta:editing-cycles>
    <meta:editing-duration>PT14M3S</meta:editing-duration>
    <meta:generator>LibreOffice/6.4.4.2$Linux_X86_64 LibreOffice_project/523b8e55cdb4890550c54dc0a0ee2ea29d34e811</meta:generator>
    <meta:keyword>CONSCIOUSNESS IN THE CELL</meta:keyword>
    <dc:subject>CONSCIOUSNESS IN THE CELL</dc:subject>
    <meta:document-statistic meta:table-count="0" meta:image-count="0" meta:object-count="0" meta:page-count="78" meta:paragraph-count="688" meta:word-count="28255" meta:character-count="169217" meta:non-whitespace-character-count="141396"/>
    <meta:user-defined meta:name="Operator">KZ</meta:user-defined>
  </office:meta>
</office:document-meta>
</file>